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62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18.71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6.97mm"/>
    </style:style>
    <style:style style:name="co6" style:family="table-column">
      <style:table-column-properties fo:break-before="auto" style:column-width="7.18mm"/>
    </style:style>
    <style:style style:name="co7" style:family="table-column">
      <style:table-column-properties fo:break-before="auto" style:column-width="7.41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7.04mm"/>
    </style:style>
    <style:style style:name="co11" style:family="table-column">
      <style:table-column-properties fo:break-before="auto" style:column-width="20.14mm"/>
    </style:style>
    <style:style style:name="co12" style:family="table-column">
      <style:table-column-properties fo:break-before="auto" style:column-width="6.99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9.3mm"/>
    </style:style>
    <style:style style:name="co15" style:family="table-column">
      <style:table-column-properties fo:break-before="auto" style:column-width="30.18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4.98mm"/>
    </style:style>
    <style:style style:name="co18" style:family="table-column">
      <style:table-column-properties fo:break-before="auto" style:column-width="12.01mm"/>
    </style:style>
    <style:style style:name="co19" style:family="table-column">
      <style:table-column-properties fo:break-before="auto" style:column-width="16.05mm"/>
    </style:style>
    <style:style style:name="co20" style:family="table-column">
      <style:table-column-properties fo:break-before="auto" style:column-width="4.07mm"/>
    </style:style>
    <style:style style:name="ro1" style:family="table-row">
      <style:table-row-properties style:row-height="40.3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8.0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7f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7fff00"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4">
      <style:table-cell-properties fo:background-color="#7fff00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00ff7f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hyphenate="true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none" style:rotation-angle="90" fo:border-top="0.06pt solid #000000"/>
      <style:paragraph-properties fo:text-align="center" fo:margin-left="0mm"/>
      <style:text-properties fo:hyphenate="true"/>
    </style:style>
    <style:style style:name="ce23" style:family="table-cell" style:parent-style-name="Default">
      <style:table-cell-properties fo:border-bottom="none" fo:background-color="#7fff00" style:text-align-source="fix" style:repeat-content="false" fo:border-left="0.06pt solid #000000" fo:border-right="none" fo:border-top="none"/>
      <style:paragraph-properties fo:text-align="center" fo:margin-left="0mm"/>
      <style:map style:condition="cell-content-is-between(-0.5,+0.5)" style:apply-style-name="FONDO_5f_VERDE" style:base-cell-address="DAW.X2"/>
      <style:map style:condition="cell-content()&lt;0.5" style:apply-style-name="FONDO_5f_ROJO" style:base-cell-address="DAW.X2"/>
      <style:map style:condition="cell-content()&gt;0.5" style:apply-style-name="FONDO_5f_AZUL" style:base-cell-address="DAW.X2"/>
    </style:style>
    <style:style style:name="ce25" style:family="table-cell" style:parent-style-name="Default">
      <style:table-cell-properties fo:border-bottom="none" style:text-align-source="fix" style:repeat-content="false" fo:wrap-option="wrap" fo:border-left="none" fo:border-right="none" style:rotation-angle="90" fo:border-top="0.06pt solid #000000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map style:condition="cell-content-is-between(-0.5,+0.5)" style:apply-style-name="FONDO_5f_VERDE" style:base-cell-address="DAW.X2"/>
      <style:map style:condition="cell-content()&lt;0.5" style:apply-style-name="FONDO_5f_ROJO" style:base-cell-address="DAW.X2"/>
      <style:map style:condition="cell-content()&gt;0.5" style:apply-style-name="FONDO_5f_AZUL" style:base-cell-address="DAW.X2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style:rotation-angle="90" fo:border-top="0.06pt solid #000000"/>
      <style:paragraph-properties fo:text-align="center" fo:margin-left="0mm"/>
      <style:text-properties fo:hyphenate="true"/>
    </style:style>
    <style:style style:name="ce30" style:family="table-cell" style:parent-style-name="Default">
      <style:table-cell-properties fo:border-bottom="none" fo:background-color="#7fff00" style:text-align-source="fix" style:repeat-content="false" fo:border-left="none" fo:border-right="0.06pt solid #000000" fo:border-top="none"/>
      <style:paragraph-properties fo:text-align="center" fo:margin-left="0mm"/>
      <style:map style:condition="cell-content-is-between(-0.5,+0.5)" style:apply-style-name="FONDO_5f_VERDE" style:base-cell-address="DAW.X2"/>
      <style:map style:condition="cell-content()&lt;0.5" style:apply-style-name="FONDO_5f_ROJO" style:base-cell-address="DAW.X2"/>
      <style:map style:condition="cell-content()&gt;0.5" style:apply-style-name="FONDO_5f_AZUL" style:base-cell-address="DAW.X2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rotation-angle="90"/>
    </style:style>
    <style:style style:name="ce55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#ffff00"/>
      <style:text-properties fo:color="#800000"/>
    </style:style>
    <style:style style:name="ce57" style:family="table-cell" style:parent-style-name="Default">
      <style:table-cell-properties fo:background-color="#00ffff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  <style:style style:name="ce62" style:family="table-cell" style:parent-style-name="Default" style:data-style-name="N11"/>
    <style:style style:name="ce66" style:family="table-cell" style:parent-style-name="Default">
      <style:table-cell-properties fo:background-color="#00ff7f"/>
    </style:style>
    <style:style style:name="ce69" style:family="table-cell" style:parent-style-name="Default">
      <style:table-cell-properties fo:wrap-option="wrap" style:rotation-angle="90"/>
      <style:text-properties fo:hyphenate="true"/>
    </style:style>
    <style:style style:name="ce26" style:family="table-cell" style:parent-style-name="Default"/>
    <style:style style:name="ce67" style:family="table-cell" style:parent-style-name="Default" style:data-style-name="N0"/>
    <style:style style:name="ce61" style:family="table-cell" style:parent-style-name="Default" style:data-style-name="N11">
      <style:table-cell-properties fo:background-color="#7fff00"/>
    </style:style>
    <style:style style:name="ce63" style:family="table-cell" style:parent-style-name="Default">
      <style:table-cell-properties fo:background-color="#7fff00"/>
    </style:style>
    <style:style style:name="ce64" style:family="table-cell" style:parent-style-name="Default" style:data-style-name="N104">
      <style:table-cell-properties fo:background-color="#7fff00"/>
    </style:style>
    <style:style style:name="ce65" style:family="table-cell" style:parent-style-name="Default" style:data-style-name="N104"/>
    <style:style style:name="ce68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1" style:family="table-cell" style:parent-style-name="Default">
      <style:table-cell-properties fo:border-bottom="none" fo:wrap-option="wrap" fo:border-left="0.06pt solid #000000" fo:border-right="none" style:rotation-angle="90" fo:border-top="0.06pt solid #000000"/>
      <style:text-properties fo:hyphenate="true"/>
    </style:style>
    <style:style style:name="ce19" style:family="table-cell" style:parent-style-name="Default">
      <style:table-cell-properties fo:border-bottom="none" fo:background-color="#7fff00" fo:border-left="0.06pt solid #000000" fo:border-right="none" fo:border-top="none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73" style:family="table-cell" style:parent-style-name="Default">
      <style:table-cell-properties fo:border-bottom="none" fo:wrap-option="wrap" fo:border-left="none" fo:border-right="none" style:rotation-angle="90" fo:border-top="0.06pt solid #000000"/>
      <style:text-properties fo:hyphenate="true"/>
    </style:style>
    <style:style style:name="ce21" style:family="table-cell" style:parent-style-name="Default">
      <style:table-cell-properties fo:background-color="#7fff00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</style:style>
    <style:style style:name="ce76" style:family="table-cell" style:parent-style-name="Default">
      <style:table-cell-properties fo:border-bottom="none" fo:wrap-option="wrap" fo:border-left="none" fo:border-right="0.06pt solid #000000" style:rotation-angle="90" fo:border-top="0.06pt solid #000000"/>
      <style:text-properties fo:hyphenate="true"/>
    </style:style>
    <style:style style:name="ce24" style:family="table-cell" style:parent-style-name="Default">
      <style:table-cell-properties fo:border-bottom="none" fo:background-color="#7fff00" fo:border-left="none" fo:border-right="0.06pt solid #000000" fo:border-top="none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7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0" style:family="table-cell" style:parent-style-name="Default"/>
    <style:style style:name="ce60" style:family="table-cell" style:parent-style-name="Default">
      <style:table-cell-properties fo:background-color="#ffff00"/>
    </style:style>
    <style:style style:name="ce82" style:family="table-cell" style:parent-style-name="Default">
      <style:table-cell-properties fo:border-bottom="none" fo:background-color="#7fff00" fo:border-left="0.06pt solid #000000" fo:border-right="none" fo:border-top="none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33" style:family="table-cell" style:parent-style-name="Default">
      <style:map style:condition="cell-content-is-between(-0.5,0.5)" style:apply-style-name="FONDO_5f_VERDE" style:base-cell-address="ASIR.X17"/>
      <style:map style:condition="cell-content()&gt;0.5" style:apply-style-name="FONDO_5f_AZUL" style:base-cell-address="ASIR.X17"/>
      <style:map style:condition="cell-content()&lt;0.5" style:apply-style-name="FONDO_5f_ROJO" style:base-cell-address="ASIR.X17"/>
    </style:style>
    <style:style style:name="ce84" style:family="table-cell" style:parent-style-name="Default">
      <style:table-cell-properties fo:background-color="#7fff00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85" style:family="table-cell" style:parent-style-name="Default">
      <style:table-cell-properties fo:border-bottom="none" fo:background-color="#7fff00" fo:border-left="none" fo:border-right="0.06pt solid #000000" fo:border-top="none"/>
      <style:map style:condition="cell-content-is-between(-0.5,+0.5)" style:apply-style-name="FONDO_5f_VERDE" style:base-cell-address="ASIR.X2"/>
      <style:map style:condition="cell-content()&lt;0.5" style:apply-style-name="FONDO_5f_ROJO" style:base-cell-address="ASIR.X2"/>
      <style:map style:condition="cell-content()&gt;0.5" style:apply-style-name="FONDO_5f_AZUL" style:base-cell-address="ASIR.X2"/>
    </style:style>
    <style:style style:name="ce86" style:family="table-cell" style:parent-style-name="Default"/>
    <style:style style:name="ce87" style:family="table-cell" style:parent-style-name="Default">
      <style:table-cell-properties fo:border-bottom="none" fo:background-color="#7fff00" fo:border-left="0.06pt solid #000000" fo:border-right="none" fo:border-top="none"/>
      <style:map style:condition="cell-content-is-between(-0.5,+0.5)" style:apply-style-name="FONDO_5f_VERDE" style:base-cell-address="DAW_ASIR.X2"/>
      <style:map style:condition="cell-content()&lt;0.5" style:apply-style-name="FONDO_5f_ROJO" style:base-cell-address="DAW_ASIR.X2"/>
      <style:map style:condition="cell-content()&gt;0.5" style:apply-style-name="FONDO_5f_AZUL" style:base-cell-address="DAW_ASIR.X2"/>
    </style:style>
    <style:style style:name="ce88" style:family="table-cell" style:parent-style-name="Default">
      <style:map style:condition="cell-content-is-between(-0.5,0.5)" style:apply-style-name="FONDO_5f_VERDE" style:base-cell-address="DAW_ASIR.X17"/>
      <style:map style:condition="cell-content()&gt;0.5" style:apply-style-name="FONDO_5f_AZUL" style:base-cell-address="DAW_ASIR.X17"/>
      <style:map style:condition="cell-content()&lt;0.5" style:apply-style-name="FONDO_5f_ROJO" style:base-cell-address="DAW_ASIR.X17"/>
    </style:style>
    <style:style style:name="ce89" style:family="table-cell" style:parent-style-name="Default">
      <style:table-cell-properties fo:background-color="#7fff00"/>
      <style:map style:condition="cell-content-is-between(-0.5,+0.5)" style:apply-style-name="FONDO_5f_VERDE" style:base-cell-address="DAW_ASIR.X2"/>
      <style:map style:condition="cell-content()&lt;0.5" style:apply-style-name="FONDO_5f_ROJO" style:base-cell-address="DAW_ASIR.X2"/>
      <style:map style:condition="cell-content()&gt;0.5" style:apply-style-name="FONDO_5f_AZUL" style:base-cell-address="DAW_ASIR.X2"/>
    </style:style>
    <style:style style:name="ce90" style:family="table-cell" style:parent-style-name="Default">
      <style:table-cell-properties fo:border-bottom="none" fo:background-color="#7fff00" fo:border-left="none" fo:border-right="0.06pt solid #000000" fo:border-top="none"/>
      <style:map style:condition="cell-content-is-between(-0.5,+0.5)" style:apply-style-name="FONDO_5f_VERDE" style:base-cell-address="DAW_ASIR.X2"/>
      <style:map style:condition="cell-content()&lt;0.5" style:apply-style-name="FONDO_5f_ROJO" style:base-cell-address="DAW_ASIR.X2"/>
      <style:map style:condition="cell-content()&gt;0.5" style:apply-style-name="FONDO_5f_AZUL" style:base-cell-address="DAW_ASIR.X2"/>
    </style:style>
    <style:style style:name="ce91" style:family="table-cell" style:parent-style-name="Default"/>
    <style:style style:name="ce92" style:family="table-cell" style:parent-style-name="Default">
      <style:table-cell-properties fo:border-bottom="none" fo:background-color="#7fff00" fo:border-left="0.06pt solid #000000" fo:border-right="none" fo:border-top="none"/>
      <style:map style:condition="cell-content-is-between(-0.5,+0.5)" style:apply-style-name="FONDO_5f_VERDE" style:base-cell-address="DAW_2IEQUILIBRADO.X2"/>
      <style:map style:condition="cell-content()&lt;0.5" style:apply-style-name="FONDO_5f_ROJO" style:base-cell-address="DAW_2IEQUILIBRADO.X2"/>
      <style:map style:condition="cell-content()&gt;0.5" style:apply-style-name="FONDO_5f_AZUL" style:base-cell-address="DAW_2IEQUILIBRADO.X2"/>
    </style:style>
    <style:style style:name="ce93" style:family="table-cell" style:parent-style-name="Default">
      <style:map style:condition="cell-content-is-between(-0.5,0.5)" style:apply-style-name="FONDO_5f_VERDE" style:base-cell-address="DAW_2IEQUILIBRADO.X17"/>
      <style:map style:condition="cell-content()&gt;0.5" style:apply-style-name="FONDO_5f_AZUL" style:base-cell-address="DAW_2IEQUILIBRADO.X17"/>
      <style:map style:condition="cell-content()&lt;0.5" style:apply-style-name="FONDO_5f_ROJO" style:base-cell-address="DAW_2IEQUILIBRADO.X17"/>
    </style:style>
    <style:style style:name="ce94" style:family="table-cell" style:parent-style-name="Default">
      <style:table-cell-properties fo:background-color="#7fff00"/>
      <style:map style:condition="cell-content-is-between(-0.5,+0.5)" style:apply-style-name="FONDO_5f_VERDE" style:base-cell-address="DAW_2IEQUILIBRADO.X2"/>
      <style:map style:condition="cell-content()&lt;0.5" style:apply-style-name="FONDO_5f_ROJO" style:base-cell-address="DAW_2IEQUILIBRADO.X2"/>
      <style:map style:condition="cell-content()&gt;0.5" style:apply-style-name="FONDO_5f_AZUL" style:base-cell-address="DAW_2IEQUILIBRADO.X2"/>
    </style:style>
    <style:style style:name="ce95" style:family="table-cell" style:parent-style-name="Default">
      <style:table-cell-properties fo:border-bottom="none" fo:background-color="#7fff00" fo:border-left="none" fo:border-right="0.06pt solid #000000" fo:border-top="none"/>
      <style:map style:condition="cell-content-is-between(-0.5,+0.5)" style:apply-style-name="FONDO_5f_VERDE" style:base-cell-address="DAW_2IEQUILIBRADO.X2"/>
      <style:map style:condition="cell-content()&lt;0.5" style:apply-style-name="FONDO_5f_ROJO" style:base-cell-address="DAW_2IEQUILIBRADO.X2"/>
      <style:map style:condition="cell-content()&gt;0.5" style:apply-style-name="FONDO_5f_AZUL" style:base-cell-address="DAW_2IEQUILIBRADO.X2"/>
    </style:style>
    <style:style style:name="ce9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AW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0" table:number-columns-repeated="2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2" table:default-cell-style-name="ce2"/>
        <table:table-column table:style-name="co16" table:number-columns-repeated="2" table:default-cell-style-name="ce2"/>
        <table:table-column table:style-name="co16" table:number-columns-repeated="994" table:default-cell-style-name="Default"/>
        <table:table-row table:style-name="ro1">
          <table:table-cell table:style-name="ce1"/>
          <table:table-cell table:style-name="ce1" office:value-type="string" calcext:value-type="string">
            <text:p>Horas 1DAW</text:p>
          </table:table-cell>
          <table:table-cell table:style-name="ce1" office:value-type="string" calcext:value-type="string">
            <text:p>Horas desdoble 1DAW</text:p>
          </table:table-cell>
          <table:table-cell table:number-columns-repeated="2" table:style-name="ce1" office:value-type="string" calcext:value-type="string">
            <text:p>Horas 2DAW</text:p>
          </table:table-cell>
          <table:table-cell table:style-name="ce1" office:value-type="string" calcext:value-type="string">
            <text:p>%2DAW</text:p>
          </table:table-cell>
          <table:table-cell table:style-name="ce1" office:value-type="string" calcext:value-type="string">
            <text:p>%CICLO-DAW</text:p>
          </table:table-cell>
          <table:table-cell table:number-columns-repeated="2" table:style-name="ce1" office:value-type="string" calcext:value-type="string">
            <text:p>Mitad 2DAW</text:p>
          </table:table-cell>
          <table:table-cell table:style-name="ce1" office:value-type="string" calcext:value-type="string">
            <text:p>Reducción 2DAW</text:p>
          </table:table-cell>
          <table:table-cell table:style-name="ce1" office:value-type="string" calcext:value-type="string">
            <text:p>%REDUCCIÓN</text:p>
          </table:table-cell>
          <table:table-cell table:style-name="ce1" office:value-type="string" calcext:value-type="string">
            <text:p>n.º PI</text:p>
          </table:table-cell>
          <table:table-cell table:style-name="ce1" office:value-type="string" calcext:value-type="string">
            <text:p>n.º alumnos PI</text:p>
          </table:table-cell>
          <table:table-cell table:style-name="ce1" office:value-type="string" calcext:value-type="string">
            <text:p>n.º FCT-EMPRESAS</text:p>
          </table:table-cell>
          <table:table-cell table:style-name="ce1" office:value-type="string" calcext:value-type="string">
            <text:p>n.º alumnos FCT</text:p>
          </table:table-cell>
          <table:table-cell table:style-name="ce1" office:value-type="string" calcext:value-type="string">
            <text:p>n.º tutores FCT</text:p>
          </table:table-cell>
          <table:table-cell table:style-name="ce1" office:value-type="string" calcext:value-type="string">
            <text:p>OBJETIVO DAW</text:p>
          </table:table-cell>
          <table:table-cell table:style-name="ce1" office:value-type="string" calcext:value-type="string">
            <text:p>OBJETIVO 2DAW</text:p>
          </table:table-cell>
          <table:table-cell table:style-name="ce1" office:value-type="string" calcext:value-type="string">
            <text:p>OBJETIVO REDUCCIÓN</text:p>
          </table:table-cell>
          <table:table-cell table:style-name="ce1" office:value-type="string" calcext:value-type="string">
            <text:p>SUMA</text:p>
          </table:table-cell>
          <table:table-cell table:style-name="ce18" table:formula="of:=COM.MICROSOFT.CONCAT(&quot;IDEAL &quot;; [.F1])" office:value-type="string" office:string-value="IDEAL %2DAW" calcext:value-type="string">
            <text:p>IDEAL %2DAW</text:p>
          </table:table-cell>
          <table:table-cell table:style-name="ce18" table:formula="of:=COM.MICROSOFT.CONCAT(&quot;IDEAL &quot;; [.G1])" office:value-type="string" office:string-value="IDEAL %CICLO-DAW" calcext:value-type="string">
            <text:p>IDEAL %CICLO-DAW</text:p>
          </table:table-cell>
          <table:table-cell table:style-name="ce18" table:formula="of:=COM.MICROSOFT.CONCAT(&quot;IDEAL &quot;; [.K1])" office:value-type="string" office:string-value="IDEAL %REDUCCIÓN" calcext:value-type="string">
            <text:p>IDEAL %REDUCCIÓN</text:p>
          </table:table-cell>
          <table:table-cell table:style-name="ce22" table:formula="of:=COM.MICROSOFT.CONCAT(&quot;RESTA- &quot;; [.U1])" office:value-type="string" office:string-value="RESTA- IDEAL %2DAW" calcext:value-type="string">
            <text:p>RESTA- IDEAL %2DAW</text:p>
          </table:table-cell>
          <table:table-cell table:style-name="ce25" table:formula="of:=COM.MICROSOFT.CONCAT(&quot;RESTA- &quot;; [.V1])" office:value-type="string" office:string-value="RESTA- IDEAL %CICLO-DAW" calcext:value-type="string">
            <text:p>RESTA- IDEAL %CICLO-DAW</text:p>
          </table:table-cell>
          <table:table-cell table:style-name="ce29" table:formula="of:=COM.MICROSOFT.CONCAT(&quot;RESTA- &quot;; [.W1])" office:value-type="string" office:string-value="RESTA- IDEAL %REDUCCIÓN" calcext:value-type="string">
            <text:p>RESTA- IDEAL %REDUCCIÓN</text:p>
          </table:table-cell>
          <table:table-cell table:style-name="ce18"/>
          <table:table-cell table:style-name="ce1" table:number-columns-repeated="3"/>
          <table:table-cell table:style-name="ce54" table:number-columns-repeated="994"/>
        </table:table-row>
        <table:table-row table:style-name="ro2">
          <table:table-cell office:value-type="string" calcext:value-type="string">
            <text:p>JR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10" table:formula="of:=SUM([.D2:.E2])/[.$D$11]" office:value-type="percentage" office:value="0" calcext:value-type="percentage">
            <text:p>0,00 %</text:p>
          </table:table-cell>
          <table:table-cell table:style-name="ce10" table:formula="of:=SUM([.B2:.E2])/(SUM([.$B$11:.$D$11]))" office:value-type="percentage" office:value="0.0923076923076923" calcext:value-type="percentage">
            <text:p>9,23 %</text:p>
          </table:table-cell>
          <table:table-cell table:formula="of:=ROUND([.D2]/2)" office:value-type="float" office:value="0" calcext:value-type="float">
            <text:p>0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2:.I2])" office:value-type="float" office:value="0" calcext:value-type="float">
            <text:p>0</text:p>
          </table:table-cell>
          <table:table-cell table:style-name="ce13" table:formula="of:=[.J2]/[.$J$11]" office:value-type="percentage" office:value="0" calcext:value-type="percentage">
            <text:p>0,00%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formula="of:=[.F2]*[.$T$11]" office:value-type="float" office:value="0" calcext:value-type="float">
            <text:p>0</text:p>
          </table:table-cell>
          <table:table-cell table:style-name="ce16" table:formula="of:=[.F2]*[.$T$11]" office:value-type="float" office:value="0" calcext:value-type="float">
            <text:p>0</text:p>
          </table:table-cell>
          <table:table-cell table:formula="of:=[.K2]*[.$T$11]" office:value-type="float" office:value="0" calcext:value-type="float">
            <text:p>0</text:p>
          </table:table-cell>
          <table:table-cell table:formula="of:=SUM([.L2];[.N2])" office:value-type="float" office:value="4" calcext:value-type="float">
            <text:p>4</text:p>
          </table:table-cell>
          <table:table-cell table:style-name="ce12" table:formula="of:=[.F2]*[.$T$11]" office:value-type="float" office:value="0" calcext:value-type="float">
            <text:p>0</text:p>
          </table:table-cell>
          <table:table-cell table:style-name="ce12" table:formula="of:=[.G2]*[.$T$11]" office:value-type="float" office:value="2.67692307692308" calcext:value-type="float">
            <text:p>2,67692307692308</text:p>
          </table:table-cell>
          <table:table-cell table:style-name="ce12" table:formula="of:=[.K2]*[.$T$11]" office:value-type="float" office:value="0" calcext:value-type="float">
            <text:p>0</text:p>
          </table:table-cell>
          <table:table-cell table:style-name="ce23" table:formula="of:=[.U2]-[.$T2]" office:value-type="float" office:value="-4" calcext:value-type="float">
            <text:p>-4</text:p>
          </table:table-cell>
          <table:table-cell table:style-name="ce27" table:formula="of:=[.V2]-[.$T2]" office:value-type="float" office:value="-1.32307692307692" calcext:value-type="float">
            <text:p>-1,32307692307692</text:p>
          </table:table-cell>
          <table:table-cell table:style-name="ce30" table:formula="of:=[.W2]-[.$T2]" office:value-type="float" office:value="-4" calcext:value-type="float">
            <text:p>-4</text:p>
          </table:table-cell>
          <table:table-cell/>
          <table:table-cell table:style-name="ce32" table:formula="of:=[.T2]*100/[.U2]" office:value-type="string" office:string-value="" calcext:value-type="error">
            <text:p>#DIV/0!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Amel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table:formula="of:=SUM([.D3:.E3])/[.$D$11]" office:value-type="percentage" office:value="0" calcext:value-type="percentage">
            <text:p>0,00 %</text:p>
          </table:table-cell>
          <table:table-cell table:style-name="ce10" table:formula="of:=SUM([.B3:.E3])/(SUM([.$B$11:.$D$11]))" office:value-type="percentage" office:value="0.107692307692308" calcext:value-type="percentage">
            <text:p>10,77 %</text:p>
          </table:table-cell>
          <table:table-cell table:formula="of:=ROUND([.D3]/2)" office:value-type="float" office:value="0" calcext:value-type="float">
            <text:p>0</text:p>
          </table:table-cell>
          <table:table-cell table:formula="of:=ROUND([.E3]/2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style-name="ce13" table:formula="of:=[.J3]/[.$J$11]" office:value-type="percentage" office:value="0" calcext:value-type="percentage">
            <text:p>0,00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formula="of:=[.F3]*[.$T$11]" office:value-type="float" office:value="0" calcext:value-type="float">
            <text:p>0</text:p>
          </table:table-cell>
          <table:table-cell table:style-name="ce16" table:formula="of:=[.F3]*[.$T$11]" office:value-type="float" office:value="0" calcext:value-type="float">
            <text:p>0</text:p>
          </table:table-cell>
          <table:table-cell table:formula="of:=[.K3]*[.$T$11]" office:value-type="float" office:value="0" calcext:value-type="float">
            <text:p>0</text:p>
          </table:table-cell>
          <table:table-cell table:formula="of:=SUM([.L3];[.N3])" office:value-type="float" office:value="5" calcext:value-type="float">
            <text:p>5</text:p>
          </table:table-cell>
          <table:table-cell table:style-name="ce12" table:formula="of:=[.F3]*[.$T$11]" office:value-type="float" office:value="0" calcext:value-type="float">
            <text:p>0</text:p>
          </table:table-cell>
          <table:table-cell table:style-name="ce12" table:formula="of:=[.G3]*[.$T$11]" office:value-type="float" office:value="3.12307692307692" calcext:value-type="float">
            <text:p>3,12307692307692</text:p>
          </table:table-cell>
          <table:table-cell table:style-name="ce12" table:formula="of:=[.K3]*[.$T$11]" office:value-type="float" office:value="0" calcext:value-type="float">
            <text:p>0</text:p>
          </table:table-cell>
          <table:table-cell table:style-name="ce23" table:formula="of:=[.U3]-[.$T3]" office:value-type="float" office:value="-5" calcext:value-type="float">
            <text:p>-5</text:p>
          </table:table-cell>
          <table:table-cell table:style-name="ce27" table:formula="of:=[.V3]-[.$T3]" office:value-type="float" office:value="-1.87692307692308" calcext:value-type="float">
            <text:p>-1,87692307692308</text:p>
          </table:table-cell>
          <table:table-cell table:style-name="ce30" table:formula="of:=[.W3]-[.$T3]" office:value-type="float" office:value="-5" calcext:value-type="float">
            <text:p>-5</text:p>
          </table:table-cell>
          <table:table-cell/>
          <table:table-cell table:style-name="ce32" table:formula="of:=[.T3]*100/[.U3]" office:value-type="string" office:string-value="" calcext:value-type="error">
            <text:p>#DIV/0!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Tripiana</text:p>
          </table:table-cell>
          <table:table-cell table:number-columns-repeated="4"/>
          <table:table-cell table:style-name="ce10" table:formula="of:=SUM([.D4:.E4])/[.$D$11]" office:value-type="percentage" office:value="0" calcext:value-type="percentage">
            <text:p>0,00 %</text:p>
          </table:table-cell>
          <table:table-cell table:style-name="ce10" table:formula="of:=SUM([.B4:.E4])/(SUM([.$B$11:.$D$11]))" office:value-type="percentage" office:value="0" calcext:value-type="percentage">
            <text:p>0,00 %</text:p>
          </table:table-cell>
          <table:table-cell table:formula="of:=ROUND([.D4]/2)" office:value-type="float" office:value="0" calcext:value-type="float">
            <text:p>0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style-name="ce13" table:formula="of:=[.J4]/[.$J$11]" office:value-type="percentage" office:value="0" calcext:value-type="percentage">
            <text:p>0,00%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formula="of:=[.F4]*[.$T$11]" office:value-type="float" office:value="0" calcext:value-type="float">
            <text:p>0</text:p>
          </table:table-cell>
          <table:table-cell table:style-name="ce16" table:formula="of:=[.F4]*[.$T$11]" office:value-type="float" office:value="0" calcext:value-type="float">
            <text:p>0</text:p>
          </table:table-cell>
          <table:table-cell table:formula="of:=[.K4]*[.$T$11]" office:value-type="float" office:value="0" calcext:value-type="float">
            <text:p>0</text:p>
          </table:table-cell>
          <table:table-cell table:formula="of:=SUM([.L4];[.N4])" office:value-type="float" office:value="3" calcext:value-type="float">
            <text:p>3</text:p>
          </table:table-cell>
          <table:table-cell table:style-name="ce12" table:formula="of:=[.F4]*[.$T$11]" office:value-type="float" office:value="0" calcext:value-type="float">
            <text:p>0</text:p>
          </table:table-cell>
          <table:table-cell table:style-name="ce12" table:formula="of:=[.G4]*[.$T$11]" office:value-type="float" office:value="0" calcext:value-type="float">
            <text:p>0</text:p>
          </table:table-cell>
          <table:table-cell table:style-name="ce12" table:formula="of:=[.K4]*[.$T$11]" office:value-type="float" office:value="0" calcext:value-type="float">
            <text:p>0</text:p>
          </table:table-cell>
          <table:table-cell table:style-name="ce23" table:formula="of:=[.U4]-[.$T4]" office:value-type="float" office:value="-3" calcext:value-type="float">
            <text:p>-3</text:p>
          </table:table-cell>
          <table:table-cell table:style-name="ce27" table:formula="of:=[.V4]-[.$T4]" office:value-type="float" office:value="-3" calcext:value-type="float">
            <text:p>-3</text:p>
          </table:table-cell>
          <table:table-cell table:style-name="ce30" table:formula="of:=[.W4]-[.$T4]" office:value-type="float" office:value="-3" calcext:value-type="float">
            <text:p>-3</text:p>
          </table:table-cell>
          <table:table-cell/>
          <table:table-cell table:style-name="ce32" table:formula="of:=[.T4]*100/[.U4]" office:value-type="string" office:string-value="" calcext:value-type="error">
            <text:p>#DIV/0!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Araceli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10" table:formula="of:=SUM([.D5:.E5])/[.$D$11]" office:value-type="percentage" office:value="0" calcext:value-type="percentage">
            <text:p>0,00 %</text:p>
          </table:table-cell>
          <table:table-cell table:style-name="ce10" table:formula="of:=SUM([.B5:.E5])/(SUM([.$B$11:.$D$11]))" office:value-type="percentage" office:value="0.0923076923076923" calcext:value-type="percentage">
            <text:p>9,23 %</text:p>
          </table:table-cell>
          <table:table-cell table:formula="of:=ROUND([.D5]/2)" office:value-type="float" office:value="0" calcext:value-type="float">
            <text:p>0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style-name="ce13" table:formula="of:=[.J5]/[.$J$11]" office:value-type="percentage" office:value="0" calcext:value-type="percentage">
            <text:p>0,00%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formula="of:=[.F5]*[.$T$11]" office:value-type="float" office:value="0" calcext:value-type="float">
            <text:p>0</text:p>
          </table:table-cell>
          <table:table-cell table:style-name="ce16" table:formula="of:=[.F5]*[.$T$11]" office:value-type="float" office:value="0" calcext:value-type="float">
            <text:p>0</text:p>
          </table:table-cell>
          <table:table-cell table:formula="of:=[.K5]*[.$T$11]" office:value-type="float" office:value="0" calcext:value-type="float">
            <text:p>0</text:p>
          </table:table-cell>
          <table:table-cell table:formula="of:=SUM([.L5];[.N5])" office:value-type="float" office:value="0" calcext:value-type="float">
            <text:p>0</text:p>
          </table:table-cell>
          <table:table-cell table:style-name="ce12" table:formula="of:=[.F5]*[.$T$11]" office:value-type="float" office:value="0" calcext:value-type="float">
            <text:p>0</text:p>
          </table:table-cell>
          <table:table-cell table:style-name="ce12" table:formula="of:=[.G5]*[.$T$11]" office:value-type="float" office:value="2.67692307692308" calcext:value-type="float">
            <text:p>2,67692307692308</text:p>
          </table:table-cell>
          <table:table-cell table:style-name="ce12" table:formula="of:=[.K5]*[.$T$11]" office:value-type="float" office:value="0" calcext:value-type="float">
            <text:p>0</text:p>
          </table:table-cell>
          <table:table-cell table:style-name="ce23" table:formula="of:=[.U5]-[.$T5]" office:value-type="float" office:value="0" calcext:value-type="float">
            <text:p>0</text:p>
          </table:table-cell>
          <table:table-cell table:style-name="ce27" table:formula="of:=[.V5]-[.$T5]" office:value-type="float" office:value="2.67692307692308" calcext:value-type="float">
            <text:p>2,67692307692308</text:p>
          </table:table-cell>
          <table:table-cell table:style-name="ce30" table:formula="of:=[.W5]-[.$T5]" office:value-type="float" office:value="0" calcext:value-type="float">
            <text:p>0</text:p>
          </table:table-cell>
          <table:table-cell/>
          <table:table-cell table:style-name="ce32" table:formula="of:=[.T5]*100/[.U5]" office:value-type="string" office:string-value="" calcext:value-type="error">
            <text:p>#DIV/0!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Sinhué</text:p>
          </table:table-cell>
          <table:table-cell table:number-columns-repeated="4"/>
          <table:table-cell table:style-name="ce10" table:formula="of:=SUM([.D6:.E6])/[.$D$11]" office:value-type="percentage" office:value="0" calcext:value-type="percentage">
            <text:p>0,00 %</text:p>
          </table:table-cell>
          <table:table-cell table:style-name="ce10" table:formula="of:=SUM([.B6:.E6])/(SUM([.$B$11:.$D$11]))" office:value-type="percentage" office:value="0" calcext:value-type="percentage">
            <text:p>0,00 %</text:p>
          </table:table-cell>
          <table:table-cell table:formula="of:=ROUND([.D6]/2)" office:value-type="float" office:value="0" calcext:value-type="float">
            <text:p>0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style-name="ce13" table:formula="of:=[.J6]/[.$J$11]" office:value-type="percentage" office:value="0" calcext:value-type="percentage">
            <text:p>0,00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formula="of:=[.F6]*[.$T$11]" office:value-type="float" office:value="0" calcext:value-type="float">
            <text:p>0</text:p>
          </table:table-cell>
          <table:table-cell table:style-name="ce16" table:formula="of:=[.F6]*[.$T$11]" office:value-type="float" office:value="0" calcext:value-type="float">
            <text:p>0</text:p>
          </table:table-cell>
          <table:table-cell table:formula="of:=[.K6]*[.$T$11]" office:value-type="float" office:value="0" calcext:value-type="float">
            <text:p>0</text:p>
          </table:table-cell>
          <table:table-cell table:formula="of:=SUM([.L6];[.N6])" office:value-type="float" office:value="2" calcext:value-type="float">
            <text:p>2</text:p>
          </table:table-cell>
          <table:table-cell table:style-name="ce12" table:formula="of:=[.F6]*[.$T$11]" office:value-type="float" office:value="0" calcext:value-type="float">
            <text:p>0</text:p>
          </table:table-cell>
          <table:table-cell table:style-name="ce12" table:formula="of:=[.G6]*[.$T$11]" office:value-type="float" office:value="0" calcext:value-type="float">
            <text:p>0</text:p>
          </table:table-cell>
          <table:table-cell table:style-name="ce12" table:formula="of:=[.K6]*[.$T$11]" office:value-type="float" office:value="0" calcext:value-type="float">
            <text:p>0</text:p>
          </table:table-cell>
          <table:table-cell table:style-name="ce23" table:formula="of:=[.U6]-[.$T6]" office:value-type="float" office:value="-2" calcext:value-type="float">
            <text:p>-2</text:p>
          </table:table-cell>
          <table:table-cell table:style-name="ce27" table:formula="of:=[.V6]-[.$T6]" office:value-type="float" office:value="-2" calcext:value-type="float">
            <text:p>-2</text:p>
          </table:table-cell>
          <table:table-cell table:style-name="ce30" table:formula="of:=[.W6]-[.$T6]" office:value-type="float" office:value="-2" calcext:value-type="float">
            <text:p>-2</text:p>
          </table:table-cell>
          <table:table-cell/>
          <table:table-cell table:style-name="ce32" table:formula="of:=[.T6]*100/[.U6]" office:value-type="string" office:string-value="" calcext:value-type="error">
            <text:p>#DIV/0!</text:p>
          </table:table-cell>
          <table:table-cell table:style-name="ce16"/>
          <table:table-cell table:number-columns-repeated="995"/>
        </table:table-row>
        <table:table-row table:style-name="ro2">
          <table:table-cell office:value-type="string" calcext:value-type="string">
            <text:p>Rafa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0" table:formula="of:=SUM([.D7:.E7])/[.$D$11]" office:value-type="percentage" office:value="0.115384615384615" calcext:value-type="percentage">
            <text:p>11,54 %</text:p>
          </table:table-cell>
          <table:table-cell table:style-name="ce10" table:formula="of:=SUM([.B7:.E7])/(SUM([.$B$11:.$D$11]))" office:value-type="percentage" office:value="0.0461538461538462" calcext:value-type="percentage">
            <text:p>4,62 %</text:p>
          </table:table-cell>
          <table:table-cell table:formula="of:=ROUND([.D7]/2)" office:value-type="float" office:value="2" calcext:value-type="float">
            <text:p>2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7:.I7])" office:value-type="float" office:value="2" calcext:value-type="float">
            <text:p>2</text:p>
          </table:table-cell>
          <table:table-cell table:style-name="ce13" table:formula="of:=[.J7]/[.$J$11]" office:value-type="percentage" office:value="0.142857142857143" calcext:value-type="percentage">
            <text:p>14,29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formula="of:=[.F7]*[.$T$11]" office:value-type="float" office:value="3.34615384615384" calcext:value-type="float">
            <text:p>3,34615384615384</text:p>
          </table:table-cell>
          <table:table-cell table:style-name="ce16" table:formula="of:=[.F7]*[.$T$11]" office:value-type="float" office:value="3.34615384615385" calcext:value-type="float">
            <text:p>3,34615384615385</text:p>
          </table:table-cell>
          <table:table-cell table:formula="of:=[.K7]*[.$T$11]" office:value-type="float" office:value="4.14285714285715" calcext:value-type="float">
            <text:p>4,14285714285715</text:p>
          </table:table-cell>
          <table:table-cell table:formula="of:=SUM([.L7];[.N7])" office:value-type="float" office:value="1" calcext:value-type="float">
            <text:p>1</text:p>
          </table:table-cell>
          <table:table-cell table:style-name="ce12" table:formula="of:=[.F7]*[.$T$11]" office:value-type="float" office:value="3.34615384615385" calcext:value-type="float">
            <text:p>3,34615384615385</text:p>
          </table:table-cell>
          <table:table-cell table:style-name="ce12" table:formula="of:=[.G7]*[.$T$11]" office:value-type="float" office:value="1.33846153846154" calcext:value-type="float">
            <text:p>1,33846153846154</text:p>
          </table:table-cell>
          <table:table-cell table:style-name="ce12" table:formula="of:=[.K7]*[.$T$11]" office:value-type="float" office:value="4.14285714285714" calcext:value-type="float">
            <text:p>4,14285714285714</text:p>
          </table:table-cell>
          <table:table-cell table:style-name="ce23" table:formula="of:=[.U7]-[.$T7]" office:value-type="float" office:value="2.34615384615385" calcext:value-type="float">
            <text:p>2,34615384615385</text:p>
          </table:table-cell>
          <table:table-cell table:style-name="ce27" table:formula="of:=[.V7]-[.$T7]" office:value-type="float" office:value="0.33846153846154" calcext:value-type="float">
            <text:p>0,33846153846154</text:p>
          </table:table-cell>
          <table:table-cell table:style-name="ce30" table:formula="of:=[.W7]-[.$T7]" office:value-type="float" office:value="3.14285714285714" calcext:value-type="float">
            <text:p>3,14285714285714</text:p>
          </table:table-cell>
          <table:table-cell table:formula="of:=[.T7]/[.$T$11]" office:value-type="float" office:value="0.0344827586206897" calcext:value-type="float">
            <text:p>0,03448275862069</text:p>
          </table:table-cell>
          <table:table-cell table:style-name="ce32" table:formula="of:=[.T7]*100/[.U7]" office:value-type="float" office:value="29.8850574712644" calcext:value-type="float">
            <text:p>29,8850574712644</text:p>
          </table:table-cell>
          <table:table-cell table:style-name="ce16" table:formula="of:=[.AB7]-100" office:value-type="float" office:value="-70.1149425287356" calcext:value-type="float">
            <text:p>-70,1149425287356</text:p>
          </table:table-cell>
          <table:table-cell table:formula="of:=([.U7]-1)/10" office:value-type="float" office:value="0.234615384615385" calcext:value-type="float">
            <text:p>0,23461538461538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urde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0" table:formula="of:=SUM([.D8:.E8])/[.$D$11]" office:value-type="percentage" office:value="0.230769230769231" calcext:value-type="percentage">
            <text:p>23,08 %</text:p>
          </table:table-cell>
          <table:table-cell table:style-name="ce10" table:formula="of:=SUM([.B8:.E8])/(SUM([.$B$11:.$D$11]))" office:value-type="percentage" office:value="0.215384615384615" calcext:value-type="percentage">
            <text:p>21,54 %</text:p>
          </table:table-cell>
          <table:table-cell table:formula="of:=ROUND([.D8]/2)" office:value-type="float" office:value="3" calcext:value-type="float">
            <text:p>3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H8:.I8])" office:value-type="float" office:value="3" calcext:value-type="float">
            <text:p>3</text:p>
          </table:table-cell>
          <table:table-cell table:style-name="ce13" table:formula="of:=[.J8]/[.$J$11]" office:value-type="percentage" office:value="0.214285714285714" calcext:value-type="percentage">
            <text:p>21,43%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8]*[.$T$11]" office:value-type="float" office:value="6.6923076923077" calcext:value-type="float">
            <text:p>6,6923076923077</text:p>
          </table:table-cell>
          <table:table-cell table:style-name="ce16" table:formula="of:=[.F8]*[.$T$11]" office:value-type="float" office:value="6.69230769230769" calcext:value-type="float">
            <text:p>6,69230769230769</text:p>
          </table:table-cell>
          <table:table-cell table:formula="of:=[.K8]*[.$T$11]" office:value-type="float" office:value="6.21428571428571" calcext:value-type="float">
            <text:p>6,21428571428571</text:p>
          </table:table-cell>
          <table:table-cell table:formula="of:=SUM([.L8];[.N8])" office:value-type="float" office:value="4" calcext:value-type="float">
            <text:p>4</text:p>
          </table:table-cell>
          <table:table-cell table:style-name="ce12" table:formula="of:=[.F8]*[.$T$11]" office:value-type="float" office:value="6.69230769230769" calcext:value-type="float">
            <text:p>6,69230769230769</text:p>
          </table:table-cell>
          <table:table-cell table:style-name="ce12" table:formula="of:=[.G8]*[.$T$11]" office:value-type="float" office:value="6.24615384615385" calcext:value-type="float">
            <text:p>6,24615384615385</text:p>
          </table:table-cell>
          <table:table-cell table:style-name="ce12" table:formula="of:=[.K8]*[.$T$11]" office:value-type="float" office:value="6.21428571428571" calcext:value-type="float">
            <text:p>6,21428571428571</text:p>
          </table:table-cell>
          <table:table-cell table:style-name="ce23" table:formula="of:=[.U8]-[.$T8]" office:value-type="float" office:value="2.69230769230769" calcext:value-type="float">
            <text:p>2,69230769230769</text:p>
          </table:table-cell>
          <table:table-cell table:style-name="ce27" table:formula="of:=[.V8]-[.$T8]" office:value-type="float" office:value="2.24615384615385" calcext:value-type="float">
            <text:p>2,24615384615385</text:p>
          </table:table-cell>
          <table:table-cell table:style-name="ce30" table:formula="of:=[.W8]-[.$T8]" office:value-type="float" office:value="2.21428571428571" calcext:value-type="float">
            <text:p>2,21428571428571</text:p>
          </table:table-cell>
          <table:table-cell table:formula="of:=[.T8]/[.$T$11]" office:value-type="float" office:value="0.137931034482759" calcext:value-type="float">
            <text:p>0,137931034482759</text:p>
          </table:table-cell>
          <table:table-cell table:style-name="ce32" table:formula="of:=[.T8]*100/[.U8]" office:value-type="float" office:value="59.7701149425287" calcext:value-type="float">
            <text:p>59,7701149425287</text:p>
          </table:table-cell>
          <table:table-cell table:style-name="ce16" table:formula="of:=[.AB8]-100" office:value-type="float" office:value="-40.2298850574713" calcext:value-type="float">
            <text:p>-40,2298850574713</text:p>
          </table:table-cell>
          <table:table-cell table:formula="of:=([.U8]-1)/10" office:value-type="float" office:value="0.569230769230769" calcext:value-type="float">
            <text:p>0,56923076923076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im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style-name="ce10" table:formula="of:=SUM([.D9:.E9])/[.$D$11]" office:value-type="percentage" office:value="0.230769230769231" calcext:value-type="percentage">
            <text:p>23,08 %</text:p>
          </table:table-cell>
          <table:table-cell table:style-name="ce10" table:formula="of:=SUM([.B9:.E9])/(SUM([.$B$11:.$D$11]))" office:value-type="percentage" office:value="0.184615384615385" calcext:value-type="percentage">
            <text:p>18,46 %</text:p>
          </table:table-cell>
          <table:table-cell table:formula="of:=ROUND([.D9]/2)" office:value-type="float" office:value="3" calcext:value-type="float">
            <text:p>3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H9:.I9])" office:value-type="float" office:value="3" calcext:value-type="float">
            <text:p>3</text:p>
          </table:table-cell>
          <table:table-cell table:style-name="ce13" table:formula="of:=[.J9]/[.$J$11]" office:value-type="percentage" office:value="0.214285714285714" calcext:value-type="percentage">
            <text:p>21,43%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formula="of:=[.F9]*[.$T$11]" office:value-type="float" office:value="6.6923076923077" calcext:value-type="float">
            <text:p>6,6923076923077</text:p>
          </table:table-cell>
          <table:table-cell table:style-name="ce16" table:formula="of:=[.F9]*[.$T$11]" office:value-type="float" office:value="6.69230769230769" calcext:value-type="float">
            <text:p>6,69230769230769</text:p>
          </table:table-cell>
          <table:table-cell table:formula="of:=[.K9]*[.$T$11]" office:value-type="float" office:value="6.21428571428571" calcext:value-type="float">
            <text:p>6,21428571428571</text:p>
          </table:table-cell>
          <table:table-cell table:formula="of:=SUM([.L9];[.N9])" office:value-type="float" office:value="4" calcext:value-type="float">
            <text:p>4</text:p>
          </table:table-cell>
          <table:table-cell table:style-name="ce12" table:formula="of:=[.F9]*[.$T$11]" office:value-type="float" office:value="6.69230769230769" calcext:value-type="float">
            <text:p>6,69230769230769</text:p>
          </table:table-cell>
          <table:table-cell table:style-name="ce12" table:formula="of:=[.G9]*[.$T$11]" office:value-type="float" office:value="5.35384615384615" calcext:value-type="float">
            <text:p>5,35384615384615</text:p>
          </table:table-cell>
          <table:table-cell table:style-name="ce12" table:formula="of:=[.K9]*[.$T$11]" office:value-type="float" office:value="6.21428571428571" calcext:value-type="float">
            <text:p>6,21428571428571</text:p>
          </table:table-cell>
          <table:table-cell table:style-name="ce23" table:formula="of:=[.U9]-[.$T9]" office:value-type="float" office:value="2.69230769230769" calcext:value-type="float">
            <text:p>2,69230769230769</text:p>
          </table:table-cell>
          <table:table-cell table:style-name="ce27" table:formula="of:=[.V9]-[.$T9]" office:value-type="float" office:value="1.35384615384615" calcext:value-type="float">
            <text:p>1,35384615384615</text:p>
          </table:table-cell>
          <table:table-cell table:style-name="ce30" table:formula="of:=[.W9]-[.$T9]" office:value-type="float" office:value="2.21428571428571" calcext:value-type="float">
            <text:p>2,21428571428571</text:p>
          </table:table-cell>
          <table:table-cell table:formula="of:=[.T9]/[.$T$11]" office:value-type="float" office:value="0.137931034482759" calcext:value-type="float">
            <text:p>0,137931034482759</text:p>
          </table:table-cell>
          <table:table-cell table:style-name="ce32" table:formula="of:=[.T9]*100/[.U9]" office:value-type="float" office:value="59.7701149425287" calcext:value-type="float">
            <text:p>59,7701149425287</text:p>
          </table:table-cell>
          <table:table-cell table:style-name="ce16" table:formula="of:=[.AB9]-100" office:value-type="float" office:value="-40.2298850574713" calcext:value-type="float">
            <text:p>-40,2298850574713</text:p>
          </table:table-cell>
          <table:table-cell table:formula="of:=([.U9]-1)/10" office:value-type="float" office:value="0.569230769230769" calcext:value-type="float">
            <text:p>0,56923076923076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guilera</text:p>
          </table:table-cell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SUM([.D10:.E10])/[.$D$11]" office:value-type="percentage" office:value="0.423076923076923" calcext:value-type="percentage">
            <text:p>42,31 %</text:p>
          </table:table-cell>
          <table:table-cell table:style-name="ce10" table:formula="of:=SUM([.B10:.E10])/(SUM([.$B$11:.$D$11]))" office:value-type="percentage" office:value="0.261538461538462" calcext:value-type="percentage">
            <text:p>26,15 %</text:p>
          </table:table-cell>
          <table:table-cell table:formula="of:=ROUND([.D10]/2)" office:value-type="float" office:value="4" calcext:value-type="float">
            <text:p>4</text:p>
          </table:table-cell>
          <table:table-cell table:formula="of:=ROUND([.E10]/2)" office:value-type="float" office:value="2" calcext:value-type="float">
            <text:p>2</text:p>
          </table:table-cell>
          <table:table-cell table:formula="of:=SUM([.H10:.I10])" office:value-type="float" office:value="6" calcext:value-type="float">
            <text:p>6</text:p>
          </table:table-cell>
          <table:table-cell table:style-name="ce13" table:formula="of:=[.J10]/[.$J$11]" office:value-type="percentage" office:value="0.428571428571429" calcext:value-type="percentage">
            <text:p>42,86%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formula="of:=[.F10]*[.$T$11]" office:value-type="float" office:value="12.2692307692308" calcext:value-type="float">
            <text:p>12,2692307692308</text:p>
          </table:table-cell>
          <table:table-cell table:style-name="ce16" table:formula="of:=[.F10]*[.$T$11]" office:value-type="float" office:value="12.2692307692308" calcext:value-type="float">
            <text:p>12,2692307692308</text:p>
          </table:table-cell>
          <table:table-cell table:formula="of:=[.K10]*[.$T$11]" office:value-type="float" office:value="12.4285714285714" calcext:value-type="float">
            <text:p>12,4285714285714</text:p>
          </table:table-cell>
          <table:table-cell table:formula="of:=SUM([.L10];[.N10])" office:value-type="float" office:value="6" calcext:value-type="float">
            <text:p>6</text:p>
          </table:table-cell>
          <table:table-cell table:style-name="ce12" table:formula="of:=[.F10]*[.$T$11]" office:value-type="float" office:value="12.2692307692308" calcext:value-type="float">
            <text:p>12,2692307692308</text:p>
          </table:table-cell>
          <table:table-cell table:style-name="ce12" table:formula="of:=[.G10]*[.$T$11]" office:value-type="float" office:value="7.58461538461539" calcext:value-type="float">
            <text:p>7,58461538461539</text:p>
          </table:table-cell>
          <table:table-cell table:style-name="ce12" table:formula="of:=[.K10]*[.$T$11]" office:value-type="float" office:value="12.4285714285714" calcext:value-type="float">
            <text:p>12,4285714285714</text:p>
          </table:table-cell>
          <table:table-cell table:style-name="ce23" table:formula="of:=[.U10]-[.$T10]" office:value-type="float" office:value="6.2692307692308" calcext:value-type="float">
            <text:p>6,2692307692308</text:p>
          </table:table-cell>
          <table:table-cell table:style-name="ce27" table:formula="of:=[.V10]-[.$T10]" office:value-type="float" office:value="1.58461538461539" calcext:value-type="float">
            <text:p>1,58461538461539</text:p>
          </table:table-cell>
          <table:table-cell table:style-name="ce30" table:formula="of:=[.W10]-[.$T10]" office:value-type="float" office:value="6.4285714285714" calcext:value-type="float">
            <text:p>6,4285714285714</text:p>
          </table:table-cell>
          <table:table-cell table:formula="of:=[.T10]/[.$T$11]" office:value-type="float" office:value="0.206896551724138" calcext:value-type="float">
            <text:p>0,206896551724138</text:p>
          </table:table-cell>
          <table:table-cell table:style-name="ce32" table:formula="of:=[.T10]*100/[.U10]" office:value-type="float" office:value="48.9028213166144" calcext:value-type="float">
            <text:p>48,9028213166144</text:p>
          </table:table-cell>
          <table:table-cell table:style-name="ce16" table:formula="of:=[.AB10]-100" office:value-type="float" office:value="-51.0971786833856" calcext:value-type="float">
            <text:p>-51,0971786833856</text:p>
          </table:table-cell>
          <table:table-cell table:formula="of:=([.U10]-1)/10" office:value-type="float" office:value="1.12692307692308" calcext:value-type="float">
            <text:p>1,1269230769230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27" calcext:value-type="float">
            <text:p>27</text:p>
          </table:table-cell>
          <table:table-cell table:style-name="ce7" table:formula="of:=SUM([.C2:.C10])" office:value-type="float" office:value="12" calcext:value-type="float">
            <text:p>12</text:p>
          </table:table-cell>
          <table:table-cell table:formula="of:=SUM([.D2:.E10])" office:value-type="float" office:value="26" calcext:value-type="float">
            <text:p>26</text:p>
          </table:table-cell>
          <table:table-cell/>
          <table:table-cell table:style-name="ce11" table:formula="of:=SUM([.F2:.F10])" office:value-type="percentage" office:value="1" calcext:value-type="percentage">
            <text:p>100,00 %</text:p>
          </table:table-cell>
          <table:table-cell table:style-name="ce11" table:formula="of:=SUM([.G2:.G10])" office:value-type="percentage" office:value="1" calcext:value-type="percentage">
            <text:p>100,00 %</text:p>
          </table:table-cell>
          <table:table-cell table:formula="of:=SUM([.H2:.H10])" office:value-type="float" office:value="12" calcext:value-type="float">
            <text:p>12</text:p>
          </table:table-cell>
          <table:table-cell table:formula="of:=SUM([.I2:.I10])" office:value-type="float" office:value="2" calcext:value-type="float">
            <text:p>2</text:p>
          </table:table-cell>
          <table:table-cell table:formula="of:=SUM([.J2:.J10])" office:value-type="float" office:value="14" calcext:value-type="float">
            <text:p>14</text:p>
          </table:table-cell>
          <table:table-cell table:style-name="ce14" table:formula="of:=SUM([.K2:.K10])" office:value-type="percentage" office:value="1" calcext:value-type="percentage">
            <text:p>100,00%</text:p>
          </table:table-cell>
          <table:table-cell table:formula="of:=SUM([.L2:.L10])" office:value-type="float" office:value="14" calcext:value-type="float">
            <text:p>14</text:p>
          </table:table-cell>
          <table:table-cell table:formula="of:=SUM([.M2:.M10])" office:value-type="float" office:value="39" calcext:value-type="float">
            <text:p>39</text:p>
          </table:table-cell>
          <table:table-cell table:formula="of:=SUM([.N2:.N10])" office:value-type="float" office:value="15" calcext:value-type="float">
            <text:p>15</text:p>
          </table:table-cell>
          <table:table-cell table:formula="of:=SUM([.O2:.O10])" office:value-type="float" office:value="4" calcext:value-type="float">
            <text:p>4</text:p>
          </table:table-cell>
          <table:table-cell table:formula="of:=SUM([.P2:.P10])" office:value-type="float" office:value="4" calcext:value-type="float">
            <text:p>4</text:p>
          </table:table-cell>
          <table:table-cell table:formula="of:=SUM([.Q2:.Q10])" office:value-type="float" office:value="29" calcext:value-type="float">
            <text:p>29</text:p>
          </table:table-cell>
          <table:table-cell table:formula="of:=SUM([.R2:.R10])" office:value-type="float" office:value="29" calcext:value-type="float">
            <text:p>29</text:p>
          </table:table-cell>
          <table:table-cell table:formula="of:=SUM([.S2:.S10])" office:value-type="float" office:value="29" calcext:value-type="float">
            <text:p>29</text:p>
          </table:table-cell>
          <table:table-cell table:style-name="ce17" table:formula="of:=SUM([.T2:.T10])" office:value-type="float" office:value="29" calcext:value-type="float">
            <text:p>29</text:p>
          </table:table-cell>
          <table:table-cell table:formula="of:=SUM([.U2:.U10])" office:value-type="float" office:value="29" calcext:value-type="float">
            <text:p>29</text:p>
          </table:table-cell>
          <table:table-cell table:formula="of:=SUM([.V2:.V10])" office:value-type="float" office:value="29" calcext:value-type="float">
            <text:p>29</text:p>
          </table:table-cell>
          <table:table-cell table:formula="of:=SUM([.W2:.W10])" office:value-type="float" office:value="29" calcext:value-type="float">
            <text:p>29</text:p>
          </table:table-cell>
          <table:table-cell table:formula="of:=SUM([.X2:.X10])" office:value-type="float" office:value="0" calcext:value-type="float">
            <text:p>0</text:p>
          </table:table-cell>
          <table:table-cell table:formula="of:=SUM([.Y2:.Y10])" office:value-type="float" office:value="0" calcext:value-type="float">
            <text:p>0</text:p>
          </table:table-cell>
          <table:table-cell table:formula="of:=SUM([.Z2:.Z10])" office:value-type="float" office:value="0" calcext:value-type="float">
            <text:p>0</text:p>
          </table:table-cell>
          <table:table-cell/>
          <table:table-cell table:formula="of:=media([.AB7:.AB10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2">
          <table:table-cell table:number-columns-repeated="20"/>
          <table:table-cell table:style-name="ce20" table:formula="of:=MAX([.U2:.U10])" office:value-type="float" office:value="12.2692307692308" calcext:value-type="float">
            <text:p>12,2692307692308</text:p>
          </table:table-cell>
          <table:table-cell table:style-name="ce20" table:formula="of:=MAX([.V2:.V10])" office:value-type="float" office:value="7.58461538461539" calcext:value-type="float">
            <text:p>7,58461538461539</text:p>
          </table:table-cell>
          <table:table-cell table:style-name="ce20" table:formula="of:=MAX([.W2:.W10])" office:value-type="float" office:value="12.4285714285714" calcext:value-type="float">
            <text:p>12,4285714285714</text:p>
          </table:table-cell>
          <table:table-cell table:style-name="ce20" table:formula="of:=MAX([.X2:.X10])" office:value-type="float" office:value="6.26923076923077" calcext:value-type="float">
            <text:p>6,26923076923077</text:p>
          </table:table-cell>
          <table:table-cell table:style-name="ce28" table:formula="of:=MAX([.Y2:.Y10])" office:value-type="float" office:value="2.67692307692308" calcext:value-type="float">
            <text:p>2,67692307692308</text:p>
          </table:table-cell>
          <table:table-cell table:style-name="ce31" table:formula="of:=MAX([.Z2:.Z10])" office:value-type="float" office:value="6.42857142857143" calcext:value-type="float">
            <text:p>6,4285714285714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30" calcext:value-type="float">
            <text:p>30</text:p>
          </table:table-cell>
          <table:table-cell/>
          <table:table-cell table:formula="of:=[.D11]+4" office:value-type="float" office:value="30" calcext:value-type="float">
            <text:p>30</text:p>
          </table:table-cell>
          <table:table-cell table:number-columns-repeated="16"/>
          <table:table-cell table:style-name="ce20" table:formula="of:=MIN([.U2:.U10])" office:value-type="float" office:value="0" calcext:value-type="float">
            <text:p>0</text:p>
          </table:table-cell>
          <table:table-cell table:style-name="ce20" table:formula="of:=MIN([.V2:.V10])" office:value-type="float" office:value="0" calcext:value-type="float">
            <text:p>0</text:p>
          </table:table-cell>
          <table:table-cell table:style-name="ce20" table:formula="of:=MIN([.W2:.W10])" office:value-type="float" office:value="0" calcext:value-type="float">
            <text:p>0</text:p>
          </table:table-cell>
          <table:table-cell table:style-name="ce20" table:formula="of:=MIN([.X2:.X10])" office:value-type="float" office:value="-5" calcext:value-type="float">
            <text:p>-5</text:p>
          </table:table-cell>
          <table:table-cell table:style-name="ce28" table:formula="of:=MIN([.Y2:.Y10])" office:value-type="float" office:value="-3" calcext:value-type="float">
            <text:p>-3</text:p>
          </table:table-cell>
          <table:table-cell table:style-name="ce31" table:formula="of:=MIN([.Z2:.Z10])" office:value-type="float" office:value="-5" calcext:value-type="float">
            <text:p>-5</text:p>
          </table:table-cell>
          <table:table-cell table:number-columns-repeated="998"/>
        </table:table-row>
        <table:table-row table:style-name="ro2">
          <table:table-cell table:number-columns-repeated="20"/>
          <table:table-cell table:formula="of:=[.U12]/[.$T$11]" office:value-type="float" office:value="0.423076923076924" calcext:value-type="float">
            <text:p>0,423076923076924</text:p>
          </table:table-cell>
          <table:table-cell table:formula="of:=[.V12]/[.$T$11]" office:value-type="float" office:value="0.261538461538462" calcext:value-type="float">
            <text:p>0,261538461538462</text:p>
          </table:table-cell>
          <table:table-cell table:formula="of:=[.W12]/[.$T$11]" office:value-type="float" office:value="0.428571428571428" calcext:value-type="float">
            <text:p>0,428571428571428</text:p>
          </table:table-cell>
          <table:table-cell table:formula="of:=[.X12]/[.$T$11]" office:value-type="float" office:value="0.216180371352785" calcext:value-type="float">
            <text:p>0,216180371352785</text:p>
          </table:table-cell>
          <table:table-cell table:formula="of:=[.Y12]/[.$T$11]" office:value-type="float" office:value="0.0923076923076923" calcext:value-type="float">
            <text:p>0,092307692307692</text:p>
          </table:table-cell>
          <table:table-cell table:formula="of:=[.Z12]/[.$T$11]" office:value-type="float" office:value="0.221674876847291" calcext:value-type="float">
            <text:p>0,221674876847291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1º DAW</text:p>
          </table:table-cell>
          <table:table-cell table:style-name="ce5" table:number-columns-repeated="2"/>
          <table:table-cell table:number-columns-repeated="3"/>
          <table:table-cell table:style-name="ce12" office:value-type="string" calcext:value-type="string">
            <text:p>CRITERIOS</text:p>
          </table:table-cell>
          <table:table-cell table:number-columns-repeated="16"/>
          <table:table-cell table:formula="of:=[.X13]/[.$T$11]" office:value-type="float" office:value="-0.172413793103448" calcext:value-type="float">
            <text:p>-0,172413793103448</text:p>
          </table:table-cell>
          <table:table-cell table:formula="of:=[.Y13]/[.$T$11]" office:value-type="float" office:value="-0.103448275862069" calcext:value-type="float">
            <text:p>-0,103448275862069</text:p>
          </table:table-cell>
          <table:table-cell table:formula="of:=[.Z13]/[.$T$11]" office:value-type="float" office:value="-0.172413793103448" calcext:value-type="float">
            <text:p>-0,172413793103448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>
            <text:p>Smas Informátic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0"/>
          <table:table-cell table:style-name="ce20" table:formula="of:=[.X12]-[.X13]" office:value-type="float" office:value="11.2692307692308" calcext:value-type="float">
            <text:p>11,2692307692308</text:p>
          </table:table-cell>
          <table:table-cell table:style-name="ce28" table:formula="of:=[.Y12]-[.Y13]" office:value-type="float" office:value="5.67692307692308" calcext:value-type="float">
            <text:p>5,67692307692308</text:p>
          </table:table-cell>
          <table:table-cell table:style-name="ce31" table:formula="of:=[.Z12]-[.Z13]" office:value-type="float" office:value="11.4285714285714" calcext:value-type="float">
            <text:p>11,4285714285714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Bases de Dato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0"/>
          <table:table-cell table:formula="of:=SUMIF([.X2:.X10];&quot;&lt;0&quot;)" office:value-type="float" office:value="-14" calcext:value-type="float">
            <text:p>-14</text:p>
          </table:table-cell>
          <table:table-cell table:formula="of:=SUMIF([.Y2:.Y10];&quot;&lt;0&quot;)" office:value-type="float" office:value="-8.2" calcext:value-type="float">
            <text:p>-8,2</text:p>
          </table:table-cell>
          <table:table-cell table:formula="of:=SUMIF([.Z2:.Z10];&quot;&lt;0&quot;)" office:value-type="float" office:value="-14" calcext:value-type="float">
            <text:p>-14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>
            <text:p>Programació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/>
          <table:table-cell table:formula="of:=SUMIF([.X2:.X10];&quot;&gt;0&quot;)" office:value-type="float" office:value="14" calcext:value-type="float">
            <text:p>14</text:p>
          </table:table-cell>
          <table:table-cell table:formula="of:=SUMIF([.Y2:.Y10];&quot;&gt;0&quot;)" office:value-type="float" office:value="8.2" calcext:value-type="float">
            <text:p>8,2</text:p>
          </table:table-cell>
          <table:table-cell table:formula="of:=SUMIF([.Z2:.Z10];&quot;&gt;0&quot;)" office:value-type="float" office:value="14" calcext:value-type="float">
            <text:p>14</text:p>
          </table:table-cell>
          <table:table-cell table:number-columns-repeated="998"/>
        </table:table-row>
        <table:table-row table:style-name="ro4">
          <table:table-cell table:style-name="ce3" office:value-type="string" calcext:value-type="string">
            <text:p>Lenguajes de Marcas</text:p>
          </table:table-cell>
          <table:table-cell table:style-name="ce3" office:value-type="float" office:value="4" calcext:value-type="float">
            <text:p>4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 calcext:value-type="string">
            <text:p>Entornos desarrollo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CURSO</text:p>
          </table:table-cell>
          <table:table-cell table:style-name="ce4" table:formula="of:=SUM([.B16:.B20])" office:value-type="float" office:value="27" calcext:value-type="float">
            <text:p>27</text:p>
          </table:table-cell>
          <table:table-cell table:style-name="ce4" table:formula="of:=SUM([.C16:.C20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W.AB2:DAW.AB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  <calcext:conditional-format calcext:target-range-address="DAW.X2:DAW.Z10">
            <calcext:condition calcext:apply-style-name="FONDO_VERDE" calcext:value="between(-0.5,+0.5)" calcext:base-cell-address="DAW.X2"/>
            <calcext:condition calcext:apply-style-name="FONDO_ROJO" calcext:value="&lt;0.5" calcext:base-cell-address="DAW.X2"/>
            <calcext:condition calcext:apply-style-name="FONDO_AZUL" calcext:value="&gt;0.5" calcext:base-cell-address="DAW.X2"/>
          </calcext:conditional-format>
        </calcext:conditional-formats>
      </table:table>
      <table:table table:name="ASI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62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6" table:number-columns-repeated="1005" table:default-cell-style-name="Default"/>
        <table:table-row table:style-name="ro1">
          <table:table-cell table:style-name="ce54"/>
          <table:table-cell table:style-name="ce54" office:value-type="string" calcext:value-type="string">
            <text:p>Horas 1ASIR</text:p>
          </table:table-cell>
          <table:table-cell table:style-name="ce54" office:value-type="string" calcext:value-type="string">
            <text:p>Horas desdoble 1ASIR</text:p>
          </table:table-cell>
          <table:table-cell table:number-columns-repeated="2" table:style-name="ce54" office:value-type="string" calcext:value-type="string">
            <text:p>Horas 2ASIR</text:p>
          </table:table-cell>
          <table:table-cell table:style-name="ce54" office:value-type="string" calcext:value-type="string">
            <text:p>%2DAW</text:p>
          </table:table-cell>
          <table:table-cell table:number-columns-repeated="2" table:style-name="ce54" office:value-type="string" calcext:value-type="string">
            <text:p>Mitad 2ASIR</text:p>
          </table:table-cell>
          <table:table-cell table:style-name="ce54" office:value-type="string" calcext:value-type="string">
            <text:p>Reducción 2ASIR</text:p>
          </table:table-cell>
          <table:table-cell table:style-name="ce54" office:value-type="string" calcext:value-type="string">
            <text:p>n.º PI</text:p>
          </table:table-cell>
          <table:table-cell table:style-name="ce54" office:value-type="string" calcext:value-type="string">
            <text:p>n.º alumnos PI</text:p>
          </table:table-cell>
          <table:table-cell table:style-name="ce54" office:value-type="string" calcext:value-type="string">
            <text:p>n.º FCT-EMPRESAS</text:p>
          </table:table-cell>
          <table:table-cell table:style-name="ce54" office:value-type="string" calcext:value-type="string">
            <text:p>n.º alumnos FCT</text:p>
          </table:table-cell>
          <table:table-cell table:style-name="ce54" office:value-type="string" calcext:value-type="string">
            <text:p>n.º tutores FCT</text:p>
          </table:table-cell>
          <table:table-cell table:style-name="ce54" office:value-type="string" calcext:value-type="string">
            <text:p>SUMA</text:p>
          </table:table-cell>
          <table:table-cell table:style-name="ce69" office:value-type="string" calcext:value-type="string">
            <text:p>PORCENTAJE DE TRABAJO A CUBRIR</text:p>
          </table:table-cell>
          <table:table-cell table:style-name="ce69"/>
          <table:table-cell table:style-name="ce54" table:number-columns-repeated="1006"/>
        </table:table-row>
        <table:table-row table:style-name="ro2">
          <table:table-cell office:value-type="string" calcext:value-type="string">
            <text:p>J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formula="of:=SUM([.D2:.E2])/[.$D$11]" office:value-type="percentage" office:value="0.230769230769231" calcext:value-type="percentage">
            <text:p>23,08 %</text:p>
          </table:table-cell>
          <table:table-cell table:formula="of:=ROUND([.D2]/2)" office:value-type="float" office:value="3" calcext:value-type="float">
            <text:p>3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G2:.H2])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SUM([.J2];[.L2])" office:value-type="float" office:value="0" calcext:value-type="float">
            <text:p>0</text:p>
          </table:table-cell>
          <table:table-cell table:formula="of:=[.F2]*[.$O$11]" office:value-type="float" office:value="12.2307692307692" calcext:value-type="float">
            <text:p>12,2307692307692</text:p>
          </table:table-cell>
          <table:table-cell/>
          <table:table-cell table:style-name="ce26" table:formula="of:=[.O2]*100/[.P2]" office:value-type="float" office:value="0" calcext:value-type="float">
            <text:p>0</text:p>
          </table:table-cell>
          <table:table-cell table:style-name="ce67"/>
          <table:table-cell table:number-columns-repeated="1004"/>
        </table:table-row>
        <table:table-row table:style-name="ro2">
          <table:table-cell office:value-type="string" calcext:value-type="string">
            <text:p>Amel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D3:.E3])/[.$D$11]" office:value-type="percentage" office:value="0.384615384615385" calcext:value-type="percentage">
            <text:p>38,46 %</text:p>
          </table:table-cell>
          <table:table-cell table:formula="of:=ROUND([.D3]/2)" office:value-type="float" office:value="3" calcext:value-type="float">
            <text:p>3</text:p>
          </table:table-cell>
          <table:table-cell table:formula="of:=ROUND([.E3]/2)" office:value-type="float" office:value="2" calcext:value-type="float">
            <text:p>2</text:p>
          </table:table-cell>
          <table:table-cell table:formula="of:=SUM([.G3:.H3])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SUM([.J3];[.L3])" office:value-type="float" office:value="0" calcext:value-type="float">
            <text:p>0</text:p>
          </table:table-cell>
          <table:table-cell table:formula="of:=[.F3]*[.$O$11]" office:value-type="float" office:value="20.3846153846154" calcext:value-type="float">
            <text:p>20,3846153846154</text:p>
          </table:table-cell>
          <table:table-cell/>
          <table:table-cell table:style-name="ce26" table:formula="of:=[.O3]*100/[.P3]" office:value-type="float" office:value="0" calcext:value-type="float">
            <text:p>0</text:p>
          </table:table-cell>
          <table:table-cell table:style-name="ce67"/>
          <table:table-cell table:number-columns-repeated="1004"/>
        </table:table-row>
        <table:table-row table:style-name="ro2">
          <table:table-cell office:value-type="string" calcext:value-type="string">
            <text:p>Tripiana</text:p>
          </table:table-cell>
          <table:table-cell table:formula="of:=4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SUM([.D4:.E4])/[.$D$11]" office:value-type="percentage" office:value="0.115384615384615" calcext:value-type="percentage">
            <text:p>11,54 %</text:p>
          </table:table-cell>
          <table:table-cell table:formula="of:=ROUND([.D4]/2)" office:value-type="float" office:value="2" calcext:value-type="float">
            <text:p>2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G4:.H4])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SUM([.J4];[.L4])" office:value-type="float" office:value="0" calcext:value-type="float">
            <text:p>0</text:p>
          </table:table-cell>
          <table:table-cell table:formula="of:=[.F4]*[.$O$11]" office:value-type="float" office:value="6.1153846153846" calcext:value-type="float">
            <text:p>6,1153846153846</text:p>
          </table:table-cell>
          <table:table-cell/>
          <table:table-cell table:style-name="ce26" table:formula="of:=[.O4]*100/[.P4]" office:value-type="float" office:value="0" calcext:value-type="float">
            <text:p>0</text:p>
          </table:table-cell>
          <table:table-cell table:style-name="ce67"/>
          <table:table-cell table:number-columns-repeated="1004"/>
        </table:table-row>
        <table:table-row table:style-name="ro2">
          <table:table-cell office:value-type="string" calcext:value-type="string">
            <text:p>Araceli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SUM([.D5:.E5])/[.$D$11]" office:value-type="percentage" office:value="0" calcext:value-type="percentage">
            <text:p>0,00 %</text:p>
          </table:table-cell>
          <table:table-cell table:formula="of:=ROUND([.D5]/2)" office:value-type="float" office:value="0" calcext:value-type="float">
            <text:p>0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G5:.H5])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SUM([.J5];[.L5])" office:value-type="float" office:value="0" calcext:value-type="float">
            <text:p>0</text:p>
          </table:table-cell>
          <table:table-cell table:formula="of:=[.F5]*[.$O$11]" office:value-type="float" office:value="0" calcext:value-type="float">
            <text:p>0</text:p>
          </table:table-cell>
          <table:table-cell/>
          <table:table-cell table:style-name="ce26" table:formula="of:=[.O5]*100/[.P5]" office:value-type="string" office:string-value="" calcext:value-type="error">
            <text:p>#DIV/0!</text:p>
          </table:table-cell>
          <table:table-cell table:style-name="ce67"/>
          <table:table-cell table:number-columns-repeated="1004"/>
        </table:table-row>
        <table:table-row table:style-name="ro2">
          <table:table-cell office:value-type="string" calcext:value-type="string">
            <text:p>Sinhué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D6:.E6])/[.$D$11]" office:value-type="percentage" office:value="0.153846153846154" calcext:value-type="percentage">
            <text:p>15,38 %</text:p>
          </table:table-cell>
          <table:table-cell table:formula="of:=ROUND([.D6]/2)" office:value-type="float" office:value="2" calcext:value-type="float">
            <text:p>2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G6:.H6])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SUM([.J6];[.L6])" office:value-type="float" office:value="0" calcext:value-type="float">
            <text:p>0</text:p>
          </table:table-cell>
          <table:table-cell table:formula="of:=[.F6]*[.$O$11]" office:value-type="float" office:value="8.15384615384616" calcext:value-type="float">
            <text:p>8,15384615384616</text:p>
          </table:table-cell>
          <table:table-cell/>
          <table:table-cell table:style-name="ce26" table:formula="of:=[.O6]*100/[.P6]" office:value-type="float" office:value="0" calcext:value-type="float">
            <text:p>0</text:p>
          </table:table-cell>
          <table:table-cell table:style-name="ce67"/>
          <table:table-cell table:number-columns-repeated="1004"/>
        </table:table-row>
        <table:table-row table:style-name="ro2">
          <table:table-cell office:value-type="string" calcext:value-type="string">
            <text:p>Rafa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formula="of:=SUM([.D7:.E7])/[.$D$11]" office:value-type="percentage" office:value="0.115384615384615" calcext:value-type="percentage">
            <text:p>11,54 %</text:p>
          </table:table-cell>
          <table:table-cell table:formula="of:=ROUND([.D7]/2)" office:value-type="float" office:value="2" calcext:value-type="float">
            <text:p>2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G7:.H7])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/>
          <table:table-cell table:formula="of:=SUM([.J7];[.L7])" office:value-type="float" office:value="6" calcext:value-type="float">
            <text:p>6</text:p>
          </table:table-cell>
          <table:table-cell table:formula="of:=[.F7]*[.$O$11]" office:value-type="float" office:value="6.1153846153846" calcext:value-type="float">
            <text:p>6,1153846153846</text:p>
          </table:table-cell>
          <table:table-cell table:formula="of:=[.O7]/[.$O$11]" office:value-type="float" office:value="0.113207547169811" calcext:value-type="float">
            <text:p>0,113207547169811</text:p>
          </table:table-cell>
          <table:table-cell table:style-name="ce26" table:formula="of:=[.O7]*100/[.P7]" office:value-type="float" office:value="98.1132075471698" calcext:value-type="float">
            <text:p>98,1132075471698</text:p>
          </table:table-cell>
          <table:table-cell table:style-name="ce67" table:formula="of:=[.R7]-100" office:value-type="float" office:value="-1.88679245283019" calcext:value-type="float">
            <text:p>-1,88679245283019</text:p>
          </table:table-cell>
          <table:table-cell table:formula="of:=([.P7]-1)/10" office:value-type="float" office:value="0.511538461538459" calcext:value-type="float">
            <text:p>0,511538461538459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ourd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formula="of:=SUM([.D8:.E8])/[.$D$11]" office:value-type="percentage" office:value="0" calcext:value-type="percentage">
            <text:p>0,00 %</text:p>
          </table:table-cell>
          <table:table-cell table:formula="of:=ROUND([.D8]/2)" office:value-type="float" office:value="0" calcext:value-type="float">
            <text:p>0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G8:.H8])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J8];[.L8])" office:value-type="float" office:value="13" calcext:value-type="float">
            <text:p>13</text:p>
          </table:table-cell>
          <table:table-cell table:formula="of:=[.F8]*[.$O$11]" office:value-type="float" office:value="0" calcext:value-type="float">
            <text:p>0</text:p>
          </table:table-cell>
          <table:table-cell table:formula="of:=[.O8]/[.$O$11]" office:value-type="float" office:value="0.245283018867925" calcext:value-type="float">
            <text:p>0,245283018867925</text:p>
          </table:table-cell>
          <table:table-cell table:style-name="ce26" table:formula="of:=[.O8]*100/[.P8]" office:value-type="string" office:string-value="" calcext:value-type="error">
            <text:p>#DIV/0!</text:p>
          </table:table-cell>
          <table:table-cell table:style-name="ce67" table:formula="of:=[.R8]-100" office:value-type="string" office:string-value="" calcext:value-type="error">
            <text:p>#DIV/0!</text:p>
          </table:table-cell>
          <table:table-cell table:formula="of:=([.P8]-1)/10" office:value-type="float" office:value="-0.1" calcext:value-type="float">
            <text:p>-0,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Jaim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D9:.E9])/[.$D$11]" office:value-type="percentage" office:value="0" calcext:value-type="percentage">
            <text:p>0,00 %</text:p>
          </table:table-cell>
          <table:table-cell table:formula="of:=ROUND([.D9]/2)" office:value-type="float" office:value="0" calcext:value-type="float">
            <text:p>0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G9:.H9])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/>
          <table:table-cell table:formula="of:=SUM([.J9];[.L9])" office:value-type="float" office:value="18" calcext:value-type="float">
            <text:p>18</text:p>
          </table:table-cell>
          <table:table-cell table:formula="of:=[.F9]*[.$O$11]" office:value-type="float" office:value="0" calcext:value-type="float">
            <text:p>0</text:p>
          </table:table-cell>
          <table:table-cell table:formula="of:=[.O9]/[.$O$11]" office:value-type="float" office:value="0.339622641509434" calcext:value-type="float">
            <text:p>0,339622641509434</text:p>
          </table:table-cell>
          <table:table-cell table:style-name="ce26" table:formula="of:=[.O9]*100/[.P9]" office:value-type="string" office:string-value="" calcext:value-type="error">
            <text:p>#DIV/0!</text:p>
          </table:table-cell>
          <table:table-cell table:style-name="ce67" table:formula="of:=[.R9]-100" office:value-type="string" office:string-value="" calcext:value-type="error">
            <text:p>#DIV/0!</text:p>
          </table:table-cell>
          <table:table-cell table:formula="of:=([.P9]-1)/10" office:value-type="float" office:value="-0.1" calcext:value-type="float">
            <text:p>-0,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guilera</text:p>
          </table:table-cell>
          <table:table-cell table:number-columns-repeated="2"/>
          <table:table-cell table:style-name="ce6" table:number-columns-repeated="2"/>
          <table:table-cell table:formula="of:=SUM([.D10:.E10])/[.$D$11]" office:value-type="percentage" office:value="0" calcext:value-type="percentage">
            <text:p>0,00 %</text:p>
          </table:table-cell>
          <table:table-cell table:formula="of:=ROUND([.D10]/2)" office:value-type="float" office:value="0" calcext:value-type="float">
            <text:p>0</text:p>
          </table:table-cell>
          <table:table-cell table:formula="of:=ROUND([.E10]/2)" office:value-type="float" office:value="0" calcext:value-type="float">
            <text:p>0</text:p>
          </table:table-cell>
          <table:table-cell table:formula="of:=SUM([.G10:.H10])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/>
          <table:table-cell table:formula="of:=SUM([.J10];[.L10])" office:value-type="float" office:value="16" calcext:value-type="float">
            <text:p>16</text:p>
          </table:table-cell>
          <table:table-cell table:formula="of:=[.F10]*[.$O$11]" office:value-type="float" office:value="0" calcext:value-type="float">
            <text:p>0</text:p>
          </table:table-cell>
          <table:table-cell table:formula="of:=[.O10]/[.$O$11]" office:value-type="float" office:value="0.30188679245283" calcext:value-type="float">
            <text:p>0,30188679245283</text:p>
          </table:table-cell>
          <table:table-cell table:style-name="ce26" table:formula="of:=[.O10]*100/[.P10]" office:value-type="string" office:string-value="" calcext:value-type="error">
            <text:p>#DIV/0!</text:p>
          </table:table-cell>
          <table:table-cell table:style-name="ce67" table:formula="of:=[.R10]-100" office:value-type="string" office:string-value="" calcext:value-type="error">
            <text:p>#DIV/0!</text:p>
          </table:table-cell>
          <table:table-cell table:formula="of:=([.P10]-1)/10" office:value-type="float" office:value="-0.1" calcext:value-type="float">
            <text:p>-0,1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27" calcext:value-type="float">
            <text:p>27</text:p>
          </table:table-cell>
          <table:table-cell table:style-name="ce58" table:formula="of:=SUM([.C2:.C10])" office:value-type="float" office:value="10" calcext:value-type="float">
            <text:p>10</text:p>
          </table:table-cell>
          <table:table-cell table:formula="of:=SUM([.D2:.E10])" office:value-type="float" office:value="26" calcext:value-type="float">
            <text:p>26</text:p>
          </table:table-cell>
          <table:table-cell/>
          <table:table-cell table:formula="of:=SUM([.F2:.F10])" office:value-type="percentage" office:value="1" calcext:value-type="percentage">
            <text:p>100,00 %</text:p>
          </table:table-cell>
          <table:table-cell table:formula="of:=SUM([.G2:.G10])" office:value-type="float" office:value="12" calcext:value-type="float">
            <text:p>12</text:p>
          </table:table-cell>
          <table:table-cell table:formula="of:=SUM([.H2:.H10])" office:value-type="float" office:value="2" calcext:value-type="float">
            <text:p>2</text:p>
          </table:table-cell>
          <table:table-cell table:formula="of:=SUM([.I2:.I10])" office:value-type="float" office:value="14" calcext:value-type="float">
            <text:p>14</text:p>
          </table:table-cell>
          <table:table-cell table:formula="of:=SUM([.J2:.J10])" office:value-type="float" office:value="30" calcext:value-type="float">
            <text:p>30</text:p>
          </table:table-cell>
          <table:table-cell table:formula="of:=SUM([.K2:.K10])" office:value-type="float" office:value="39" calcext:value-type="float">
            <text:p>39</text:p>
          </table:table-cell>
          <table:table-cell table:formula="of:=SUM([.L2:.L10])" office:value-type="float" office:value="23" calcext:value-type="float">
            <text:p>23</text:p>
          </table:table-cell>
          <table:table-cell table:formula="of:=SUM([.M2:.M10])" office:value-type="float" office:value="4" calcext:value-type="float">
            <text:p>4</text:p>
          </table:table-cell>
          <table:table-cell table:formula="of:=SUM([.N2:.N10])" office:value-type="float" office:value="4" calcext:value-type="float">
            <text:p>4</text:p>
          </table:table-cell>
          <table:table-cell table:formula="of:=SUM([.O2:.O10])" office:value-type="float" office:value="53" calcext:value-type="float">
            <text:p>53</text:p>
          </table:table-cell>
          <table:table-cell table:formula="of:=SUM([.P2:.P10])" office:value-type="float" office:value="53" calcext:value-type="float">
            <text:p>53</text:p>
          </table:table-cell>
          <table:table-cell/>
          <table:table-cell table:formula="of:=media([.R7:.R10])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30" calcext:value-type="float">
            <text:p>30</text:p>
          </table:table-cell>
          <table:table-cell/>
          <table:table-cell table:formula="of:=[.D11]+4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ce55" office:value-type="string" calcext:value-type="string">
            <text:p>Impl. Smas. Op.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55" office:value-type="string" calcext:value-type="string">
            <text:p>Plan. Admón Rede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55" office:value-type="string" calcext:value-type="string">
            <text:p>Fund. Hardware</text:p>
          </table:table-cell>
          <table:table-cell table:style-name="ce55" office:value-type="float" office:value="3" calcext:value-type="float">
            <text:p>3</text:p>
          </table:table-cell>
          <table:table-cell table:style-name="ce57"/>
          <table:table-cell table:number-columns-repeated="2"/>
          <table:table-cell table:style-name="Default"/>
          <table:table-cell table:number-columns-repeated="1017"/>
        </table:table-row>
        <table:table-row table:style-name="ro5">
          <table:table-cell table:style-name="ce55" office:value-type="string" calcext:value-type="string">
            <text:p>Gestión BB.DD.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55" office:value-type="string" calcext:value-type="string">
            <text:p>Leng. Marcas</text:p>
          </table:table-cell>
          <table:table-cell table:style-name="ce55" office:value-type="float" office:value="4" calcext:value-type="float">
            <text:p>4</text:p>
          </table:table-cell>
          <table:table-cell table:style-name="ce57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56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56" office:value-type="string" calcext:value-type="string">
            <text:p>Total CURSO</text:p>
          </table:table-cell>
          <table:table-cell table:style-name="ce56" table:formula="of:=SUM([.B15:.B19])" office:value-type="float" office:value="27" calcext:value-type="float">
            <text:p>27</text:p>
          </table:table-cell>
          <table:table-cell table:style-name="ce56" table:formula="of:=SUM([.C15:.C19])"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1017"/>
        </table:table-row>
        <calcext:conditional-formats>
          <calcext:conditional-format calcext:target-range-address="ASIR.R2:ASIR.R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</calcext:conditional-formats>
      </table:table>
      <table:table table:name="DAW_ASI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3" table:default-cell-style-name="Default"/>
        <table:table-column table:style-name="co13" table:default-cell-style-name="ce19"/>
        <table:table-column table:style-name="co14" table:default-cell-style-name="ce21"/>
        <table:table-column table:style-name="co14" table:default-cell-style-name="ce24"/>
        <table:table-column table:style-name="co15" table:number-columns-repeated="2" table:default-cell-style-name="Default"/>
        <table:table-column table:style-name="co16" table:number-columns-repeated="996" table:default-cell-style-name="Default"/>
        <table:table-row table:style-name="ro1">
          <table:table-cell table:style-name="ce54"/>
          <table:table-cell table:style-name="ce54" office:value-type="string" calcext:value-type="string">
            <text:p>Horas 1</text:p>
          </table:table-cell>
          <table:table-cell table:style-name="ce54" office:value-type="string" calcext:value-type="string">
            <text:p>Horas desdoble 1</text:p>
          </table:table-cell>
          <table:table-cell table:number-columns-repeated="2" table:style-name="ce54" office:value-type="string" calcext:value-type="string">
            <text:p>Horas 2</text:p>
          </table:table-cell>
          <table:table-cell table:style-name="ce54" office:value-type="string" calcext:value-type="string">
            <text:p>%2DAW</text:p>
          </table:table-cell>
          <table:table-cell table:style-name="ce54" office:value-type="string" calcext:value-type="string">
            <text:p>%CICLO-DAW</text:p>
          </table:table-cell>
          <table:table-cell table:number-columns-repeated="2" table:style-name="ce54" office:value-type="string" calcext:value-type="string">
            <text:p>Mitad 2DAW</text:p>
          </table:table-cell>
          <table:table-cell table:style-name="ce54" office:value-type="string" calcext:value-type="string">
            <text:p>Reducción 2DAW</text:p>
          </table:table-cell>
          <table:table-cell table:style-name="ce54" office:value-type="string" calcext:value-type="string">
            <text:p>%REDUCCIÓN</text:p>
          </table:table-cell>
          <table:table-cell table:style-name="ce54" office:value-type="string" calcext:value-type="string">
            <text:p>n.º PI</text:p>
          </table:table-cell>
          <table:table-cell table:style-name="ce54" office:value-type="string" calcext:value-type="string">
            <text:p>n.º alumnos PI</text:p>
          </table:table-cell>
          <table:table-cell table:style-name="ce54" office:value-type="string" calcext:value-type="string">
            <text:p>n.º FCT-EMPRESAS</text:p>
          </table:table-cell>
          <table:table-cell table:style-name="ce54" office:value-type="string" calcext:value-type="string">
            <text:p>n.º alumnos FCT</text:p>
          </table:table-cell>
          <table:table-cell table:style-name="ce54" office:value-type="string" calcext:value-type="string">
            <text:p>n.º tutores FCT</text:p>
          </table:table-cell>
          <table:table-cell table:style-name="ce54" office:value-type="string" calcext:value-type="string">
            <text:p>OBJETIVO DAW</text:p>
          </table:table-cell>
          <table:table-cell table:style-name="ce54" office:value-type="string" calcext:value-type="string">
            <text:p>OBJETIVO 2DAW</text:p>
          </table:table-cell>
          <table:table-cell table:style-name="ce54" office:value-type="string" calcext:value-type="string">
            <text:p>OBJETIVO REDUCCIÓN</text:p>
          </table:table-cell>
          <table:table-cell table:style-name="ce54" office:value-type="string" calcext:value-type="string">
            <text:p>SUMA</text:p>
          </table:table-cell>
          <table:table-cell table:style-name="ce69" table:formula="of:=COM.MICROSOFT.CONCAT(&quot;IDEAL &quot;; [.F1])" office:value-type="string" office:string-value="IDEAL %2DAW" calcext:value-type="string">
            <text:p>IDEAL %2DAW</text:p>
          </table:table-cell>
          <table:table-cell table:style-name="ce69" table:formula="of:=COM.MICROSOFT.CONCAT(&quot;IDEAL &quot;; [.G1])" office:value-type="string" office:string-value="IDEAL %CICLO-DAW" calcext:value-type="string">
            <text:p>IDEAL %CICLO-DAW</text:p>
          </table:table-cell>
          <table:table-cell table:style-name="ce69" table:formula="of:=COM.MICROSOFT.CONCAT(&quot;IDEAL &quot;; [.K1])" office:value-type="string" office:string-value="IDEAL %REDUCCIÓN" calcext:value-type="string">
            <text:p>IDEAL %REDUCCIÓN</text:p>
          </table:table-cell>
          <table:table-cell table:style-name="ce71" table:formula="of:=COM.MICROSOFT.CONCAT(&quot;RESTA- &quot;; [.U1])" office:value-type="string" office:string-value="RESTA- IDEAL %2DAW" calcext:value-type="string">
            <text:p>RESTA- IDEAL %2DAW</text:p>
          </table:table-cell>
          <table:table-cell table:style-name="ce73" table:formula="of:=COM.MICROSOFT.CONCAT(&quot;RESTA- &quot;; [.V1])" office:value-type="string" office:string-value="RESTA- IDEAL %CICLO-DAW" calcext:value-type="string">
            <text:p>RESTA- IDEAL %CICLO-DAW</text:p>
          </table:table-cell>
          <table:table-cell table:style-name="ce76" table:formula="of:=COM.MICROSOFT.CONCAT(&quot;RESTA- &quot;; [.W1])" office:value-type="string" office:string-value="RESTA- IDEAL %REDUCCIÓN" calcext:value-type="string">
            <text:p>RESTA- IDEAL %REDUCCIÓN</text:p>
          </table:table-cell>
          <table:table-cell table:style-name="ce69"/>
          <table:table-cell table:style-name="ce54" table:number-columns-repeated="997"/>
        </table:table-row>
        <table:table-row table:style-name="ro2">
          <table:table-cell office:value-type="string" calcext:value-type="string">
            <text:p>JR</text:p>
          </table:table-cell>
          <table:table-cell table:formula="of:=[DAW.B2]+[ASIR.B2]" office:value-type="float" office:value="6" calcext:value-type="float">
            <text:p>6</text:p>
          </table:table-cell>
          <table:table-cell table:formula="of:=[DAW.C2]+[ASIR.C2]" office:value-type="float" office:value="0" calcext:value-type="float">
            <text:p>0</text:p>
          </table:table-cell>
          <table:table-cell table:formula="of:=[DAW.D2]+[ASIR.D2]" office:value-type="float" office:value="6" calcext:value-type="float">
            <text:p>6</text:p>
          </table:table-cell>
          <table:table-cell table:formula="of:=[DAW.E2]+[ASIR.E2]" office:value-type="float" office:value="0" calcext:value-type="float">
            <text:p>0</text:p>
          </table:table-cell>
          <table:table-cell table:style-name="ce61" table:formula="of:=SUM([.D2:.E2])/[.$D$11]" office:value-type="percentage" office:value="0.115384615384615" calcext:value-type="percentage">
            <text:p>11,54 %</text:p>
          </table:table-cell>
          <table:table-cell table:style-name="ce61" table:formula="of:=SUM([.B2:.E2])/(SUM([.$B$11:.$D$11]))" office:value-type="percentage" office:value="0.09375" calcext:value-type="percentage">
            <text:p>9,38 %</text:p>
          </table:table-cell>
          <table:table-cell table:formula="of:=ROUND([.D2]/2)" office:value-type="float" office:value="3" calcext:value-type="float">
            <text:p>3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2:.I2])" office:value-type="float" office:value="3" calcext:value-type="float">
            <text:p>3</text:p>
          </table:table-cell>
          <table:table-cell table:style-name="ce64" table:formula="of:=[.J2]/[.$J$11]" office:value-type="percentage" office:value="0.111111111111111" calcext:value-type="percentage">
            <text:p>11,11%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/>
          <table:table-cell table:formula="of:=[.F2]*[.$T$11]" office:value-type="float" office:value="3.34615384615384" calcext:value-type="float">
            <text:p>3,34615384615384</text:p>
          </table:table-cell>
          <table:table-cell table:style-name="ce67" table:formula="of:=[.F2]*[.$T$11]" office:value-type="float" office:value="3.34615384615385" calcext:value-type="float">
            <text:p>3,34615384615385</text:p>
          </table:table-cell>
          <table:table-cell table:formula="of:=[.K2]*[.$T$11]" office:value-type="float" office:value="3.22222222222222" calcext:value-type="float">
            <text:p>3,22222222222222</text:p>
          </table:table-cell>
          <table:table-cell table:formula="of:=SUM([.L2];[.N2])" office:value-type="float" office:value="4" calcext:value-type="float">
            <text:p>4</text:p>
          </table:table-cell>
          <table:table-cell table:style-name="ce63" table:formula="of:=[.F2]*[.$T$11]" office:value-type="float" office:value="3.34615384615385" calcext:value-type="float">
            <text:p>3,34615384615385</text:p>
          </table:table-cell>
          <table:table-cell table:style-name="ce63" table:formula="of:=[.G2]*[.$T$11]" office:value-type="float" office:value="2.71875" calcext:value-type="float">
            <text:p>2,71875</text:p>
          </table:table-cell>
          <table:table-cell table:style-name="ce63" table:formula="of:=[.K2]*[.$T$11]" office:value-type="float" office:value="3.22222222222222" calcext:value-type="float">
            <text:p>3,22222222222222</text:p>
          </table:table-cell>
          <table:table-cell table:formula="of:=[.U2]-[.$T2]" office:value-type="float" office:value="-0.65384615384615" calcext:value-type="float">
            <text:p>-0,65384615384615</text:p>
          </table:table-cell>
          <table:table-cell table:formula="of:=[.V2]-[.$T2]" office:value-type="float" office:value="-1.28125" calcext:value-type="float">
            <text:p>-1,28125</text:p>
          </table:table-cell>
          <table:table-cell table:formula="of:=[.W2]-[.$T2]" office:value-type="float" office:value="-0.77777777777778" calcext:value-type="float">
            <text:p>-0,77777777777778</text:p>
          </table:table-cell>
          <table:table-cell/>
          <table:table-cell table:style-name="ce80" table:formula="of:=[.T2]*100/[.U2]" office:value-type="float" office:value="119.540229885057" calcext:value-type="float">
            <text:p>119,540229885057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melia</text:p>
          </table:table-cell>
          <table:table-cell table:formula="of:=[DAW.B3]+[ASIR.B3]" office:value-type="float" office:value="4" calcext:value-type="float">
            <text:p>4</text:p>
          </table:table-cell>
          <table:table-cell table:formula="of:=[DAW.C3]+[ASIR.C3]" office:value-type="float" office:value="3" calcext:value-type="float">
            <text:p>3</text:p>
          </table:table-cell>
          <table:table-cell table:formula="of:=[DAW.D3]+[ASIR.D3]" office:value-type="float" office:value="6" calcext:value-type="float">
            <text:p>6</text:p>
          </table:table-cell>
          <table:table-cell table:formula="of:=[DAW.E3]+[ASIR.E3]" office:value-type="float" office:value="4" calcext:value-type="float">
            <text:p>4</text:p>
          </table:table-cell>
          <table:table-cell table:style-name="ce61" table:formula="of:=SUM([.D3:.E3])/[.$D$11]" office:value-type="percentage" office:value="0.192307692307692" calcext:value-type="percentage">
            <text:p>19,23 %</text:p>
          </table:table-cell>
          <table:table-cell table:style-name="ce61" table:formula="of:=SUM([.B3:.E3])/(SUM([.$B$11:.$D$11]))" office:value-type="percentage" office:value="0.1328125" calcext:value-type="percentage">
            <text:p>13,28 %</text:p>
          </table:table-cell>
          <table:table-cell table:formula="of:=ROUND([.D3]/2)" office:value-type="float" office:value="3" calcext:value-type="float">
            <text:p>3</text:p>
          </table:table-cell>
          <table:table-cell table:formula="of:=ROUND([.E3]/2)" office:value-type="float" office:value="2" calcext:value-type="float">
            <text:p>2</text:p>
          </table:table-cell>
          <table:table-cell table:formula="of:=SUM([.H3:.I3])" office:value-type="float" office:value="5" calcext:value-type="float">
            <text:p>5</text:p>
          </table:table-cell>
          <table:table-cell table:style-name="ce64" table:formula="of:=[.J3]/[.$J$11]" office:value-type="percentage" office:value="0.185185185185185" calcext:value-type="percentage">
            <text:p>18,52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  <table:table-cell table:formula="of:=[.F3]*[.$T$11]" office:value-type="float" office:value="5.57692307692307" calcext:value-type="float">
            <text:p>5,57692307692307</text:p>
          </table:table-cell>
          <table:table-cell table:style-name="ce67" table:formula="of:=[.F3]*[.$T$11]" office:value-type="float" office:value="5.57692307692308" calcext:value-type="float">
            <text:p>5,57692307692308</text:p>
          </table:table-cell>
          <table:table-cell table:formula="of:=[.K3]*[.$T$11]" office:value-type="float" office:value="5.37037037037037" calcext:value-type="float">
            <text:p>5,37037037037037</text:p>
          </table:table-cell>
          <table:table-cell table:formula="of:=SUM([.L3];[.N3])" office:value-type="float" office:value="5" calcext:value-type="float">
            <text:p>5</text:p>
          </table:table-cell>
          <table:table-cell table:style-name="ce63" table:formula="of:=[.F3]*[.$T$11]" office:value-type="float" office:value="5.57692307692308" calcext:value-type="float">
            <text:p>5,57692307692308</text:p>
          </table:table-cell>
          <table:table-cell table:style-name="ce63" table:formula="of:=[.G3]*[.$T$11]" office:value-type="float" office:value="3.8515625" calcext:value-type="float">
            <text:p>3,8515625</text:p>
          </table:table-cell>
          <table:table-cell table:style-name="ce63" table:formula="of:=[.K3]*[.$T$11]" office:value-type="float" office:value="5.37037037037037" calcext:value-type="float">
            <text:p>5,37037037037037</text:p>
          </table:table-cell>
          <table:table-cell table:formula="of:=[.U3]-[.$T3]" office:value-type="float" office:value="0.57692307692308" calcext:value-type="float">
            <text:p>0,57692307692308</text:p>
          </table:table-cell>
          <table:table-cell table:formula="of:=[.V3]-[.$T3]" office:value-type="float" office:value="-1.1484375" calcext:value-type="float">
            <text:p>-1,1484375</text:p>
          </table:table-cell>
          <table:table-cell table:formula="of:=[.W3]-[.$T3]" office:value-type="float" office:value="0.37037037037037" calcext:value-type="float">
            <text:p>0,37037037037037</text:p>
          </table:table-cell>
          <table:table-cell/>
          <table:table-cell table:style-name="ce80" table:formula="of:=[.T3]*100/[.U3]" office:value-type="float" office:value="89.6551724137931" calcext:value-type="float">
            <text:p>89,6551724137931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Tripiana</text:p>
          </table:table-cell>
          <table:table-cell table:formula="of:=[DAW.B4]+[ASIR.B4]" office:value-type="float" office:value="4" calcext:value-type="float">
            <text:p>4</text:p>
          </table:table-cell>
          <table:table-cell table:formula="of:=[DAW.C4]+[ASIR.C4]" office:value-type="float" office:value="0" calcext:value-type="float">
            <text:p>0</text:p>
          </table:table-cell>
          <table:table-cell table:formula="of:=[DAW.D4]+[ASIR.D4]" office:value-type="float" office:value="3" calcext:value-type="float">
            <text:p>3</text:p>
          </table:table-cell>
          <table:table-cell table:formula="of:=[DAW.E4]+[ASIR.E4]" office:value-type="float" office:value="0" calcext:value-type="float">
            <text:p>0</text:p>
          </table:table-cell>
          <table:table-cell table:style-name="ce61" table:formula="of:=SUM([.D4:.E4])/[.$D$11]" office:value-type="percentage" office:value="0.0576923076923077" calcext:value-type="percentage">
            <text:p>5,77 %</text:p>
          </table:table-cell>
          <table:table-cell table:style-name="ce61" table:formula="of:=SUM([.B4:.E4])/(SUM([.$B$11:.$D$11]))" office:value-type="percentage" office:value="0.0546875" calcext:value-type="percentage">
            <text:p>5,47 %</text:p>
          </table:table-cell>
          <table:table-cell table:formula="of:=ROUND([.D4]/2)" office:value-type="float" office:value="2" calcext:value-type="float">
            <text:p>2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H4:.I4])" office:value-type="float" office:value="2" calcext:value-type="float">
            <text:p>2</text:p>
          </table:table-cell>
          <table:table-cell table:style-name="ce64" table:formula="of:=[.J4]/[.$J$11]" office:value-type="percentage" office:value="0.0740740740740741" calcext:value-type="percentage">
            <text:p>7,41%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4]*[.$T$11]" office:value-type="float" office:value="1.67307692307692" calcext:value-type="float">
            <text:p>1,67307692307692</text:p>
          </table:table-cell>
          <table:table-cell table:style-name="ce67" table:formula="of:=[.F4]*[.$T$11]" office:value-type="float" office:value="1.67307692307692" calcext:value-type="float">
            <text:p>1,67307692307692</text:p>
          </table:table-cell>
          <table:table-cell table:formula="of:=[.K4]*[.$T$11]" office:value-type="float" office:value="2.14814814814815" calcext:value-type="float">
            <text:p>2,14814814814815</text:p>
          </table:table-cell>
          <table:table-cell table:formula="of:=SUM([.L4];[.N4])" office:value-type="float" office:value="3" calcext:value-type="float">
            <text:p>3</text:p>
          </table:table-cell>
          <table:table-cell table:style-name="ce63" table:formula="of:=[.F4]*[.$T$11]" office:value-type="float" office:value="1.67307692307692" calcext:value-type="float">
            <text:p>1,67307692307692</text:p>
          </table:table-cell>
          <table:table-cell table:style-name="ce63" table:formula="of:=[.G4]*[.$T$11]" office:value-type="float" office:value="1.5859375" calcext:value-type="float">
            <text:p>1,5859375</text:p>
          </table:table-cell>
          <table:table-cell table:style-name="ce63" table:formula="of:=[.K4]*[.$T$11]" office:value-type="float" office:value="2.14814814814815" calcext:value-type="float">
            <text:p>2,14814814814815</text:p>
          </table:table-cell>
          <table:table-cell table:formula="of:=[.U4]-[.$T4]" office:value-type="float" office:value="-1.32692307692308" calcext:value-type="float">
            <text:p>-1,32692307692308</text:p>
          </table:table-cell>
          <table:table-cell table:formula="of:=[.V4]-[.$T4]" office:value-type="float" office:value="-1.4140625" calcext:value-type="float">
            <text:p>-1,4140625</text:p>
          </table:table-cell>
          <table:table-cell table:formula="of:=[.W4]-[.$T4]" office:value-type="float" office:value="-0.85185185185185" calcext:value-type="float">
            <text:p>-0,85185185185185</text:p>
          </table:table-cell>
          <table:table-cell/>
          <table:table-cell table:style-name="ce80" table:formula="of:=[.T4]*100/[.U4]" office:value-type="float" office:value="179.310344827586" calcext:value-type="float">
            <text:p>179,310344827586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raceli</text:p>
          </table:table-cell>
          <table:table-cell table:formula="of:=[DAW.B5]+[ASIR.B5]" office:value-type="float" office:value="9" calcext:value-type="float">
            <text:p>9</text:p>
          </table:table-cell>
          <table:table-cell table:formula="of:=[DAW.C5]+[ASIR.C5]" office:value-type="float" office:value="3" calcext:value-type="float">
            <text:p>3</text:p>
          </table:table-cell>
          <table:table-cell table:formula="of:=[DAW.D5]+[ASIR.D5]" office:value-type="float" office:value="0" calcext:value-type="float">
            <text:p>0</text:p>
          </table:table-cell>
          <table:table-cell table:formula="of:=[DAW.E5]+[ASIR.E5]" office:value-type="float" office:value="0" calcext:value-type="float">
            <text:p>0</text:p>
          </table:table-cell>
          <table:table-cell table:style-name="ce61" table:formula="of:=SUM([.D5:.E5])/[.$D$11]" office:value-type="percentage" office:value="0" calcext:value-type="percentage">
            <text:p>0,00 %</text:p>
          </table:table-cell>
          <table:table-cell table:style-name="ce61" table:formula="of:=SUM([.B5:.E5])/(SUM([.$B$11:.$D$11]))" office:value-type="percentage" office:value="0.09375" calcext:value-type="percentage">
            <text:p>9,38 %</text:p>
          </table:table-cell>
          <table:table-cell table:formula="of:=ROUND([.D5]/2)" office:value-type="float" office:value="0" calcext:value-type="float">
            <text:p>0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style-name="ce64" table:formula="of:=[.J5]/[.$J$11]" office:value-type="percentage" office:value="0" calcext:value-type="percentage">
            <text:p>0,00%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5]*[.$T$11]" office:value-type="float" office:value="0" calcext:value-type="float">
            <text:p>0</text:p>
          </table:table-cell>
          <table:table-cell table:style-name="ce67" table:formula="of:=[.F5]*[.$T$11]" office:value-type="float" office:value="0" calcext:value-type="float">
            <text:p>0</text:p>
          </table:table-cell>
          <table:table-cell table:formula="of:=[.K5]*[.$T$11]" office:value-type="float" office:value="0" calcext:value-type="float">
            <text:p>0</text:p>
          </table:table-cell>
          <table:table-cell table:formula="of:=SUM([.L5];[.N5])" office:value-type="float" office:value="0" calcext:value-type="float">
            <text:p>0</text:p>
          </table:table-cell>
          <table:table-cell table:style-name="ce63" table:formula="of:=[.F5]*[.$T$11]" office:value-type="float" office:value="0" calcext:value-type="float">
            <text:p>0</text:p>
          </table:table-cell>
          <table:table-cell table:style-name="ce63" table:formula="of:=[.G5]*[.$T$11]" office:value-type="float" office:value="2.71875" calcext:value-type="float">
            <text:p>2,71875</text:p>
          </table:table-cell>
          <table:table-cell table:style-name="ce63" table:formula="of:=[.K5]*[.$T$11]" office:value-type="float" office:value="0" calcext:value-type="float">
            <text:p>0</text:p>
          </table:table-cell>
          <table:table-cell table:formula="of:=[.U5]-[.$T5]" office:value-type="float" office:value="0" calcext:value-type="float">
            <text:p>0</text:p>
          </table:table-cell>
          <table:table-cell table:formula="of:=[.V5]-[.$T5]" office:value-type="float" office:value="2.71875" calcext:value-type="float">
            <text:p>2,71875</text:p>
          </table:table-cell>
          <table:table-cell table:formula="of:=[.W5]-[.$T5]" office:value-type="float" office:value="0" calcext:value-type="float">
            <text:p>0</text:p>
          </table:table-cell>
          <table:table-cell/>
          <table:table-cell table:style-name="ce80" table:formula="of:=[.T5]*100/[.U5]" office:value-type="string" office:string-value="" calcext:value-type="error">
            <text:p>#DIV/0!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Sinhué</text:p>
          </table:table-cell>
          <table:table-cell table:formula="of:=[DAW.B6]+[ASIR.B6]" office:value-type="float" office:value="6" calcext:value-type="float">
            <text:p>6</text:p>
          </table:table-cell>
          <table:table-cell table:formula="of:=[DAW.C6]+[ASIR.C6]" office:value-type="float" office:value="4" calcext:value-type="float">
            <text:p>4</text:p>
          </table:table-cell>
          <table:table-cell table:formula="of:=[DAW.D6]+[ASIR.D6]" office:value-type="float" office:value="4" calcext:value-type="float">
            <text:p>4</text:p>
          </table:table-cell>
          <table:table-cell table:formula="of:=[DAW.E6]+[ASIR.E6]" office:value-type="float" office:value="0" calcext:value-type="float">
            <text:p>0</text:p>
          </table:table-cell>
          <table:table-cell table:style-name="ce61" table:formula="of:=SUM([.D6:.E6])/[.$D$11]" office:value-type="percentage" office:value="0.0769230769230769" calcext:value-type="percentage">
            <text:p>7,69 %</text:p>
          </table:table-cell>
          <table:table-cell table:style-name="ce61" table:formula="of:=SUM([.B6:.E6])/(SUM([.$B$11:.$D$11]))" office:value-type="percentage" office:value="0.109375" calcext:value-type="percentage">
            <text:p>10,94 %</text:p>
          </table:table-cell>
          <table:table-cell table:formula="of:=ROUND([.D6]/2)" office:value-type="float" office:value="2" calcext:value-type="float">
            <text:p>2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H6:.I6])" office:value-type="float" office:value="2" calcext:value-type="float">
            <text:p>2</text:p>
          </table:table-cell>
          <table:table-cell table:style-name="ce64" table:formula="of:=[.J6]/[.$J$11]" office:value-type="percentage" office:value="0.0740740740740741" calcext:value-type="percentage">
            <text:p>7,4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/>
          <table:table-cell table:formula="of:=[.F6]*[.$T$11]" office:value-type="float" office:value="2.23076923076923" calcext:value-type="float">
            <text:p>2,23076923076923</text:p>
          </table:table-cell>
          <table:table-cell table:style-name="ce67" table:formula="of:=[.F6]*[.$T$11]" office:value-type="float" office:value="2.23076923076923" calcext:value-type="float">
            <text:p>2,23076923076923</text:p>
          </table:table-cell>
          <table:table-cell table:formula="of:=[.K6]*[.$T$11]" office:value-type="float" office:value="2.14814814814815" calcext:value-type="float">
            <text:p>2,14814814814815</text:p>
          </table:table-cell>
          <table:table-cell table:formula="of:=SUM([.L6];[.N6])" office:value-type="float" office:value="2" calcext:value-type="float">
            <text:p>2</text:p>
          </table:table-cell>
          <table:table-cell table:style-name="ce63" table:formula="of:=[.F6]*[.$T$11]" office:value-type="float" office:value="2.23076923076923" calcext:value-type="float">
            <text:p>2,23076923076923</text:p>
          </table:table-cell>
          <table:table-cell table:style-name="ce63" table:formula="of:=[.G6]*[.$T$11]" office:value-type="float" office:value="3.171875" calcext:value-type="float">
            <text:p>3,171875</text:p>
          </table:table-cell>
          <table:table-cell table:style-name="ce63" table:formula="of:=[.K6]*[.$T$11]" office:value-type="float" office:value="2.14814814814815" calcext:value-type="float">
            <text:p>2,14814814814815</text:p>
          </table:table-cell>
          <table:table-cell table:formula="of:=[.U6]-[.$T6]" office:value-type="float" office:value="0.23076923076923" calcext:value-type="float">
            <text:p>0,23076923076923</text:p>
          </table:table-cell>
          <table:table-cell table:formula="of:=[.V6]-[.$T6]" office:value-type="float" office:value="1.171875" calcext:value-type="float">
            <text:p>1,171875</text:p>
          </table:table-cell>
          <table:table-cell table:formula="of:=[.W6]-[.$T6]" office:value-type="float" office:value="0.14814814814815" calcext:value-type="float">
            <text:p>0,14814814814815</text:p>
          </table:table-cell>
          <table:table-cell/>
          <table:table-cell table:style-name="ce80" table:formula="of:=[.T6]*100/[.U6]" office:value-type="float" office:value="89.6551724137931" calcext:value-type="float">
            <text:p>89,6551724137931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Rafa</text:p>
          </table:table-cell>
          <table:table-cell table:formula="of:=[DAW.B7]+[ASIR.B7]" office:value-type="float" office:value="8" calcext:value-type="float">
            <text:p>8</text:p>
          </table:table-cell>
          <table:table-cell table:formula="of:=[DAW.C7]+[ASIR.C7]" office:value-type="float" office:value="3" calcext:value-type="float">
            <text:p>3</text:p>
          </table:table-cell>
          <table:table-cell table:formula="of:=[DAW.D7]+[ASIR.D7]" office:value-type="float" office:value="6" calcext:value-type="float">
            <text:p>6</text:p>
          </table:table-cell>
          <table:table-cell table:formula="of:=[DAW.E7]+[ASIR.E7]" office:value-type="float" office:value="0" calcext:value-type="float">
            <text:p>0</text:p>
          </table:table-cell>
          <table:table-cell table:style-name="ce61" table:formula="of:=SUM([.D7:.E7])/[.$D$11]" office:value-type="percentage" office:value="0.115384615384615" calcext:value-type="percentage">
            <text:p>11,54 %</text:p>
          </table:table-cell>
          <table:table-cell table:style-name="ce61" table:formula="of:=SUM([.B7:.E7])/(SUM([.$B$11:.$D$11]))" office:value-type="percentage" office:value="0.1328125" calcext:value-type="percentage">
            <text:p>13,28 %</text:p>
          </table:table-cell>
          <table:table-cell table:formula="of:=ROUND([.D7]/2)" office:value-type="float" office:value="3" calcext:value-type="float">
            <text:p>3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7:.I7])" office:value-type="float" office:value="3" calcext:value-type="float">
            <text:p>3</text:p>
          </table:table-cell>
          <table:table-cell table:style-name="ce64" table:formula="of:=[.J7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7]*[.$T$11]" office:value-type="float" office:value="3.34615384615384" calcext:value-type="float">
            <text:p>3,34615384615384</text:p>
          </table:table-cell>
          <table:table-cell table:style-name="ce67" table:formula="of:=[.F7]*[.$T$11]" office:value-type="float" office:value="3.34615384615385" calcext:value-type="float">
            <text:p>3,34615384615385</text:p>
          </table:table-cell>
          <table:table-cell table:formula="of:=[.K7]*[.$T$11]" office:value-type="float" office:value="3.22222222222222" calcext:value-type="float">
            <text:p>3,22222222222222</text:p>
          </table:table-cell>
          <table:table-cell table:formula="of:=SUM([.L7];[.N7])" office:value-type="float" office:value="1" calcext:value-type="float">
            <text:p>1</text:p>
          </table:table-cell>
          <table:table-cell table:style-name="ce63" table:formula="of:=[.F7]*[.$T$11]" office:value-type="float" office:value="3.34615384615385" calcext:value-type="float">
            <text:p>3,34615384615385</text:p>
          </table:table-cell>
          <table:table-cell table:style-name="ce63" table:formula="of:=[.G7]*[.$T$11]" office:value-type="float" office:value="3.8515625" calcext:value-type="float">
            <text:p>3,8515625</text:p>
          </table:table-cell>
          <table:table-cell table:style-name="ce63" table:formula="of:=[.K7]*[.$T$11]" office:value-type="float" office:value="3.22222222222222" calcext:value-type="float">
            <text:p>3,22222222222222</text:p>
          </table:table-cell>
          <table:table-cell table:formula="of:=[.U7]-[.$T7]" office:value-type="float" office:value="2.34615384615385" calcext:value-type="float">
            <text:p>2,34615384615385</text:p>
          </table:table-cell>
          <table:table-cell table:formula="of:=[.V7]-[.$T7]" office:value-type="float" office:value="2.8515625" calcext:value-type="float">
            <text:p>2,8515625</text:p>
          </table:table-cell>
          <table:table-cell table:formula="of:=[.W7]-[.$T7]" office:value-type="float" office:value="2.22222222222222" calcext:value-type="float">
            <text:p>2,22222222222222</text:p>
          </table:table-cell>
          <table:table-cell table:formula="of:=[.T7]/[.$T$11]" office:value-type="float" office:value="0.0344827586206897" calcext:value-type="float">
            <text:p>0,03448275862069</text:p>
          </table:table-cell>
          <table:table-cell table:style-name="ce80" table:formula="of:=[.T7]*100/[.U7]" office:value-type="float" office:value="29.8850574712644" calcext:value-type="float">
            <text:p>29,8850574712644</text:p>
          </table:table-cell>
          <table:table-cell table:style-name="ce67" table:formula="of:=[.AB7]-100" office:value-type="float" office:value="-70.1149425287356" calcext:value-type="float">
            <text:p>-70,1149425287356</text:p>
          </table:table-cell>
          <table:table-cell table:formula="of:=([.U7]-1)/10" office:value-type="float" office:value="0.234615384615385" calcext:value-type="float">
            <text:p>0,23461538461538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urdes</text:p>
          </table:table-cell>
          <table:table-cell table:formula="of:=[DAW.B8]+[ASIR.B8]" office:value-type="float" office:value="8" calcext:value-type="float">
            <text:p>8</text:p>
          </table:table-cell>
          <table:table-cell table:formula="of:=[DAW.C8]+[ASIR.C8]" office:value-type="float" office:value="3" calcext:value-type="float">
            <text:p>3</text:p>
          </table:table-cell>
          <table:table-cell table:formula="of:=[DAW.D8]+[ASIR.D8]" office:value-type="float" office:value="6" calcext:value-type="float">
            <text:p>6</text:p>
          </table:table-cell>
          <table:table-cell table:formula="of:=[DAW.E8]+[ASIR.E8]" office:value-type="float" office:value="0" calcext:value-type="float">
            <text:p>0</text:p>
          </table:table-cell>
          <table:table-cell table:style-name="ce61" table:formula="of:=SUM([.D8:.E8])/[.$D$11]" office:value-type="percentage" office:value="0.115384615384615" calcext:value-type="percentage">
            <text:p>11,54 %</text:p>
          </table:table-cell>
          <table:table-cell table:style-name="ce61" table:formula="of:=SUM([.B8:.E8])/(SUM([.$B$11:.$D$11]))" office:value-type="percentage" office:value="0.1328125" calcext:value-type="percentage">
            <text:p>13,28 %</text:p>
          </table:table-cell>
          <table:table-cell table:formula="of:=ROUND([.D8]/2)" office:value-type="float" office:value="3" calcext:value-type="float">
            <text:p>3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H8:.I8])" office:value-type="float" office:value="3" calcext:value-type="float">
            <text:p>3</text:p>
          </table:table-cell>
          <table:table-cell table:style-name="ce64" table:formula="of:=[.J8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8]*[.$T$11]" office:value-type="float" office:value="3.34615384615384" calcext:value-type="float">
            <text:p>3,34615384615384</text:p>
          </table:table-cell>
          <table:table-cell table:style-name="ce67" table:formula="of:=[.F8]*[.$T$11]" office:value-type="float" office:value="3.34615384615385" calcext:value-type="float">
            <text:p>3,34615384615385</text:p>
          </table:table-cell>
          <table:table-cell table:formula="of:=[.K8]*[.$T$11]" office:value-type="float" office:value="3.22222222222222" calcext:value-type="float">
            <text:p>3,22222222222222</text:p>
          </table:table-cell>
          <table:table-cell table:formula="of:=SUM([.L8];[.N8])" office:value-type="float" office:value="4" calcext:value-type="float">
            <text:p>4</text:p>
          </table:table-cell>
          <table:table-cell table:style-name="ce63" table:formula="of:=[.F8]*[.$T$11]" office:value-type="float" office:value="3.34615384615385" calcext:value-type="float">
            <text:p>3,34615384615385</text:p>
          </table:table-cell>
          <table:table-cell table:style-name="ce63" table:formula="of:=[.G8]*[.$T$11]" office:value-type="float" office:value="3.8515625" calcext:value-type="float">
            <text:p>3,8515625</text:p>
          </table:table-cell>
          <table:table-cell table:style-name="ce63" table:formula="of:=[.K8]*[.$T$11]" office:value-type="float" office:value="3.22222222222222" calcext:value-type="float">
            <text:p>3,22222222222222</text:p>
          </table:table-cell>
          <table:table-cell table:formula="of:=[.U8]-[.$T8]" office:value-type="float" office:value="-0.65384615384615" calcext:value-type="float">
            <text:p>-0,65384615384615</text:p>
          </table:table-cell>
          <table:table-cell table:formula="of:=[.V8]-[.$T8]" office:value-type="float" office:value="-0.1484375" calcext:value-type="float">
            <text:p>-0,1484375</text:p>
          </table:table-cell>
          <table:table-cell table:formula="of:=[.W8]-[.$T8]" office:value-type="float" office:value="-0.77777777777778" calcext:value-type="float">
            <text:p>-0,77777777777778</text:p>
          </table:table-cell>
          <table:table-cell table:formula="of:=[.T8]/[.$T$11]" office:value-type="float" office:value="0.137931034482759" calcext:value-type="float">
            <text:p>0,137931034482759</text:p>
          </table:table-cell>
          <table:table-cell table:style-name="ce80" table:formula="of:=[.T8]*100/[.U8]" office:value-type="float" office:value="119.540229885057" calcext:value-type="float">
            <text:p>119,540229885057</text:p>
          </table:table-cell>
          <table:table-cell table:style-name="ce67" table:formula="of:=[.AB8]-100" office:value-type="float" office:value="19.5402298850575" calcext:value-type="float">
            <text:p>19,5402298850575</text:p>
          </table:table-cell>
          <table:table-cell table:formula="of:=([.U8]-1)/10" office:value-type="float" office:value="0.234615384615385" calcext:value-type="float">
            <text:p>0,23461538461538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ime</text:p>
          </table:table-cell>
          <table:table-cell table:formula="of:=[DAW.B9]+[ASIR.B9]" office:value-type="float" office:value="3" calcext:value-type="float">
            <text:p>3</text:p>
          </table:table-cell>
          <table:table-cell table:formula="of:=[DAW.C9]+[ASIR.C9]" office:value-type="float" office:value="6" calcext:value-type="float">
            <text:p>6</text:p>
          </table:table-cell>
          <table:table-cell table:formula="of:=[DAW.D9]+[ASIR.D9]" office:value-type="float" office:value="6" calcext:value-type="float">
            <text:p>6</text:p>
          </table:table-cell>
          <table:table-cell table:formula="of:=[DAW.E9]+[ASIR.E9]" office:value-type="float" office:value="0" calcext:value-type="float">
            <text:p>0</text:p>
          </table:table-cell>
          <table:table-cell table:style-name="ce61" table:formula="of:=SUM([.D9:.E9])/[.$D$11]" office:value-type="percentage" office:value="0.115384615384615" calcext:value-type="percentage">
            <text:p>11,54 %</text:p>
          </table:table-cell>
          <table:table-cell table:style-name="ce61" table:formula="of:=SUM([.B9:.E9])/(SUM([.$B$11:.$D$11]))" office:value-type="percentage" office:value="0.1171875" calcext:value-type="percentage">
            <text:p>11,72 %</text:p>
          </table:table-cell>
          <table:table-cell table:formula="of:=ROUND([.D9]/2)" office:value-type="float" office:value="3" calcext:value-type="float">
            <text:p>3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H9:.I9])" office:value-type="float" office:value="3" calcext:value-type="float">
            <text:p>3</text:p>
          </table:table-cell>
          <table:table-cell table:style-name="ce64" table:formula="of:=[.J9]/[.$J$11]" office:value-type="percentage" office:value="0.111111111111111" calcext:value-type="percentage">
            <text:p>11,11%</text:p>
          </table:table-cell>
          <table:table-cell table:style-name="ce6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/>
          <table:table-cell table:formula="of:=[.F9]*[.$T$11]" office:value-type="float" office:value="3.34615384615384" calcext:value-type="float">
            <text:p>3,34615384615384</text:p>
          </table:table-cell>
          <table:table-cell table:style-name="ce67" table:formula="of:=[.F9]*[.$T$11]" office:value-type="float" office:value="3.34615384615385" calcext:value-type="float">
            <text:p>3,34615384615385</text:p>
          </table:table-cell>
          <table:table-cell table:formula="of:=[.K9]*[.$T$11]" office:value-type="float" office:value="3.22222222222222" calcext:value-type="float">
            <text:p>3,22222222222222</text:p>
          </table:table-cell>
          <table:table-cell table:formula="of:=SUM([.L9];[.N9])" office:value-type="float" office:value="4" calcext:value-type="float">
            <text:p>4</text:p>
          </table:table-cell>
          <table:table-cell table:style-name="ce63" table:formula="of:=[.F9]*[.$T$11]" office:value-type="float" office:value="3.34615384615385" calcext:value-type="float">
            <text:p>3,34615384615385</text:p>
          </table:table-cell>
          <table:table-cell table:style-name="ce63" table:formula="of:=[.G9]*[.$T$11]" office:value-type="float" office:value="3.3984375" calcext:value-type="float">
            <text:p>3,3984375</text:p>
          </table:table-cell>
          <table:table-cell table:style-name="ce63" table:formula="of:=[.K9]*[.$T$11]" office:value-type="float" office:value="3.22222222222222" calcext:value-type="float">
            <text:p>3,22222222222222</text:p>
          </table:table-cell>
          <table:table-cell table:formula="of:=[.U9]-[.$T9]" office:value-type="float" office:value="-0.65384615384615" calcext:value-type="float">
            <text:p>-0,65384615384615</text:p>
          </table:table-cell>
          <table:table-cell table:formula="of:=[.V9]-[.$T9]" office:value-type="float" office:value="-0.6015625" calcext:value-type="float">
            <text:p>-0,6015625</text:p>
          </table:table-cell>
          <table:table-cell table:formula="of:=[.W9]-[.$T9]" office:value-type="float" office:value="-0.77777777777778" calcext:value-type="float">
            <text:p>-0,77777777777778</text:p>
          </table:table-cell>
          <table:table-cell table:formula="of:=[.T9]/[.$T$11]" office:value-type="float" office:value="0.137931034482759" calcext:value-type="float">
            <text:p>0,137931034482759</text:p>
          </table:table-cell>
          <table:table-cell table:style-name="ce80" table:formula="of:=[.T9]*100/[.U9]" office:value-type="float" office:value="119.540229885057" calcext:value-type="float">
            <text:p>119,540229885057</text:p>
          </table:table-cell>
          <table:table-cell table:style-name="ce67" table:formula="of:=[.AB9]-100" office:value-type="float" office:value="19.5402298850575" calcext:value-type="float">
            <text:p>19,5402298850575</text:p>
          </table:table-cell>
          <table:table-cell table:formula="of:=([.U9]-1)/10" office:value-type="float" office:value="0.234615384615385" calcext:value-type="float">
            <text:p>0,23461538461538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guilera</text:p>
          </table:table-cell>
          <table:table-cell table:formula="of:=[DAW.B10]+[ASIR.B10]" office:value-type="float" office:value="6" calcext:value-type="float">
            <text:p>6</text:p>
          </table:table-cell>
          <table:table-cell table:formula="of:=[DAW.C10]+[ASIR.C10]" office:value-type="float" office:value="0" calcext:value-type="float">
            <text:p>0</text:p>
          </table:table-cell>
          <table:table-cell table:formula="of:=[DAW.D10]+[ASIR.D10]" office:value-type="float" office:value="8" calcext:value-type="float">
            <text:p>8</text:p>
          </table:table-cell>
          <table:table-cell table:formula="of:=[DAW.E10]+[ASIR.E10]" office:value-type="float" office:value="3" calcext:value-type="float">
            <text:p>3</text:p>
          </table:table-cell>
          <table:table-cell table:style-name="ce61" table:formula="of:=SUM([.D10:.E10])/[.$D$11]" office:value-type="percentage" office:value="0.211538461538462" calcext:value-type="percentage">
            <text:p>21,15 %</text:p>
          </table:table-cell>
          <table:table-cell table:style-name="ce61" table:formula="of:=SUM([.B10:.E10])/(SUM([.$B$11:.$D$11]))" office:value-type="percentage" office:value="0.1328125" calcext:value-type="percentage">
            <text:p>13,28 %</text:p>
          </table:table-cell>
          <table:table-cell table:formula="of:=ROUND([.D10]/2)" office:value-type="float" office:value="4" calcext:value-type="float">
            <text:p>4</text:p>
          </table:table-cell>
          <table:table-cell table:formula="of:=ROUND([.E10]/2)" office:value-type="float" office:value="2" calcext:value-type="float">
            <text:p>2</text:p>
          </table:table-cell>
          <table:table-cell table:formula="of:=SUM([.H10:.I10])" office:value-type="float" office:value="6" calcext:value-type="float">
            <text:p>6</text:p>
          </table:table-cell>
          <table:table-cell table:style-name="ce64" table:formula="of:=[.J10]/[.$J$11]" office:value-type="percentage" office:value="0.222222222222222" calcext:value-type="percentage">
            <text:p>22,22%</text:p>
          </table:table-cell>
          <table:table-cell table:style-name="ce6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/>
          <table:table-cell table:formula="of:=[.F10]*[.$T$11]" office:value-type="float" office:value="6.1346153846154" calcext:value-type="float">
            <text:p>6,1346153846154</text:p>
          </table:table-cell>
          <table:table-cell table:style-name="ce67" table:formula="of:=[.F10]*[.$T$11]" office:value-type="float" office:value="6.13461538461538" calcext:value-type="float">
            <text:p>6,13461538461538</text:p>
          </table:table-cell>
          <table:table-cell table:formula="of:=[.K10]*[.$T$11]" office:value-type="float" office:value="6.44444444444444" calcext:value-type="float">
            <text:p>6,44444444444444</text:p>
          </table:table-cell>
          <table:table-cell table:formula="of:=SUM([.L10];[.N10])" office:value-type="float" office:value="6" calcext:value-type="float">
            <text:p>6</text:p>
          </table:table-cell>
          <table:table-cell table:style-name="ce63" table:formula="of:=[.F10]*[.$T$11]" office:value-type="float" office:value="6.13461538461538" calcext:value-type="float">
            <text:p>6,13461538461538</text:p>
          </table:table-cell>
          <table:table-cell table:style-name="ce63" table:formula="of:=[.G10]*[.$T$11]" office:value-type="float" office:value="3.8515625" calcext:value-type="float">
            <text:p>3,8515625</text:p>
          </table:table-cell>
          <table:table-cell table:style-name="ce63" table:formula="of:=[.K10]*[.$T$11]" office:value-type="float" office:value="6.44444444444444" calcext:value-type="float">
            <text:p>6,44444444444444</text:p>
          </table:table-cell>
          <table:table-cell table:formula="of:=[.U10]-[.$T10]" office:value-type="float" office:value="0.13461538461538" calcext:value-type="float">
            <text:p>0,13461538461538</text:p>
          </table:table-cell>
          <table:table-cell table:formula="of:=[.V10]-[.$T10]" office:value-type="float" office:value="-2.1484375" calcext:value-type="float">
            <text:p>-2,1484375</text:p>
          </table:table-cell>
          <table:table-cell table:formula="of:=[.W10]-[.$T10]" office:value-type="float" office:value="0.44444444444444" calcext:value-type="float">
            <text:p>0,44444444444444</text:p>
          </table:table-cell>
          <table:table-cell table:formula="of:=[.T10]/[.$T$11]" office:value-type="float" office:value="0.206896551724138" calcext:value-type="float">
            <text:p>0,206896551724138</text:p>
          </table:table-cell>
          <table:table-cell table:style-name="ce80" table:formula="of:=[.T10]*100/[.U10]" office:value-type="float" office:value="97.8056426332288" calcext:value-type="float">
            <text:p>97,8056426332288</text:p>
          </table:table-cell>
          <table:table-cell table:style-name="ce67" table:formula="of:=[.AB10]-100" office:value-type="float" office:value="-2.19435736677116" calcext:value-type="float">
            <text:p>-2,19435736677116</text:p>
          </table:table-cell>
          <table:table-cell table:formula="of:=([.U10]-1)/10" office:value-type="float" office:value="0.513461538461538" calcext:value-type="float">
            <text:p>0,51346153846153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54" calcext:value-type="float">
            <text:p>54</text:p>
          </table:table-cell>
          <table:table-cell table:style-name="ce58" table:formula="of:=SUM([.C2:.C10])" office:value-type="float" office:value="22" calcext:value-type="float">
            <text:p>22</text:p>
          </table:table-cell>
          <table:table-cell table:formula="of:=SUM([.D2:.E10])" office:value-type="float" office:value="52" calcext:value-type="float">
            <text:p>52</text:p>
          </table:table-cell>
          <table:table-cell/>
          <table:table-cell table:style-name="ce62" table:formula="of:=SUM([.F2:.F10])" office:value-type="percentage" office:value="1" calcext:value-type="percentage">
            <text:p>100,00 %</text:p>
          </table:table-cell>
          <table:table-cell table:style-name="ce62" table:formula="of:=SUM([.G2:.G10])" office:value-type="percentage" office:value="1" calcext:value-type="percentage">
            <text:p>100,00 %</text:p>
          </table:table-cell>
          <table:table-cell table:formula="of:=SUM([.H2:.H10])" office:value-type="float" office:value="23" calcext:value-type="float">
            <text:p>23</text:p>
          </table:table-cell>
          <table:table-cell table:formula="of:=SUM([.I2:.I10])" office:value-type="float" office:value="4" calcext:value-type="float">
            <text:p>4</text:p>
          </table:table-cell>
          <table:table-cell table:formula="of:=SUM([.J2:.J10])" office:value-type="float" office:value="27" calcext:value-type="float">
            <text:p>27</text:p>
          </table:table-cell>
          <table:table-cell table:style-name="ce65" table:formula="of:=SUM([.K2:.K10])" office:value-type="percentage" office:value="1" calcext:value-type="percentage">
            <text:p>100,00%</text:p>
          </table:table-cell>
          <table:table-cell table:formula="of:=SUM([.L2:.L10])" office:value-type="float" office:value="14" calcext:value-type="float">
            <text:p>14</text:p>
          </table:table-cell>
          <table:table-cell table:formula="of:=SUM([.M2:.M10])" office:value-type="float" office:value="39" calcext:value-type="float">
            <text:p>39</text:p>
          </table:table-cell>
          <table:table-cell table:formula="of:=SUM([.N2:.N10])" office:value-type="float" office:value="15" calcext:value-type="float">
            <text:p>15</text:p>
          </table:table-cell>
          <table:table-cell table:formula="of:=SUM([.O2:.O10])" office:value-type="float" office:value="4" calcext:value-type="float">
            <text:p>4</text:p>
          </table:table-cell>
          <table:table-cell table:formula="of:=SUM([.P2:.P10])" office:value-type="float" office:value="4" calcext:value-type="float">
            <text:p>4</text:p>
          </table:table-cell>
          <table:table-cell table:formula="of:=SUM([.Q2:.Q10])" office:value-type="float" office:value="29" calcext:value-type="float">
            <text:p>29</text:p>
          </table:table-cell>
          <table:table-cell table:formula="of:=SUM([.R2:.R10])" office:value-type="float" office:value="29" calcext:value-type="float">
            <text:p>29</text:p>
          </table:table-cell>
          <table:table-cell table:formula="of:=SUM([.S2:.S10])" office:value-type="float" office:value="29" calcext:value-type="float">
            <text:p>29</text:p>
          </table:table-cell>
          <table:table-cell table:style-name="ce68" table:formula="of:=SUM([.T2:.T10])" office:value-type="float" office:value="29" calcext:value-type="float">
            <text:p>29</text:p>
          </table:table-cell>
          <table:table-cell table:formula="of:=SUM([.U2:.U10])" office:value-type="float" office:value="29" calcext:value-type="float">
            <text:p>29</text:p>
          </table:table-cell>
          <table:table-cell table:formula="of:=SUM([.V2:.V10])" office:value-type="float" office:value="29" calcext:value-type="float">
            <text:p>29</text:p>
          </table:table-cell>
          <table:table-cell table:formula="of:=SUM([.W2:.W10])" office:value-type="float" office:value="29" calcext:value-type="float">
            <text:p>29</text:p>
          </table:table-cell>
          <table:table-cell table:style-name="Default" table:formula="of:=SUM([.X2:.X10])" office:value-type="float" office:value="0" calcext:value-type="float">
            <text:p>0</text:p>
          </table:table-cell>
          <table:table-cell table:style-name="Default" table:formula="of:=SUM([.Y2:.Y10])" office:value-type="float" office:value="0" calcext:value-type="float">
            <text:p>0</text:p>
          </table:table-cell>
          <table:table-cell table:style-name="Default" table:formula="of:=SUM([.Z2:.Z10])" office:value-type="float" office:value="0" calcext:value-type="float">
            <text:p>0</text:p>
          </table:table-cell>
          <table:table-cell/>
          <table:table-cell table:formula="of:=media([.AB7:.AB10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2">
          <table:table-cell table:number-columns-repeated="20"/>
          <table:table-cell table:style-name="ce70" table:formula="of:=MAX([.U2:.U10])" office:value-type="float" office:value="6.13461538461538" calcext:value-type="float">
            <text:p>6,13461538461538</text:p>
          </table:table-cell>
          <table:table-cell table:style-name="ce70" table:formula="of:=MAX([.V2:.V10])" office:value-type="float" office:value="3.8515625" calcext:value-type="float">
            <text:p>3,8515625</text:p>
          </table:table-cell>
          <table:table-cell table:style-name="ce70" table:formula="of:=MAX([.W2:.W10])" office:value-type="float" office:value="6.44444444444444" calcext:value-type="float">
            <text:p>6,44444444444444</text:p>
          </table:table-cell>
          <table:table-cell table:style-name="ce70" table:formula="of:=MAX([.X2:.X10])" office:value-type="float" office:value="2.34615384615385" calcext:value-type="float">
            <text:p>2,34615384615385</text:p>
          </table:table-cell>
          <table:table-cell table:style-name="ce75" table:formula="of:=MAX([.Y2:.Y10])" office:value-type="float" office:value="2.8515625" calcext:value-type="float">
            <text:p>2,8515625</text:p>
          </table:table-cell>
          <table:table-cell table:style-name="ce78" table:formula="of:=MAX([.Z2:.Z10])" office:value-type="float" office:value="2.22222222222222" calcext:value-type="float">
            <text:p>2,22222222222222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57" calcext:value-type="float">
            <text:p>57</text:p>
          </table:table-cell>
          <table:table-cell/>
          <table:table-cell table:formula="of:=[.D11]+4" office:value-type="float" office:value="56" calcext:value-type="float">
            <text:p>56</text:p>
          </table:table-cell>
          <table:table-cell table:number-columns-repeated="16"/>
          <table:table-cell table:style-name="ce70" table:formula="of:=MIN([.U2:.U10])" office:value-type="float" office:value="0" calcext:value-type="float">
            <text:p>0</text:p>
          </table:table-cell>
          <table:table-cell table:style-name="ce70" table:formula="of:=MIN([.V2:.V10])" office:value-type="float" office:value="1.5859375" calcext:value-type="float">
            <text:p>1,5859375</text:p>
          </table:table-cell>
          <table:table-cell table:style-name="ce70" table:formula="of:=MIN([.W2:.W10])" office:value-type="float" office:value="0" calcext:value-type="float">
            <text:p>0</text:p>
          </table:table-cell>
          <table:table-cell table:style-name="ce70" table:formula="of:=MIN([.X2:.X10])" office:value-type="float" office:value="-1.32692307692308" calcext:value-type="float">
            <text:p>-1,32692307692308</text:p>
          </table:table-cell>
          <table:table-cell table:style-name="ce75" table:formula="of:=MIN([.Y2:.Y10])" office:value-type="float" office:value="-2.1484375" calcext:value-type="float">
            <text:p>-2,1484375</text:p>
          </table:table-cell>
          <table:table-cell table:style-name="ce78" table:formula="of:=MIN([.Z2:.Z10])" office:value-type="float" office:value="-0.851851851851852" calcext:value-type="float">
            <text:p>-0,851851851851852</text:p>
          </table:table-cell>
          <table:table-cell table:number-columns-repeated="998"/>
        </table:table-row>
        <table:table-row table:style-name="ro2">
          <table:table-cell table:number-columns-repeated="20"/>
          <table:table-cell table:formula="of:=[.U12]/[.$T$11]" office:value-type="float" office:value="0.211538461538461" calcext:value-type="float">
            <text:p>0,211538461538461</text:p>
          </table:table-cell>
          <table:table-cell table:formula="of:=[.V12]/[.$T$11]" office:value-type="float" office:value="0.1328125" calcext:value-type="float">
            <text:p>0,1328125</text:p>
          </table:table-cell>
          <table:table-cell table:formula="of:=[.W12]/[.$T$11]" office:value-type="float" office:value="0.222222222222222" calcext:value-type="float">
            <text:p>0,222222222222222</text:p>
          </table:table-cell>
          <table:table-cell table:style-name="Default" table:formula="of:=[.X12]/[.$T$11]" office:value-type="float" office:value="0.0809018567639257" calcext:value-type="float">
            <text:p>0,080901856763926</text:p>
          </table:table-cell>
          <table:table-cell table:style-name="Default" table:formula="of:=[.Y12]/[.$T$11]" office:value-type="float" office:value="0.0983297413793103" calcext:value-type="float">
            <text:p>0,09832974137931</text:p>
          </table:table-cell>
          <table:table-cell table:style-name="Default" table:formula="of:=[.Z12]/[.$T$11]" office:value-type="float" office:value="0.0766283524904214" calcext:value-type="float">
            <text:p>0,076628352490421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1º DAW</text:p>
          </table:table-cell>
          <table:table-cell table:style-name="ce57" table:number-columns-repeated="2"/>
          <table:table-cell table:number-columns-repeated="3"/>
          <table:table-cell table:style-name="ce63" office:value-type="string" calcext:value-type="string">
            <text:p>CRITERIOS</text:p>
          </table:table-cell>
          <table:table-cell table:number-columns-repeated="16"/>
          <table:table-cell table:style-name="Default" table:formula="of:=[.X13]/[.$T$11]" office:value-type="float" office:value="-0.0457559681697613" calcext:value-type="float">
            <text:p>-0,045755968169761</text:p>
          </table:table-cell>
          <table:table-cell table:style-name="Default" table:formula="of:=[.Y13]/[.$T$11]" office:value-type="float" office:value="-0.0740840517241379" calcext:value-type="float">
            <text:p>-0,074084051724138</text:p>
          </table:table-cell>
          <table:table-cell table:style-name="Default" table:formula="of:=[.Z13]/[.$T$11]" office:value-type="float" office:value="-0.0293742017879949" calcext:value-type="float">
            <text:p>-0,029374201787995</text:p>
          </table:table-cell>
          <table:table-cell table:number-columns-repeated="998"/>
        </table:table-row>
        <table:table-row table:style-name="ro3">
          <table:table-cell table:style-name="ce55" office:value-type="string" calcext:value-type="string">
            <text:p>Smas Informátic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70" table:formula="of:=[.X12]-[.X13]" office:value-type="float" office:value="3.67307692307692" calcext:value-type="float">
            <text:p>3,67307692307692</text:p>
          </table:table-cell>
          <table:table-cell table:style-name="ce75" table:formula="of:=[.Y12]-[.Y13]" office:value-type="float" office:value="5" calcext:value-type="float">
            <text:p>5</text:p>
          </table:table-cell>
          <table:table-cell table:style-name="ce78" table:formula="of:=[.Z12]-[.Z13]" office:value-type="float" office:value="3.07407407407407" calcext:value-type="float">
            <text:p>3,07407407407407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Bases de Dat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Default" table:formula="of:=SUMIF([.X2:.X10];&quot;&lt;0&quot;)" office:value-type="float" office:value="-3.28846153846154" calcext:value-type="float">
            <text:p>-3,28846153846154</text:p>
          </table:table-cell>
          <table:table-cell table:style-name="Default" table:formula="of:=SUMIF([.Y2:.Y10];&quot;&lt;0&quot;)" office:value-type="float" office:value="-6.7421875" calcext:value-type="float">
            <text:p>-6,7421875</text:p>
          </table:table-cell>
          <table:table-cell table:style-name="Default" table:formula="of:=SUMIF([.Z2:.Z10];&quot;&lt;0&quot;)" office:value-type="float" office:value="-3.18518518518519" calcext:value-type="float">
            <text:p>-3,18518518518519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Programación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0"/>
          <table:table-cell table:style-name="Default" table:formula="of:=SUMIF([.X2:.X10];&quot;&gt;0&quot;)" office:value-type="float" office:value="3.28846153846154" calcext:value-type="float">
            <text:p>3,28846153846154</text:p>
          </table:table-cell>
          <table:table-cell table:style-name="Default" table:formula="of:=SUMIF([.Y2:.Y10];&quot;&gt;0&quot;)" office:value-type="float" office:value="6.7421875" calcext:value-type="float">
            <text:p>6,7421875</text:p>
          </table:table-cell>
          <table:table-cell table:style-name="Default" table:formula="of:=SUMIF([.Z2:.Z10];&quot;&gt;0&quot;)" office:value-type="float" office:value="3.18518518518518" calcext:value-type="float">
            <text:p>3,18518518518518</text:p>
          </table:table-cell>
          <table:table-cell table:number-columns-repeated="998"/>
        </table:table-row>
        <table:table-row table:style-name="ro5">
          <table:table-cell table:style-name="ce55" office:value-type="string" calcext:value-type="string">
            <text:p>Lenguajes de Marcas</text:p>
          </table:table-cell>
          <table:table-cell table:style-name="ce55" office:value-type="float" office:value="4" calcext:value-type="float">
            <text:p>4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5">
          <table:table-cell table:style-name="ce55" office:value-type="string" calcext:value-type="string">
            <text:p>Entornos desarrollo</text:p>
          </table:table-cell>
          <table:table-cell table:style-name="ce55" office:value-type="float" office:value="3" calcext:value-type="float">
            <text:p>3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table:number-columns-repeated="3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office:value-type="string" calcext:value-type="string">
            <text:p>Total CURSO</text:p>
          </table:table-cell>
          <table:table-cell table:style-name="ce56" table:formula="of:=SUM([.B16:.B20])" office:value-type="float" office:value="27" calcext:value-type="float">
            <text:p>27</text:p>
          </table:table-cell>
          <table:table-cell table:style-name="ce56" table:formula="of:=SUM([.C16:.C20])" office:value-type="float" office:value="12" calcext:value-type="float">
            <text:p>12</text:p>
          </table:table-cell>
          <table:table-cell table:number-columns-repeated="20"/>
          <table:table-cell table:style-name="Default" table:number-columns-repeated="3"/>
          <table:table-cell table:number-columns-repeated="998"/>
        </table:table-row>
        <calcext:conditional-formats>
          <calcext:conditional-format calcext:target-range-address="DAW_ASIR.AB2:DAW_ASIR.AB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  <calcext:conditional-format calcext:target-range-address="DAW_ASIR.X2:DAW_ASIR.Z10">
            <calcext:condition calcext:apply-style-name="FONDO_VERDE" calcext:value="between(-0.5,+0.5)" calcext:base-cell-address="ASIR.X2"/>
            <calcext:condition calcext:apply-style-name="FONDO_ROJO" calcext:value="&lt;0.5" calcext:base-cell-address="ASIR.X2"/>
            <calcext:condition calcext:apply-style-name="FONDO_AZUL" calcext:value="&gt;0.5" calcext:base-cell-address="ASIR.X2"/>
          </calcext:conditional-format>
        </calcext:conditional-formats>
      </table:table>
      <table:table table:name="DAW_2IEQUILIBRADO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3" table:default-cell-style-name="Default"/>
        <table:table-column table:style-name="co13" table:default-cell-style-name="ce82"/>
        <table:table-column table:style-name="co14" table:default-cell-style-name="ce84"/>
        <table:table-column table:style-name="co14" table:default-cell-style-name="ce85"/>
        <table:table-column table:style-name="co15" table:number-columns-repeated="2" table:default-cell-style-name="Default"/>
        <table:table-column table:style-name="co16" table:number-columns-repeated="996" table:default-cell-style-name="Default"/>
        <table:table-row table:style-name="ro1">
          <table:table-cell table:style-name="ce54"/>
          <table:table-cell table:style-name="ce54" office:value-type="string" calcext:value-type="string">
            <text:p>Horas 1DAW</text:p>
          </table:table-cell>
          <table:table-cell table:style-name="ce54" office:value-type="string" calcext:value-type="string">
            <text:p>Horas desdoble 1DAW</text:p>
          </table:table-cell>
          <table:table-cell table:number-columns-repeated="2" table:style-name="ce54" office:value-type="string" calcext:value-type="string">
            <text:p>Horas 2DAW</text:p>
          </table:table-cell>
          <table:table-cell table:style-name="ce54" office:value-type="string" calcext:value-type="string">
            <text:p>%2DAW</text:p>
          </table:table-cell>
          <table:table-cell table:style-name="ce54" office:value-type="string" calcext:value-type="string">
            <text:p>%CICLO-DAW</text:p>
          </table:table-cell>
          <table:table-cell table:number-columns-repeated="2" table:style-name="ce54" office:value-type="string" calcext:value-type="string">
            <text:p>Mitad 2DAW</text:p>
          </table:table-cell>
          <table:table-cell table:style-name="ce54" office:value-type="string" calcext:value-type="string">
            <text:p>Reducción 2DAW</text:p>
          </table:table-cell>
          <table:table-cell table:style-name="ce54" office:value-type="string" calcext:value-type="string">
            <text:p>%REDUCCIÓN</text:p>
          </table:table-cell>
          <table:table-cell table:style-name="ce54" office:value-type="string" calcext:value-type="string">
            <text:p>n.º PI</text:p>
          </table:table-cell>
          <table:table-cell table:style-name="ce54" office:value-type="string" calcext:value-type="string">
            <text:p>n.º alumnos PI</text:p>
          </table:table-cell>
          <table:table-cell table:style-name="ce54" office:value-type="string" calcext:value-type="string">
            <text:p>n.º FCT-EMPRESAS</text:p>
          </table:table-cell>
          <table:table-cell table:style-name="ce54" office:value-type="string" calcext:value-type="string">
            <text:p>n.º alumnos FCT</text:p>
          </table:table-cell>
          <table:table-cell table:style-name="ce54" office:value-type="string" calcext:value-type="string">
            <text:p>n.º tutores FCT</text:p>
          </table:table-cell>
          <table:table-cell table:style-name="ce54" office:value-type="string" calcext:value-type="string">
            <text:p>OBJETIVO DAW</text:p>
          </table:table-cell>
          <table:table-cell table:style-name="ce54" office:value-type="string" calcext:value-type="string">
            <text:p>OBJETIVO 2DAW</text:p>
          </table:table-cell>
          <table:table-cell table:style-name="ce54" office:value-type="string" calcext:value-type="string">
            <text:p>OBJETIVO REDUCCIÓN</text:p>
          </table:table-cell>
          <table:table-cell table:style-name="ce54" office:value-type="string" calcext:value-type="string">
            <text:p>SUMA</text:p>
          </table:table-cell>
          <table:table-cell table:style-name="ce69" table:formula="of:=COM.MICROSOFT.CONCAT(&quot;IDEAL &quot;; [.F1])" office:value-type="string" office:string-value="IDEAL %2DAW" calcext:value-type="string">
            <text:p>IDEAL %2DAW</text:p>
          </table:table-cell>
          <table:table-cell table:style-name="ce69" table:formula="of:=COM.MICROSOFT.CONCAT(&quot;IDEAL &quot;; [.G1])" office:value-type="string" office:string-value="IDEAL %CICLO-DAW" calcext:value-type="string">
            <text:p>IDEAL %CICLO-DAW</text:p>
          </table:table-cell>
          <table:table-cell table:style-name="ce69" table:formula="of:=COM.MICROSOFT.CONCAT(&quot;IDEAL &quot;; [.K1])" office:value-type="string" office:string-value="IDEAL %REDUCCIÓN" calcext:value-type="string">
            <text:p>IDEAL %REDUCCIÓN</text:p>
          </table:table-cell>
          <table:table-cell table:style-name="ce71" table:formula="of:=COM.MICROSOFT.CONCAT(&quot;RESTA- &quot;; [.U1])" office:value-type="string" office:string-value="RESTA- IDEAL %2DAW" calcext:value-type="string">
            <text:p>RESTA- IDEAL %2DAW</text:p>
          </table:table-cell>
          <table:table-cell table:style-name="ce73" table:formula="of:=COM.MICROSOFT.CONCAT(&quot;RESTA- &quot;; [.V1])" office:value-type="string" office:string-value="RESTA- IDEAL %CICLO-DAW" calcext:value-type="string">
            <text:p>RESTA- IDEAL %CICLO-DAW</text:p>
          </table:table-cell>
          <table:table-cell table:style-name="ce76" table:formula="of:=COM.MICROSOFT.CONCAT(&quot;RESTA- &quot;; [.W1])" office:value-type="string" office:string-value="RESTA- IDEAL %REDUCCIÓN" calcext:value-type="string">
            <text:p>RESTA- IDEAL %REDUCCIÓN</text:p>
          </table:table-cell>
          <table:table-cell table:style-name="ce69"/>
          <table:table-cell table:style-name="ce54" table:number-columns-repeated="997"/>
        </table:table-row>
        <table:table-row table:style-name="ro2"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2:.E2])/[.$D$11]" office:value-type="percentage" office:value="0.111111111111111" calcext:value-type="percentage">
            <text:p>11,11 %</text:p>
          </table:table-cell>
          <table:table-cell table:style-name="ce61" table:formula="of:=SUM([.B2:.E2])/(SUM([.$B$11:.$D$11]))" office:value-type="percentage" office:value="0.111111111111111" calcext:value-type="percentage">
            <text:p>11,11 %</text:p>
          </table:table-cell>
          <table:table-cell table:formula="of:=ROUND([.D2]/2)" office:value-type="float" office:value="1" calcext:value-type="float">
            <text:p>1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2:.I2])" office:value-type="float" office:value="1" calcext:value-type="float">
            <text:p>1</text:p>
          </table:table-cell>
          <table:table-cell table:style-name="ce64" table:formula="of:=[.J2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2]*[.$T$11]" office:value-type="float" office:value="0.999999999999999" calcext:value-type="float">
            <text:p>0,999999999999999</text:p>
          </table:table-cell>
          <table:table-cell table:style-name="ce67" table:formula="of:=[.F2]*[.$T$11]" office:value-type="float" office:value="1" calcext:value-type="float">
            <text:p>1</text:p>
          </table:table-cell>
          <table:table-cell table:formula="of:=[.K2]*[.$T$11]" office:value-type="float" office:value="0.999999999999999" calcext:value-type="float">
            <text:p>0,999999999999999</text:p>
          </table:table-cell>
          <table:table-cell table:formula="of:=SUM([.L2];[.N2])" office:value-type="float" office:value="1" calcext:value-type="float">
            <text:p>1</text:p>
          </table:table-cell>
          <table:table-cell table:style-name="ce63" table:formula="of:=[.F2]*[.$T$11]" office:value-type="float" office:value="1" calcext:value-type="float">
            <text:p>1</text:p>
          </table:table-cell>
          <table:table-cell table:style-name="ce63" table:formula="of:=[.G2]*[.$T$11]" office:value-type="float" office:value="1" calcext:value-type="float">
            <text:p>1</text:p>
          </table:table-cell>
          <table:table-cell table:style-name="ce63" table:formula="of:=[.K2]*[.$T$11]" office:value-type="float" office:value="1" calcext:value-type="float">
            <text:p>1</text:p>
          </table:table-cell>
          <table:table-cell table:formula="of:=[.U2]-[.$T2]" office:value-type="float" office:value="0" calcext:value-type="float">
            <text:p>0</text:p>
          </table:table-cell>
          <table:table-cell table:formula="of:=[.V2]-[.$T2]" office:value-type="float" office:value="0" calcext:value-type="float">
            <text:p>0</text:p>
          </table:table-cell>
          <table:table-cell table:formula="of:=[.W2]-[.$T2]" office:value-type="float" office:value="0" calcext:value-type="float">
            <text:p>0</text:p>
          </table:table-cell>
          <table:table-cell/>
          <table:table-cell table:style-name="ce86" table:formula="of:=[.T2]*100/[.U2]" office:value-type="float" office:value="100" calcext:value-type="float">
            <text:p>10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me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3:.E3])/[.$D$11]" office:value-type="percentage" office:value="0.111111111111111" calcext:value-type="percentage">
            <text:p>11,11 %</text:p>
          </table:table-cell>
          <table:table-cell table:style-name="ce61" table:formula="of:=SUM([.B3:.E3])/(SUM([.$B$11:.$D$11]))" office:value-type="percentage" office:value="0.111111111111111" calcext:value-type="percentage">
            <text:p>11,11 %</text:p>
          </table:table-cell>
          <table:table-cell table:formula="of:=ROUND([.D3]/2)" office:value-type="float" office:value="1" calcext:value-type="float">
            <text:p>1</text:p>
          </table:table-cell>
          <table:table-cell table:formula="of:=ROUND([.E3]/2)" office:value-type="float" office:value="0" calcext:value-type="float">
            <text:p>0</text:p>
          </table:table-cell>
          <table:table-cell table:formula="of:=SUM([.H3:.I3])" office:value-type="float" office:value="1" calcext:value-type="float">
            <text:p>1</text:p>
          </table:table-cell>
          <table:table-cell table:style-name="ce64" table:formula="of:=[.J3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3]*[.$T$11]" office:value-type="float" office:value="0.999999999999999" calcext:value-type="float">
            <text:p>0,999999999999999</text:p>
          </table:table-cell>
          <table:table-cell table:style-name="ce67" table:formula="of:=[.F3]*[.$T$11]" office:value-type="float" office:value="1" calcext:value-type="float">
            <text:p>1</text:p>
          </table:table-cell>
          <table:table-cell table:formula="of:=[.K3]*[.$T$11]" office:value-type="float" office:value="0.999999999999999" calcext:value-type="float">
            <text:p>0,999999999999999</text:p>
          </table:table-cell>
          <table:table-cell table:formula="of:=SUM([.L3];[.N3])" office:value-type="float" office:value="1" calcext:value-type="float">
            <text:p>1</text:p>
          </table:table-cell>
          <table:table-cell table:style-name="ce63" table:formula="of:=[.F3]*[.$T$11]" office:value-type="float" office:value="1" calcext:value-type="float">
            <text:p>1</text:p>
          </table:table-cell>
          <table:table-cell table:style-name="ce63" table:formula="of:=[.G3]*[.$T$11]" office:value-type="float" office:value="1" calcext:value-type="float">
            <text:p>1</text:p>
          </table:table-cell>
          <table:table-cell table:style-name="ce63" table:formula="of:=[.K3]*[.$T$11]" office:value-type="float" office:value="1" calcext:value-type="float">
            <text:p>1</text:p>
          </table:table-cell>
          <table:table-cell table:formula="of:=[.U3]-[.$T3]" office:value-type="float" office:value="0" calcext:value-type="float">
            <text:p>0</text:p>
          </table:table-cell>
          <table:table-cell table:formula="of:=[.V3]-[.$T3]" office:value-type="float" office:value="0" calcext:value-type="float">
            <text:p>0</text:p>
          </table:table-cell>
          <table:table-cell table:formula="of:=[.W3]-[.$T3]" office:value-type="float" office:value="0" calcext:value-type="float">
            <text:p>0</text:p>
          </table:table-cell>
          <table:table-cell/>
          <table:table-cell table:style-name="ce86" table:formula="of:=[.T3]*100/[.U3]" office:value-type="float" office:value="100" calcext:value-type="float">
            <text:p>10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Trip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4:.E4])/[.$D$11]" office:value-type="percentage" office:value="0.111111111111111" calcext:value-type="percentage">
            <text:p>11,11 %</text:p>
          </table:table-cell>
          <table:table-cell table:style-name="ce61" table:formula="of:=SUM([.B4:.E4])/(SUM([.$B$11:.$D$11]))" office:value-type="percentage" office:value="0.111111111111111" calcext:value-type="percentage">
            <text:p>11,11 %</text:p>
          </table:table-cell>
          <table:table-cell table:formula="of:=ROUND([.D4]/2)" office:value-type="float" office:value="1" calcext:value-type="float">
            <text:p>1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H4:.I4])" office:value-type="float" office:value="1" calcext:value-type="float">
            <text:p>1</text:p>
          </table:table-cell>
          <table:table-cell table:style-name="ce64" table:formula="of:=[.J4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4]*[.$T$11]" office:value-type="float" office:value="0.999999999999999" calcext:value-type="float">
            <text:p>0,999999999999999</text:p>
          </table:table-cell>
          <table:table-cell table:style-name="ce67" table:formula="of:=[.F4]*[.$T$11]" office:value-type="float" office:value="1" calcext:value-type="float">
            <text:p>1</text:p>
          </table:table-cell>
          <table:table-cell table:formula="of:=[.K4]*[.$T$11]" office:value-type="float" office:value="0.999999999999999" calcext:value-type="float">
            <text:p>0,999999999999999</text:p>
          </table:table-cell>
          <table:table-cell table:formula="of:=SUM([.L4];[.N4])" office:value-type="float" office:value="1" calcext:value-type="float">
            <text:p>1</text:p>
          </table:table-cell>
          <table:table-cell table:style-name="ce63" table:formula="of:=[.F4]*[.$T$11]" office:value-type="float" office:value="1" calcext:value-type="float">
            <text:p>1</text:p>
          </table:table-cell>
          <table:table-cell table:style-name="ce63" table:formula="of:=[.G4]*[.$T$11]" office:value-type="float" office:value="1" calcext:value-type="float">
            <text:p>1</text:p>
          </table:table-cell>
          <table:table-cell table:style-name="ce63" table:formula="of:=[.K4]*[.$T$11]" office:value-type="float" office:value="1" calcext:value-type="float">
            <text:p>1</text:p>
          </table:table-cell>
          <table:table-cell table:formula="of:=[.U4]-[.$T4]" office:value-type="float" office:value="0" calcext:value-type="float">
            <text:p>0</text:p>
          </table:table-cell>
          <table:table-cell table:formula="of:=[.V4]-[.$T4]" office:value-type="float" office:value="0" calcext:value-type="float">
            <text:p>0</text:p>
          </table:table-cell>
          <table:table-cell table:formula="of:=[.W4]-[.$T4]" office:value-type="float" office:value="0" calcext:value-type="float">
            <text:p>0</text:p>
          </table:table-cell>
          <table:table-cell/>
          <table:table-cell table:style-name="ce86" table:formula="of:=[.T4]*100/[.U4]" office:value-type="float" office:value="100" calcext:value-type="float">
            <text:p>10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race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5:.E5])/[.$D$11]" office:value-type="percentage" office:value="0.111111111111111" calcext:value-type="percentage">
            <text:p>11,11 %</text:p>
          </table:table-cell>
          <table:table-cell table:style-name="ce61" table:formula="of:=SUM([.B5:.E5])/(SUM([.$B$11:.$D$11]))" office:value-type="percentage" office:value="0.111111111111111" calcext:value-type="percentage">
            <text:p>11,11 %</text:p>
          </table:table-cell>
          <table:table-cell table:formula="of:=ROUND([.D5]/2)" office:value-type="float" office:value="1" calcext:value-type="float">
            <text:p>1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H5:.I5])" office:value-type="float" office:value="1" calcext:value-type="float">
            <text:p>1</text:p>
          </table:table-cell>
          <table:table-cell table:style-name="ce64" table:formula="of:=[.J5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5]*[.$T$11]" office:value-type="float" office:value="0.999999999999999" calcext:value-type="float">
            <text:p>0,999999999999999</text:p>
          </table:table-cell>
          <table:table-cell table:style-name="ce67" table:formula="of:=[.F5]*[.$T$11]" office:value-type="float" office:value="1" calcext:value-type="float">
            <text:p>1</text:p>
          </table:table-cell>
          <table:table-cell table:formula="of:=[.K5]*[.$T$11]" office:value-type="float" office:value="0.999999999999999" calcext:value-type="float">
            <text:p>0,999999999999999</text:p>
          </table:table-cell>
          <table:table-cell table:formula="of:=SUM([.L5];[.N5])" office:value-type="float" office:value="1" calcext:value-type="float">
            <text:p>1</text:p>
          </table:table-cell>
          <table:table-cell table:style-name="ce63" table:formula="of:=[.F5]*[.$T$11]" office:value-type="float" office:value="1" calcext:value-type="float">
            <text:p>1</text:p>
          </table:table-cell>
          <table:table-cell table:style-name="ce63" table:formula="of:=[.G5]*[.$T$11]" office:value-type="float" office:value="1" calcext:value-type="float">
            <text:p>1</text:p>
          </table:table-cell>
          <table:table-cell table:style-name="ce63" table:formula="of:=[.K5]*[.$T$11]" office:value-type="float" office:value="1" calcext:value-type="float">
            <text:p>1</text:p>
          </table:table-cell>
          <table:table-cell table:formula="of:=[.U5]-[.$T5]" office:value-type="float" office:value="0" calcext:value-type="float">
            <text:p>0</text:p>
          </table:table-cell>
          <table:table-cell table:formula="of:=[.V5]-[.$T5]" office:value-type="float" office:value="0" calcext:value-type="float">
            <text:p>0</text:p>
          </table:table-cell>
          <table:table-cell table:formula="of:=[.W5]-[.$T5]" office:value-type="float" office:value="0" calcext:value-type="float">
            <text:p>0</text:p>
          </table:table-cell>
          <table:table-cell/>
          <table:table-cell table:style-name="ce86" table:formula="of:=[.T5]*100/[.U5]" office:value-type="float" office:value="100" calcext:value-type="float">
            <text:p>10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Sinhu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6:.E6])/[.$D$11]" office:value-type="percentage" office:value="0.111111111111111" calcext:value-type="percentage">
            <text:p>11,11 %</text:p>
          </table:table-cell>
          <table:table-cell table:style-name="ce61" table:formula="of:=SUM([.B6:.E6])/(SUM([.$B$11:.$D$11]))" office:value-type="percentage" office:value="0.111111111111111" calcext:value-type="percentage">
            <text:p>11,11 %</text:p>
          </table:table-cell>
          <table:table-cell table:formula="of:=ROUND([.D6]/2)" office:value-type="float" office:value="1" calcext:value-type="float">
            <text:p>1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H6:.I6])" office:value-type="float" office:value="1" calcext:value-type="float">
            <text:p>1</text:p>
          </table:table-cell>
          <table:table-cell table:style-name="ce64" table:formula="of:=[.J6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6]*[.$T$11]" office:value-type="float" office:value="0.999999999999999" calcext:value-type="float">
            <text:p>0,999999999999999</text:p>
          </table:table-cell>
          <table:table-cell table:style-name="ce67" table:formula="of:=[.F6]*[.$T$11]" office:value-type="float" office:value="1" calcext:value-type="float">
            <text:p>1</text:p>
          </table:table-cell>
          <table:table-cell table:formula="of:=[.K6]*[.$T$11]" office:value-type="float" office:value="0.999999999999999" calcext:value-type="float">
            <text:p>0,999999999999999</text:p>
          </table:table-cell>
          <table:table-cell table:formula="of:=SUM([.L6];[.N6])" office:value-type="float" office:value="1" calcext:value-type="float">
            <text:p>1</text:p>
          </table:table-cell>
          <table:table-cell table:style-name="ce63" table:formula="of:=[.F6]*[.$T$11]" office:value-type="float" office:value="1" calcext:value-type="float">
            <text:p>1</text:p>
          </table:table-cell>
          <table:table-cell table:style-name="ce63" table:formula="of:=[.G6]*[.$T$11]" office:value-type="float" office:value="1" calcext:value-type="float">
            <text:p>1</text:p>
          </table:table-cell>
          <table:table-cell table:style-name="ce63" table:formula="of:=[.K6]*[.$T$11]" office:value-type="float" office:value="1" calcext:value-type="float">
            <text:p>1</text:p>
          </table:table-cell>
          <table:table-cell table:formula="of:=[.U6]-[.$T6]" office:value-type="float" office:value="0" calcext:value-type="float">
            <text:p>0</text:p>
          </table:table-cell>
          <table:table-cell table:formula="of:=[.V6]-[.$T6]" office:value-type="float" office:value="0" calcext:value-type="float">
            <text:p>0</text:p>
          </table:table-cell>
          <table:table-cell table:formula="of:=[.W6]-[.$T6]" office:value-type="float" office:value="0" calcext:value-type="float">
            <text:p>0</text:p>
          </table:table-cell>
          <table:table-cell/>
          <table:table-cell table:style-name="ce86" table:formula="of:=[.T6]*100/[.U6]" office:value-type="float" office:value="100" calcext:value-type="float">
            <text:p>10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Ra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7:.E7])/[.$D$11]" office:value-type="percentage" office:value="0.111111111111111" calcext:value-type="percentage">
            <text:p>11,11 %</text:p>
          </table:table-cell>
          <table:table-cell table:style-name="ce61" table:formula="of:=SUM([.B7:.E7])/(SUM([.$B$11:.$D$11]))" office:value-type="percentage" office:value="0.111111111111111" calcext:value-type="percentage">
            <text:p>11,11 %</text:p>
          </table:table-cell>
          <table:table-cell table:formula="of:=ROUND([.D7]/2)" office:value-type="float" office:value="1" calcext:value-type="float">
            <text:p>1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7:.I7])" office:value-type="float" office:value="1" calcext:value-type="float">
            <text:p>1</text:p>
          </table:table-cell>
          <table:table-cell table:style-name="ce64" table:formula="of:=[.J7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7]*[.$T$11]" office:value-type="float" office:value="0.999999999999999" calcext:value-type="float">
            <text:p>0,999999999999999</text:p>
          </table:table-cell>
          <table:table-cell table:style-name="ce67" table:formula="of:=[.F7]*[.$T$11]" office:value-type="float" office:value="1" calcext:value-type="float">
            <text:p>1</text:p>
          </table:table-cell>
          <table:table-cell table:formula="of:=[.K7]*[.$T$11]" office:value-type="float" office:value="0.999999999999999" calcext:value-type="float">
            <text:p>0,999999999999999</text:p>
          </table:table-cell>
          <table:table-cell table:formula="of:=SUM([.L7];[.N7])" office:value-type="float" office:value="1" calcext:value-type="float">
            <text:p>1</text:p>
          </table:table-cell>
          <table:table-cell table:style-name="ce63" table:formula="of:=[.F7]*[.$T$11]" office:value-type="float" office:value="1" calcext:value-type="float">
            <text:p>1</text:p>
          </table:table-cell>
          <table:table-cell table:style-name="ce63" table:formula="of:=[.G7]*[.$T$11]" office:value-type="float" office:value="1" calcext:value-type="float">
            <text:p>1</text:p>
          </table:table-cell>
          <table:table-cell table:style-name="ce63" table:formula="of:=[.K7]*[.$T$11]" office:value-type="float" office:value="1" calcext:value-type="float">
            <text:p>1</text:p>
          </table:table-cell>
          <table:table-cell table:formula="of:=[.U7]-[.$T7]" office:value-type="float" office:value="0" calcext:value-type="float">
            <text:p>0</text:p>
          </table:table-cell>
          <table:table-cell table:formula="of:=[.V7]-[.$T7]" office:value-type="float" office:value="0" calcext:value-type="float">
            <text:p>0</text:p>
          </table:table-cell>
          <table:table-cell table:formula="of:=[.W7]-[.$T7]" office:value-type="float" office:value="0" calcext:value-type="float">
            <text:p>0</text:p>
          </table:table-cell>
          <table:table-cell table:formula="of:=[.T7]/[.$T$11]" office:value-type="float" office:value="0.111111111111111" calcext:value-type="float">
            <text:p>0,111111111111111</text:p>
          </table:table-cell>
          <table:table-cell table:style-name="ce86" table:formula="of:=[.T7]*100/[.U7]" office:value-type="float" office:value="100" calcext:value-type="float">
            <text:p>100</text:p>
          </table:table-cell>
          <table:table-cell table:style-name="ce67" table:formula="of:=[.AB7]-100" office:value-type="float" office:value="0" calcext:value-type="float">
            <text:p>0</text:p>
          </table:table-cell>
          <table:table-cell table:formula="of:=([.U7]-1)/10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ur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8:.E8])/[.$D$11]" office:value-type="percentage" office:value="0.111111111111111" calcext:value-type="percentage">
            <text:p>11,11 %</text:p>
          </table:table-cell>
          <table:table-cell table:style-name="ce61" table:formula="of:=SUM([.B8:.E8])/(SUM([.$B$11:.$D$11]))" office:value-type="percentage" office:value="0.111111111111111" calcext:value-type="percentage">
            <text:p>11,11 %</text:p>
          </table:table-cell>
          <table:table-cell table:formula="of:=ROUND([.D8]/2)" office:value-type="float" office:value="1" calcext:value-type="float">
            <text:p>1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H8:.I8])" office:value-type="float" office:value="1" calcext:value-type="float">
            <text:p>1</text:p>
          </table:table-cell>
          <table:table-cell table:style-name="ce64" table:formula="of:=[.J8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8]*[.$T$11]" office:value-type="float" office:value="0.999999999999999" calcext:value-type="float">
            <text:p>0,999999999999999</text:p>
          </table:table-cell>
          <table:table-cell table:style-name="ce67" table:formula="of:=[.F8]*[.$T$11]" office:value-type="float" office:value="1" calcext:value-type="float">
            <text:p>1</text:p>
          </table:table-cell>
          <table:table-cell table:formula="of:=[.K8]*[.$T$11]" office:value-type="float" office:value="0.999999999999999" calcext:value-type="float">
            <text:p>0,999999999999999</text:p>
          </table:table-cell>
          <table:table-cell table:formula="of:=SUM([.L8];[.N8])" office:value-type="float" office:value="1" calcext:value-type="float">
            <text:p>1</text:p>
          </table:table-cell>
          <table:table-cell table:style-name="ce63" table:formula="of:=[.F8]*[.$T$11]" office:value-type="float" office:value="1" calcext:value-type="float">
            <text:p>1</text:p>
          </table:table-cell>
          <table:table-cell table:style-name="ce63" table:formula="of:=[.G8]*[.$T$11]" office:value-type="float" office:value="1" calcext:value-type="float">
            <text:p>1</text:p>
          </table:table-cell>
          <table:table-cell table:style-name="ce63" table:formula="of:=[.K8]*[.$T$11]" office:value-type="float" office:value="1" calcext:value-type="float">
            <text:p>1</text:p>
          </table:table-cell>
          <table:table-cell table:formula="of:=[.U8]-[.$T8]" office:value-type="float" office:value="0" calcext:value-type="float">
            <text:p>0</text:p>
          </table:table-cell>
          <table:table-cell table:formula="of:=[.V8]-[.$T8]" office:value-type="float" office:value="0" calcext:value-type="float">
            <text:p>0</text:p>
          </table:table-cell>
          <table:table-cell table:formula="of:=[.W8]-[.$T8]" office:value-type="float" office:value="0" calcext:value-type="float">
            <text:p>0</text:p>
          </table:table-cell>
          <table:table-cell table:formula="of:=[.T8]/[.$T$11]" office:value-type="float" office:value="0.111111111111111" calcext:value-type="float">
            <text:p>0,111111111111111</text:p>
          </table:table-cell>
          <table:table-cell table:style-name="ce86" table:formula="of:=[.T8]*100/[.U8]" office:value-type="float" office:value="100" calcext:value-type="float">
            <text:p>100</text:p>
          </table:table-cell>
          <table:table-cell table:style-name="ce67" table:formula="of:=[.AB8]-100" office:value-type="float" office:value="0" calcext:value-type="float">
            <text:p>0</text:p>
          </table:table-cell>
          <table:table-cell table:formula="of:=([.U8]-1)/10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9:.E9])/[.$D$11]" office:value-type="percentage" office:value="0.111111111111111" calcext:value-type="percentage">
            <text:p>11,11 %</text:p>
          </table:table-cell>
          <table:table-cell table:style-name="ce61" table:formula="of:=SUM([.B9:.E9])/(SUM([.$B$11:.$D$11]))" office:value-type="percentage" office:value="0.111111111111111" calcext:value-type="percentage">
            <text:p>11,11 %</text:p>
          </table:table-cell>
          <table:table-cell table:formula="of:=ROUND([.D9]/2)" office:value-type="float" office:value="1" calcext:value-type="float">
            <text:p>1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H9:.I9])" office:value-type="float" office:value="1" calcext:value-type="float">
            <text:p>1</text:p>
          </table:table-cell>
          <table:table-cell table:style-name="ce64" table:formula="of:=[.J9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9]*[.$T$11]" office:value-type="float" office:value="0.999999999999999" calcext:value-type="float">
            <text:p>0,999999999999999</text:p>
          </table:table-cell>
          <table:table-cell table:style-name="ce67" table:formula="of:=[.F9]*[.$T$11]" office:value-type="float" office:value="1" calcext:value-type="float">
            <text:p>1</text:p>
          </table:table-cell>
          <table:table-cell table:formula="of:=[.K9]*[.$T$11]" office:value-type="float" office:value="0.999999999999999" calcext:value-type="float">
            <text:p>0,999999999999999</text:p>
          </table:table-cell>
          <table:table-cell table:formula="of:=SUM([.L9];[.N9])" office:value-type="float" office:value="1" calcext:value-type="float">
            <text:p>1</text:p>
          </table:table-cell>
          <table:table-cell table:style-name="ce63" table:formula="of:=[.F9]*[.$T$11]" office:value-type="float" office:value="1" calcext:value-type="float">
            <text:p>1</text:p>
          </table:table-cell>
          <table:table-cell table:style-name="ce63" table:formula="of:=[.G9]*[.$T$11]" office:value-type="float" office:value="1" calcext:value-type="float">
            <text:p>1</text:p>
          </table:table-cell>
          <table:table-cell table:style-name="ce63" table:formula="of:=[.K9]*[.$T$11]" office:value-type="float" office:value="1" calcext:value-type="float">
            <text:p>1</text:p>
          </table:table-cell>
          <table:table-cell table:formula="of:=[.U9]-[.$T9]" office:value-type="float" office:value="0" calcext:value-type="float">
            <text:p>0</text:p>
          </table:table-cell>
          <table:table-cell table:formula="of:=[.V9]-[.$T9]" office:value-type="float" office:value="0" calcext:value-type="float">
            <text:p>0</text:p>
          </table:table-cell>
          <table:table-cell table:formula="of:=[.W9]-[.$T9]" office:value-type="float" office:value="0" calcext:value-type="float">
            <text:p>0</text:p>
          </table:table-cell>
          <table:table-cell table:formula="of:=[.T9]/[.$T$11]" office:value-type="float" office:value="0.111111111111111" calcext:value-type="float">
            <text:p>0,111111111111111</text:p>
          </table:table-cell>
          <table:table-cell table:style-name="ce86" table:formula="of:=[.T9]*100/[.U9]" office:value-type="float" office:value="100" calcext:value-type="float">
            <text:p>100</text:p>
          </table:table-cell>
          <table:table-cell table:style-name="ce67" table:formula="of:=[.AB9]-100" office:value-type="float" office:value="0" calcext:value-type="float">
            <text:p>0</text:p>
          </table:table-cell>
          <table:table-cell table:formula="of:=([.U9]-1)/10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guil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table:style-name="ce61" table:formula="of:=SUM([.D10:.E10])/[.$D$11]" office:value-type="percentage" office:value="0.111111111111111" calcext:value-type="percentage">
            <text:p>11,11 %</text:p>
          </table:table-cell>
          <table:table-cell table:style-name="ce61" table:formula="of:=SUM([.B10:.E10])/(SUM([.$B$11:.$D$11]))" office:value-type="percentage" office:value="0.111111111111111" calcext:value-type="percentage">
            <text:p>11,11 %</text:p>
          </table:table-cell>
          <table:table-cell table:formula="of:=ROUND([.D10]/2)" office:value-type="float" office:value="1" calcext:value-type="float">
            <text:p>1</text:p>
          </table:table-cell>
          <table:table-cell table:formula="of:=ROUND([.E10]/2)" office:value-type="float" office:value="0" calcext:value-type="float">
            <text:p>0</text:p>
          </table:table-cell>
          <table:table-cell table:formula="of:=SUM([.H10:.I10])" office:value-type="float" office:value="1" calcext:value-type="float">
            <text:p>1</text:p>
          </table:table-cell>
          <table:table-cell table:style-name="ce64" table:formula="of:=[.J10]/[.$J$11]" office:value-type="percentage" office:value="0.111111111111111" calcext:value-type="percentage">
            <text:p>11,11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10]*[.$T$11]" office:value-type="float" office:value="0.999999999999999" calcext:value-type="float">
            <text:p>0,999999999999999</text:p>
          </table:table-cell>
          <table:table-cell table:style-name="ce67" table:formula="of:=[.F10]*[.$T$11]" office:value-type="float" office:value="1" calcext:value-type="float">
            <text:p>1</text:p>
          </table:table-cell>
          <table:table-cell table:formula="of:=[.K10]*[.$T$11]" office:value-type="float" office:value="0.999999999999999" calcext:value-type="float">
            <text:p>0,999999999999999</text:p>
          </table:table-cell>
          <table:table-cell table:formula="of:=SUM([.L10];[.N10])" office:value-type="float" office:value="1" calcext:value-type="float">
            <text:p>1</text:p>
          </table:table-cell>
          <table:table-cell table:style-name="ce63" table:formula="of:=[.F10]*[.$T$11]" office:value-type="float" office:value="1" calcext:value-type="float">
            <text:p>1</text:p>
          </table:table-cell>
          <table:table-cell table:style-name="ce63" table:formula="of:=[.G10]*[.$T$11]" office:value-type="float" office:value="1" calcext:value-type="float">
            <text:p>1</text:p>
          </table:table-cell>
          <table:table-cell table:style-name="ce63" table:formula="of:=[.K10]*[.$T$11]" office:value-type="float" office:value="1" calcext:value-type="float">
            <text:p>1</text:p>
          </table:table-cell>
          <table:table-cell table:formula="of:=[.U10]-[.$T10]" office:value-type="float" office:value="0" calcext:value-type="float">
            <text:p>0</text:p>
          </table:table-cell>
          <table:table-cell table:formula="of:=[.V10]-[.$T10]" office:value-type="float" office:value="0" calcext:value-type="float">
            <text:p>0</text:p>
          </table:table-cell>
          <table:table-cell table:formula="of:=[.W10]-[.$T10]" office:value-type="float" office:value="0" calcext:value-type="float">
            <text:p>0</text:p>
          </table:table-cell>
          <table:table-cell table:formula="of:=[.T10]/[.$T$11]" office:value-type="float" office:value="0.111111111111111" calcext:value-type="float">
            <text:p>0,111111111111111</text:p>
          </table:table-cell>
          <table:table-cell table:style-name="ce86" table:formula="of:=[.T10]*100/[.U10]" office:value-type="float" office:value="100" calcext:value-type="float">
            <text:p>100</text:p>
          </table:table-cell>
          <table:table-cell table:style-name="ce67" table:formula="of:=[.AB10]-100" office:value-type="float" office:value="0" calcext:value-type="float">
            <text:p>0</text:p>
          </table:table-cell>
          <table:table-cell table:formula="of:=([.U10]-1)/10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9" calcext:value-type="float">
            <text:p>9</text:p>
          </table:table-cell>
          <table:table-cell table:style-name="ce58" table:formula="of:=SUM([.C2:.C10])" office:value-type="float" office:value="0" calcext:value-type="float">
            <text:p>0</text:p>
          </table:table-cell>
          <table:table-cell table:formula="of:=SUM([.D2:.E10])" office:value-type="float" office:value="9" calcext:value-type="float">
            <text:p>9</text:p>
          </table:table-cell>
          <table:table-cell/>
          <table:table-cell table:style-name="ce62" table:formula="of:=SUM([.F2:.F10])" office:value-type="percentage" office:value="1" calcext:value-type="percentage">
            <text:p>100,00 %</text:p>
          </table:table-cell>
          <table:table-cell table:style-name="ce62" table:formula="of:=SUM([.G2:.G10])" office:value-type="percentage" office:value="1" calcext:value-type="percentage">
            <text:p>100,00 %</text:p>
          </table:table-cell>
          <table:table-cell table:formula="of:=SUM([.H2:.H10])" office:value-type="float" office:value="9" calcext:value-type="float">
            <text:p>9</text:p>
          </table:table-cell>
          <table:table-cell table:formula="of:=SUM([.I2:.I10])" office:value-type="float" office:value="0" calcext:value-type="float">
            <text:p>0</text:p>
          </table:table-cell>
          <table:table-cell table:formula="of:=SUM([.J2:.J10])" office:value-type="float" office:value="9" calcext:value-type="float">
            <text:p>9</text:p>
          </table:table-cell>
          <table:table-cell table:style-name="ce65" table:formula="of:=SUM([.K2:.K10])" office:value-type="percentage" office:value="1" calcext:value-type="percentage">
            <text:p>100,00%</text:p>
          </table:table-cell>
          <table:table-cell table:formula="of:=SUM([.L2:.L10])" office:value-type="float" office:value="9" calcext:value-type="float">
            <text:p>9</text:p>
          </table:table-cell>
          <table:table-cell table:formula="of:=SUM([.M2:.M10])" office:value-type="float" office:value="39" calcext:value-type="float">
            <text:p>39</text:p>
          </table:table-cell>
          <table:table-cell table:formula="of:=SUM([.N2:.N10])" office:value-type="float" office:value="0" calcext:value-type="float">
            <text:p>0</text:p>
          </table:table-cell>
          <table:table-cell table:formula="of:=SUM([.O2:.O10])" office:value-type="float" office:value="4" calcext:value-type="float">
            <text:p>4</text:p>
          </table:table-cell>
          <table:table-cell table:formula="of:=SUM([.P2:.P10])" office:value-type="float" office:value="4" calcext:value-type="float">
            <text:p>4</text:p>
          </table:table-cell>
          <table:table-cell table:formula="of:=SUM([.Q2:.Q10])" office:value-type="float" office:value="9" calcext:value-type="float">
            <text:p>9</text:p>
          </table:table-cell>
          <table:table-cell table:formula="of:=SUM([.R2:.R10])" office:value-type="float" office:value="9" calcext:value-type="float">
            <text:p>9</text:p>
          </table:table-cell>
          <table:table-cell table:formula="of:=SUM([.S2:.S10])" office:value-type="float" office:value="9" calcext:value-type="float">
            <text:p>9</text:p>
          </table:table-cell>
          <table:table-cell table:style-name="ce68" table:formula="of:=SUM([.T2:.T10])" office:value-type="float" office:value="9" calcext:value-type="float">
            <text:p>9</text:p>
          </table:table-cell>
          <table:table-cell table:formula="of:=SUM([.U2:.U10])" office:value-type="float" office:value="9" calcext:value-type="float">
            <text:p>9</text:p>
          </table:table-cell>
          <table:table-cell table:formula="of:=SUM([.V2:.V10])" office:value-type="float" office:value="9" calcext:value-type="float">
            <text:p>9</text:p>
          </table:table-cell>
          <table:table-cell table:formula="of:=SUM([.W2:.W10])" office:value-type="float" office:value="9" calcext:value-type="float">
            <text:p>9</text:p>
          </table:table-cell>
          <table:table-cell table:style-name="Default" table:formula="of:=SUM([.X2:.X10])" office:value-type="float" office:value="0" calcext:value-type="float">
            <text:p>0</text:p>
          </table:table-cell>
          <table:table-cell table:style-name="Default" table:formula="of:=SUM([.Y2:.Y10])" office:value-type="float" office:value="0" calcext:value-type="float">
            <text:p>0</text:p>
          </table:table-cell>
          <table:table-cell table:style-name="Default" table:formula="of:=SUM([.Z2:.Z10])" office:value-type="float" office:value="0" calcext:value-type="float">
            <text:p>0</text:p>
          </table:table-cell>
          <table:table-cell/>
          <table:table-cell table:formula="of:=media([.AB7:.AB10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2">
          <table:table-cell table:number-columns-repeated="20"/>
          <table:table-cell table:style-name="ce70" table:formula="of:=MAX([.U2:.U10])" office:value-type="float" office:value="1" calcext:value-type="float">
            <text:p>1</text:p>
          </table:table-cell>
          <table:table-cell table:style-name="ce70" table:formula="of:=MAX([.V2:.V10])" office:value-type="float" office:value="1" calcext:value-type="float">
            <text:p>1</text:p>
          </table:table-cell>
          <table:table-cell table:style-name="ce70" table:formula="of:=MAX([.W2:.W10])" office:value-type="float" office:value="1" calcext:value-type="float">
            <text:p>1</text:p>
          </table:table-cell>
          <table:table-cell table:style-name="ce70" table:formula="of:=MAX([.X2:.X10])" office:value-type="float" office:value="0" calcext:value-type="float">
            <text:p>0</text:p>
          </table:table-cell>
          <table:table-cell table:style-name="ce75" table:formula="of:=MAX([.Y2:.Y10])" office:value-type="float" office:value="0" calcext:value-type="float">
            <text:p>0</text:p>
          </table:table-cell>
          <table:table-cell table:style-name="ce78" table:formula="of:=MAX([.Z2:.Z10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12" calcext:value-type="float">
            <text:p>12</text:p>
          </table:table-cell>
          <table:table-cell/>
          <table:table-cell table:formula="of:=[.D11]+4" office:value-type="float" office:value="13" calcext:value-type="float">
            <text:p>13</text:p>
          </table:table-cell>
          <table:table-cell table:number-columns-repeated="16"/>
          <table:table-cell table:style-name="ce70" table:formula="of:=MIN([.U2:.U10])" office:value-type="float" office:value="1" calcext:value-type="float">
            <text:p>1</text:p>
          </table:table-cell>
          <table:table-cell table:style-name="ce70" table:formula="of:=MIN([.V2:.V10])" office:value-type="float" office:value="1" calcext:value-type="float">
            <text:p>1</text:p>
          </table:table-cell>
          <table:table-cell table:style-name="ce70" table:formula="of:=MIN([.W2:.W10])" office:value-type="float" office:value="1" calcext:value-type="float">
            <text:p>1</text:p>
          </table:table-cell>
          <table:table-cell table:style-name="ce70" table:formula="of:=MIN([.X2:.X10])" office:value-type="float" office:value="0" calcext:value-type="float">
            <text:p>0</text:p>
          </table:table-cell>
          <table:table-cell table:style-name="ce75" table:formula="of:=MIN([.Y2:.Y10])" office:value-type="float" office:value="0" calcext:value-type="float">
            <text:p>0</text:p>
          </table:table-cell>
          <table:table-cell table:style-name="ce78" table:formula="of:=MIN([.Z2:.Z10])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20"/>
          <table:table-cell table:formula="of:=[.U12]/[.$T$11]" office:value-type="float" office:value="0.111111111111111" calcext:value-type="float">
            <text:p>0,111111111111111</text:p>
          </table:table-cell>
          <table:table-cell table:formula="of:=[.V12]/[.$T$11]" office:value-type="float" office:value="0.111111111111111" calcext:value-type="float">
            <text:p>0,111111111111111</text:p>
          </table:table-cell>
          <table:table-cell table:formula="of:=[.W12]/[.$T$11]" office:value-type="float" office:value="0.111111111111111" calcext:value-type="float">
            <text:p>0,111111111111111</text:p>
          </table:table-cell>
          <table:table-cell table:style-name="Default" table:formula="of:=[.X12]/[.$T$11]" office:value-type="float" office:value="0" calcext:value-type="float">
            <text:p>0</text:p>
          </table:table-cell>
          <table:table-cell table:style-name="Default" table:formula="of:=[.Y12]/[.$T$11]" office:value-type="float" office:value="0" calcext:value-type="float">
            <text:p>0</text:p>
          </table:table-cell>
          <table:table-cell table:style-name="Default" table:formula="of:=[.Z12]/[.$T$11]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1º DAW</text:p>
          </table:table-cell>
          <table:table-cell table:style-name="ce57" table:number-columns-repeated="2"/>
          <table:table-cell table:number-columns-repeated="3"/>
          <table:table-cell table:style-name="ce63" office:value-type="string" calcext:value-type="string">
            <text:p>CRITERIOS</text:p>
          </table:table-cell>
          <table:table-cell table:number-columns-repeated="16"/>
          <table:table-cell table:style-name="Default" table:formula="of:=[.X13]/[.$T$11]" office:value-type="float" office:value="0" calcext:value-type="float">
            <text:p>0</text:p>
          </table:table-cell>
          <table:table-cell table:style-name="Default" table:formula="of:=[.Y13]/[.$T$11]" office:value-type="float" office:value="0" calcext:value-type="float">
            <text:p>0</text:p>
          </table:table-cell>
          <table:table-cell table:style-name="Default" table:formula="of:=[.Z13]/[.$T$11]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style-name="ce55" office:value-type="string" calcext:value-type="string">
            <text:p>Smas Informátic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70" table:formula="of:=[.X12]-[.X13]" office:value-type="float" office:value="0" calcext:value-type="float">
            <text:p>0</text:p>
          </table:table-cell>
          <table:table-cell table:style-name="ce75" table:formula="of:=[.Y12]-[.Y13]" office:value-type="float" office:value="0" calcext:value-type="float">
            <text:p>0</text:p>
          </table:table-cell>
          <table:table-cell table:style-name="ce78" table:formula="of:=[.Z12]-[.Z13]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Bases de Dat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33" table:formula="of:=SUMIF([.X2:.X10];&quot;&lt;0&quot;)" office:value-type="float" office:value="0" calcext:value-type="float">
            <text:p>0</text:p>
          </table:table-cell>
          <table:table-cell table:style-name="ce33" table:formula="of:=SUMIF([.Y2:.Y10];&quot;&lt;0&quot;)" office:value-type="float" office:value="0" calcext:value-type="float">
            <text:p>0</text:p>
          </table:table-cell>
          <table:table-cell table:style-name="ce33" table:formula="of:=SUMIF([.Z2:.Z10];&quot;&lt;0&quot;)" office:value-type="float" office:value="0" calcext:value-type="float">
            <text:p>0</text:p>
          </table:table-cell>
          <table:table-cell office:value-type="string" calcext:value-type="string">
            <text:p>EQUILIBRADO: TODOS EL MISMO NÚMERO DE HORAS/PROYECTOS, LA RESTA SALE 0</text:p>
          </table:table-cell>
          <table:table-cell table:number-columns-repeated="997"/>
        </table:table-row>
        <table:table-row table:style-name="ro2">
          <table:table-cell table:style-name="ce55" office:value-type="string" calcext:value-type="string">
            <text:p>Programación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0"/>
          <table:table-cell table:style-name="ce33" table:formula="of:=SUMIF([.X2:.X10];&quot;&gt;0&quot;)" office:value-type="float" office:value="0" calcext:value-type="float">
            <text:p>0</text:p>
          </table:table-cell>
          <table:table-cell table:style-name="ce33" table:formula="of:=SUMIF([.Y2:.Y10];&quot;&gt;0&quot;)" office:value-type="float" office:value="0" calcext:value-type="float">
            <text:p>0</text:p>
          </table:table-cell>
          <table:table-cell table:style-name="ce33" table:formula="of:=SUMIF([.Z2:.Z10];&quot;&gt;0&quot;)" office:value-type="float" office:value="0" calcext:value-type="float">
            <text:p>0</text:p>
          </table:table-cell>
          <table:table-cell table:number-columns-repeated="998"/>
        </table:table-row>
        <table:table-row table:style-name="ro5">
          <table:table-cell table:style-name="ce55" office:value-type="string" calcext:value-type="string">
            <text:p>Lenguajes de Marcas</text:p>
          </table:table-cell>
          <table:table-cell table:style-name="ce55" office:value-type="float" office:value="4" calcext:value-type="float">
            <text:p>4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5">
          <table:table-cell table:style-name="ce55" office:value-type="string" calcext:value-type="string">
            <text:p>Entornos desarrollo</text:p>
          </table:table-cell>
          <table:table-cell table:style-name="ce55" office:value-type="float" office:value="3" calcext:value-type="float">
            <text:p>3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table:number-columns-repeated="3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office:value-type="string" calcext:value-type="string">
            <text:p>Total CURSO</text:p>
          </table:table-cell>
          <table:table-cell table:style-name="ce56" table:formula="of:=SUM([.B16:.B20])" office:value-type="float" office:value="27" calcext:value-type="float">
            <text:p>27</text:p>
          </table:table-cell>
          <table:table-cell table:style-name="ce56" table:formula="of:=SUM([.C16:.C20])" office:value-type="float" office:value="12" calcext:value-type="float">
            <text:p>12</text:p>
          </table:table-cell>
          <table:table-cell table:number-columns-repeated="20"/>
          <table:table-cell table:style-name="Default" table:number-columns-repeated="3"/>
          <table:table-cell table:number-columns-repeated="998"/>
        </table:table-row>
        <calcext:conditional-formats>
          <calcext:conditional-format calcext:target-range-address="DAW_2IEQUILIBRADO.AB2:DAW_2IEQUILIBRADO.AB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  <calcext:conditional-format calcext:target-range-address="DAW_2IEQUILIBRADO.X2:DAW_2IEQUILIBRADO.Z10">
            <calcext:condition calcext:apply-style-name="FONDO_VERDE" calcext:value="between(-0.5,+0.5)" calcext:base-cell-address="ASIR.X2"/>
            <calcext:condition calcext:apply-style-name="FONDO_ROJO" calcext:value="&lt;0.5" calcext:base-cell-address="ASIR.X2"/>
            <calcext:condition calcext:apply-style-name="FONDO_AZUL" calcext:value="&gt;0.5" calcext:base-cell-address="ASIR.X2"/>
          </calcext:conditional-format>
          <calcext:conditional-format calcext:target-range-address="DAW_2IEQUILIBRADO.X17:DAW_2IEQUILIBRADO.Z18">
            <calcext:condition calcext:apply-style-name="FONDO_VERDE" calcext:value="between(-0.5,0.5)" calcext:base-cell-address="ASIR.X17"/>
            <calcext:condition calcext:apply-style-name="FONDO_AZUL" calcext:value="&gt;0.5" calcext:base-cell-address="ASIR.X17"/>
            <calcext:condition calcext:apply-style-name="FONDO_ROJO" calcext:value="&lt;0.5" calcext:base-cell-address="ASIR.X17"/>
          </calcext:conditional-format>
        </calcext:conditional-formats>
      </table:table>
      <table:table table:name="DAW_DESSSSSSSSSSSSequilibrado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3" table:default-cell-style-name="Default"/>
        <table:table-column table:style-name="co13" table:default-cell-style-name="ce87"/>
        <table:table-column table:style-name="co14" table:default-cell-style-name="ce89"/>
        <table:table-column table:style-name="co14" table:default-cell-style-name="ce90"/>
        <table:table-column table:style-name="co15" table:number-columns-repeated="2" table:default-cell-style-name="Default"/>
        <table:table-column table:style-name="co16" table:number-columns-repeated="996" table:default-cell-style-name="Default"/>
        <table:table-row table:style-name="ro1">
          <table:table-cell table:style-name="ce54"/>
          <table:table-cell table:style-name="ce54" office:value-type="string" calcext:value-type="string">
            <text:p>Horas 1DAW</text:p>
          </table:table-cell>
          <table:table-cell table:style-name="ce54" office:value-type="string" calcext:value-type="string">
            <text:p>Horas desdoble 1DAW</text:p>
          </table:table-cell>
          <table:table-cell table:number-columns-repeated="2" table:style-name="ce54" office:value-type="string" calcext:value-type="string">
            <text:p>Horas 2DAW</text:p>
          </table:table-cell>
          <table:table-cell table:style-name="ce54" office:value-type="string" calcext:value-type="string">
            <text:p>%2DAW</text:p>
          </table:table-cell>
          <table:table-cell table:style-name="ce54" office:value-type="string" calcext:value-type="string">
            <text:p>%CICLO-DAW</text:p>
          </table:table-cell>
          <table:table-cell table:number-columns-repeated="2" table:style-name="ce54" office:value-type="string" calcext:value-type="string">
            <text:p>Mitad 2DAW</text:p>
          </table:table-cell>
          <table:table-cell table:style-name="ce54" office:value-type="string" calcext:value-type="string">
            <text:p>Reducción 2DAW</text:p>
          </table:table-cell>
          <table:table-cell table:style-name="ce54" office:value-type="string" calcext:value-type="string">
            <text:p>%REDUCCIÓN</text:p>
          </table:table-cell>
          <table:table-cell table:style-name="ce54" office:value-type="string" calcext:value-type="string">
            <text:p>n.º PI</text:p>
          </table:table-cell>
          <table:table-cell table:style-name="ce54" office:value-type="string" calcext:value-type="string">
            <text:p>n.º alumnos PI</text:p>
          </table:table-cell>
          <table:table-cell table:style-name="ce54" office:value-type="string" calcext:value-type="string">
            <text:p>n.º FCT-EMPRESAS</text:p>
          </table:table-cell>
          <table:table-cell table:style-name="ce54" office:value-type="string" calcext:value-type="string">
            <text:p>n.º alumnos FCT</text:p>
          </table:table-cell>
          <table:table-cell table:style-name="ce54" office:value-type="string" calcext:value-type="string">
            <text:p>n.º tutores FCT</text:p>
          </table:table-cell>
          <table:table-cell table:style-name="ce54" office:value-type="string" calcext:value-type="string">
            <text:p>OBJETIVO DAW</text:p>
          </table:table-cell>
          <table:table-cell table:style-name="ce54" office:value-type="string" calcext:value-type="string">
            <text:p>OBJETIVO 2DAW</text:p>
          </table:table-cell>
          <table:table-cell table:style-name="ce54" office:value-type="string" calcext:value-type="string">
            <text:p>OBJETIVO REDUCCIÓN</text:p>
          </table:table-cell>
          <table:table-cell table:style-name="ce54" office:value-type="string" calcext:value-type="string">
            <text:p>SUMA</text:p>
          </table:table-cell>
          <table:table-cell table:style-name="ce69" table:formula="of:=COM.MICROSOFT.CONCAT(&quot;IDEAL &quot;; [.F1])" office:value-type="string" office:string-value="IDEAL %2DAW" calcext:value-type="string">
            <text:p>IDEAL %2DAW</text:p>
          </table:table-cell>
          <table:table-cell table:style-name="ce69" table:formula="of:=COM.MICROSOFT.CONCAT(&quot;IDEAL &quot;; [.G1])" office:value-type="string" office:string-value="IDEAL %CICLO-DAW" calcext:value-type="string">
            <text:p>IDEAL %CICLO-DAW</text:p>
          </table:table-cell>
          <table:table-cell table:style-name="ce69" table:formula="of:=COM.MICROSOFT.CONCAT(&quot;IDEAL &quot;; [.K1])" office:value-type="string" office:string-value="IDEAL %REDUCCIÓN" calcext:value-type="string">
            <text:p>IDEAL %REDUCCIÓN</text:p>
          </table:table-cell>
          <table:table-cell table:style-name="ce71" table:formula="of:=COM.MICROSOFT.CONCAT(&quot;RESTA- &quot;; [.U1])" office:value-type="string" office:string-value="RESTA- IDEAL %2DAW" calcext:value-type="string">
            <text:p>RESTA- IDEAL %2DAW</text:p>
          </table:table-cell>
          <table:table-cell table:style-name="ce73" table:formula="of:=COM.MICROSOFT.CONCAT(&quot;RESTA- &quot;; [.V1])" office:value-type="string" office:string-value="RESTA- IDEAL %CICLO-DAW" calcext:value-type="string">
            <text:p>RESTA- IDEAL %CICLO-DAW</text:p>
          </table:table-cell>
          <table:table-cell table:style-name="ce76" table:formula="of:=COM.MICROSOFT.CONCAT(&quot;RESTA- &quot;; [.W1])" office:value-type="string" office:string-value="RESTA- IDEAL %REDUCCIÓN" calcext:value-type="string">
            <text:p>RESTA- IDEAL %REDUCCIÓN</text:p>
          </table:table-cell>
          <table:table-cell table:style-name="ce69"/>
          <table:table-cell table:style-name="ce54" table:number-columns-repeated="997"/>
        </table:table-row>
        <table:table-row table:style-name="ro2"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61" table:formula="of:=SUM([.D2:.E2])/[.$D$11]" office:value-type="percentage" office:value="1" calcext:value-type="percentage">
            <text:p>100,00 %</text:p>
          </table:table-cell>
          <table:table-cell table:style-name="ce61" table:formula="of:=SUM([.B2:.E2])/(SUM([.$B$11:.$D$11]))" office:value-type="percentage" office:value="0.741935483870968" calcext:value-type="percentage">
            <text:p>74,19 %</text:p>
          </table:table-cell>
          <table:table-cell table:formula="of:=ROUND([.D2]/2)" office:value-type="float" office:value="11" calcext:value-type="float">
            <text:p>11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2:.I2])" office:value-type="float" office:value="11" calcext:value-type="float">
            <text:p>11</text:p>
          </table:table-cell>
          <table:table-cell table:style-name="ce64" table:formula="of:=[.J2]/[.$J$11]" office:value-type="percentage" office:value="1" calcext:value-type="percentage">
            <text:p>100,00%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2]*[.$T$11]" office:value-type="float" office:value="88" calcext:value-type="float">
            <text:p>88</text:p>
          </table:table-cell>
          <table:table-cell table:style-name="ce67" table:formula="of:=[.F2]*[.$T$11]" office:value-type="float" office:value="88" calcext:value-type="float">
            <text:p>88</text:p>
          </table:table-cell>
          <table:table-cell table:formula="of:=[.K2]*[.$T$11]" office:value-type="float" office:value="88" calcext:value-type="float">
            <text:p>88</text:p>
          </table:table-cell>
          <table:table-cell table:formula="of:=SUM([.L2];[.N2])" office:value-type="float" office:value="0" calcext:value-type="float">
            <text:p>0</text:p>
          </table:table-cell>
          <table:table-cell table:style-name="ce63" table:formula="of:=[.F2]*[.$T$11]" office:value-type="float" office:value="88" calcext:value-type="float">
            <text:p>88</text:p>
          </table:table-cell>
          <table:table-cell table:style-name="ce63" table:formula="of:=[.G2]*[.$T$11]" office:value-type="float" office:value="65.2903225806452" calcext:value-type="float">
            <text:p>65,2903225806452</text:p>
          </table:table-cell>
          <table:table-cell table:style-name="ce63" table:formula="of:=[.K2]*[.$T$11]" office:value-type="float" office:value="88" calcext:value-type="float">
            <text:p>88</text:p>
          </table:table-cell>
          <table:table-cell table:formula="of:=[.U2]-[.$T2]" office:value-type="float" office:value="88" calcext:value-type="float">
            <text:p>88</text:p>
          </table:table-cell>
          <table:table-cell table:formula="of:=[.V2]-[.$T2]" office:value-type="float" office:value="65.2903225806452" calcext:value-type="float">
            <text:p>65,2903225806452</text:p>
          </table:table-cell>
          <table:table-cell table:formula="of:=[.W2]-[.$T2]" office:value-type="float" office:value="88" calcext:value-type="float">
            <text:p>88</text:p>
          </table:table-cell>
          <table:table-cell/>
          <table:table-cell table:style-name="ce91" table:formula="of:=[.T2]*100/[.U2]" office:value-type="float" office:value="0" calcext:value-type="float">
            <text:p>0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me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3:.E3])/[.$D$11]" office:value-type="percentage" office:value="0" calcext:value-type="percentage">
            <text:p>0,00 %</text:p>
          </table:table-cell>
          <table:table-cell table:style-name="ce61" table:formula="of:=SUM([.B3:.E3])/(SUM([.$B$11:.$D$11]))" office:value-type="percentage" office:value="0.032258064516129" calcext:value-type="percentage">
            <text:p>3,23 %</text:p>
          </table:table-cell>
          <table:table-cell table:formula="of:=ROUND([.D3]/2)" office:value-type="float" office:value="0" calcext:value-type="float">
            <text:p>0</text:p>
          </table:table-cell>
          <table:table-cell table:formula="of:=ROUND([.E3]/2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style-name="ce64" table:formula="of:=[.J3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3]*[.$T$11]" office:value-type="float" office:value="0" calcext:value-type="float">
            <text:p>0</text:p>
          </table:table-cell>
          <table:table-cell table:style-name="ce67" table:formula="of:=[.F3]*[.$T$11]" office:value-type="float" office:value="0" calcext:value-type="float">
            <text:p>0</text:p>
          </table:table-cell>
          <table:table-cell table:formula="of:=[.K3]*[.$T$11]" office:value-type="float" office:value="0" calcext:value-type="float">
            <text:p>0</text:p>
          </table:table-cell>
          <table:table-cell table:formula="of:=SUM([.L3];[.N3])" office:value-type="float" office:value="11" calcext:value-type="float">
            <text:p>11</text:p>
          </table:table-cell>
          <table:table-cell table:style-name="ce63" table:formula="of:=[.F3]*[.$T$11]" office:value-type="float" office:value="0" calcext:value-type="float">
            <text:p>0</text:p>
          </table:table-cell>
          <table:table-cell table:style-name="ce63" table:formula="of:=[.G3]*[.$T$11]" office:value-type="float" office:value="2.83870967741935" calcext:value-type="float">
            <text:p>2,83870967741935</text:p>
          </table:table-cell>
          <table:table-cell table:style-name="ce63" table:formula="of:=[.K3]*[.$T$11]" office:value-type="float" office:value="0" calcext:value-type="float">
            <text:p>0</text:p>
          </table:table-cell>
          <table:table-cell table:formula="of:=[.U3]-[.$T3]" office:value-type="float" office:value="-11" calcext:value-type="float">
            <text:p>-11</text:p>
          </table:table-cell>
          <table:table-cell table:formula="of:=[.V3]-[.$T3]" office:value-type="float" office:value="-8.16129032258065" calcext:value-type="float">
            <text:p>-8,16129032258065</text:p>
          </table:table-cell>
          <table:table-cell table:formula="of:=[.W3]-[.$T3]" office:value-type="float" office:value="-11" calcext:value-type="float">
            <text:p>-11</text:p>
          </table:table-cell>
          <table:table-cell/>
          <table:table-cell table:style-name="ce91" table:formula="of:=[.T3]*100/[.U3]" office:value-type="string" office:string-value="" calcext:value-type="error">
            <text:p>#DIV/0!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Trip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4:.E4])/[.$D$11]" office:value-type="percentage" office:value="0" calcext:value-type="percentage">
            <text:p>0,00 %</text:p>
          </table:table-cell>
          <table:table-cell table:style-name="ce61" table:formula="of:=SUM([.B4:.E4])/(SUM([.$B$11:.$D$11]))" office:value-type="percentage" office:value="0.032258064516129" calcext:value-type="percentage">
            <text:p>3,23 %</text:p>
          </table:table-cell>
          <table:table-cell table:formula="of:=ROUND([.D4]/2)" office:value-type="float" office:value="0" calcext:value-type="float">
            <text:p>0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style-name="ce64" table:formula="of:=[.J4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4]*[.$T$11]" office:value-type="float" office:value="0" calcext:value-type="float">
            <text:p>0</text:p>
          </table:table-cell>
          <table:table-cell table:style-name="ce67" table:formula="of:=[.F4]*[.$T$11]" office:value-type="float" office:value="0" calcext:value-type="float">
            <text:p>0</text:p>
          </table:table-cell>
          <table:table-cell table:formula="of:=[.K4]*[.$T$11]" office:value-type="float" office:value="0" calcext:value-type="float">
            <text:p>0</text:p>
          </table:table-cell>
          <table:table-cell table:formula="of:=SUM([.L4];[.N4])" office:value-type="float" office:value="11" calcext:value-type="float">
            <text:p>11</text:p>
          </table:table-cell>
          <table:table-cell table:style-name="ce63" table:formula="of:=[.F4]*[.$T$11]" office:value-type="float" office:value="0" calcext:value-type="float">
            <text:p>0</text:p>
          </table:table-cell>
          <table:table-cell table:style-name="ce63" table:formula="of:=[.G4]*[.$T$11]" office:value-type="float" office:value="2.83870967741935" calcext:value-type="float">
            <text:p>2,83870967741935</text:p>
          </table:table-cell>
          <table:table-cell table:style-name="ce63" table:formula="of:=[.K4]*[.$T$11]" office:value-type="float" office:value="0" calcext:value-type="float">
            <text:p>0</text:p>
          </table:table-cell>
          <table:table-cell table:formula="of:=[.U4]-[.$T4]" office:value-type="float" office:value="-11" calcext:value-type="float">
            <text:p>-11</text:p>
          </table:table-cell>
          <table:table-cell table:formula="of:=[.V4]-[.$T4]" office:value-type="float" office:value="-8.16129032258065" calcext:value-type="float">
            <text:p>-8,16129032258065</text:p>
          </table:table-cell>
          <table:table-cell table:formula="of:=[.W4]-[.$T4]" office:value-type="float" office:value="-11" calcext:value-type="float">
            <text:p>-11</text:p>
          </table:table-cell>
          <table:table-cell/>
          <table:table-cell table:style-name="ce91" table:formula="of:=[.T4]*100/[.U4]" office:value-type="string" office:string-value="" calcext:value-type="error">
            <text:p>#DIV/0!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race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5:.E5])/[.$D$11]" office:value-type="percentage" office:value="0" calcext:value-type="percentage">
            <text:p>0,00 %</text:p>
          </table:table-cell>
          <table:table-cell table:style-name="ce61" table:formula="of:=SUM([.B5:.E5])/(SUM([.$B$11:.$D$11]))" office:value-type="percentage" office:value="0.032258064516129" calcext:value-type="percentage">
            <text:p>3,23 %</text:p>
          </table:table-cell>
          <table:table-cell table:formula="of:=ROUND([.D5]/2)" office:value-type="float" office:value="0" calcext:value-type="float">
            <text:p>0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style-name="ce64" table:formula="of:=[.J5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5]*[.$T$11]" office:value-type="float" office:value="0" calcext:value-type="float">
            <text:p>0</text:p>
          </table:table-cell>
          <table:table-cell table:style-name="ce67" table:formula="of:=[.F5]*[.$T$11]" office:value-type="float" office:value="0" calcext:value-type="float">
            <text:p>0</text:p>
          </table:table-cell>
          <table:table-cell table:formula="of:=[.K5]*[.$T$11]" office:value-type="float" office:value="0" calcext:value-type="float">
            <text:p>0</text:p>
          </table:table-cell>
          <table:table-cell table:formula="of:=SUM([.L5];[.N5])" office:value-type="float" office:value="11" calcext:value-type="float">
            <text:p>11</text:p>
          </table:table-cell>
          <table:table-cell table:style-name="ce63" table:formula="of:=[.F5]*[.$T$11]" office:value-type="float" office:value="0" calcext:value-type="float">
            <text:p>0</text:p>
          </table:table-cell>
          <table:table-cell table:style-name="ce63" table:formula="of:=[.G5]*[.$T$11]" office:value-type="float" office:value="2.83870967741935" calcext:value-type="float">
            <text:p>2,83870967741935</text:p>
          </table:table-cell>
          <table:table-cell table:style-name="ce63" table:formula="of:=[.K5]*[.$T$11]" office:value-type="float" office:value="0" calcext:value-type="float">
            <text:p>0</text:p>
          </table:table-cell>
          <table:table-cell table:formula="of:=[.U5]-[.$T5]" office:value-type="float" office:value="-11" calcext:value-type="float">
            <text:p>-11</text:p>
          </table:table-cell>
          <table:table-cell table:formula="of:=[.V5]-[.$T5]" office:value-type="float" office:value="-8.16129032258065" calcext:value-type="float">
            <text:p>-8,16129032258065</text:p>
          </table:table-cell>
          <table:table-cell table:formula="of:=[.W5]-[.$T5]" office:value-type="float" office:value="-11" calcext:value-type="float">
            <text:p>-11</text:p>
          </table:table-cell>
          <table:table-cell/>
          <table:table-cell table:style-name="ce91" table:formula="of:=[.T5]*100/[.U5]" office:value-type="string" office:string-value="" calcext:value-type="error">
            <text:p>#DIV/0!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Sinhu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6:.E6])/[.$D$11]" office:value-type="percentage" office:value="0" calcext:value-type="percentage">
            <text:p>0,00 %</text:p>
          </table:table-cell>
          <table:table-cell table:style-name="ce61" table:formula="of:=SUM([.B6:.E6])/(SUM([.$B$11:.$D$11]))" office:value-type="percentage" office:value="0.032258064516129" calcext:value-type="percentage">
            <text:p>3,23 %</text:p>
          </table:table-cell>
          <table:table-cell table:formula="of:=ROUND([.D6]/2)" office:value-type="float" office:value="0" calcext:value-type="float">
            <text:p>0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style-name="ce64" table:formula="of:=[.J6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6]*[.$T$11]" office:value-type="float" office:value="0" calcext:value-type="float">
            <text:p>0</text:p>
          </table:table-cell>
          <table:table-cell table:style-name="ce67" table:formula="of:=[.F6]*[.$T$11]" office:value-type="float" office:value="0" calcext:value-type="float">
            <text:p>0</text:p>
          </table:table-cell>
          <table:table-cell table:formula="of:=[.K6]*[.$T$11]" office:value-type="float" office:value="0" calcext:value-type="float">
            <text:p>0</text:p>
          </table:table-cell>
          <table:table-cell table:formula="of:=SUM([.L6];[.N6])" office:value-type="float" office:value="11" calcext:value-type="float">
            <text:p>11</text:p>
          </table:table-cell>
          <table:table-cell table:style-name="ce63" table:formula="of:=[.F6]*[.$T$11]" office:value-type="float" office:value="0" calcext:value-type="float">
            <text:p>0</text:p>
          </table:table-cell>
          <table:table-cell table:style-name="ce63" table:formula="of:=[.G6]*[.$T$11]" office:value-type="float" office:value="2.83870967741935" calcext:value-type="float">
            <text:p>2,83870967741935</text:p>
          </table:table-cell>
          <table:table-cell table:style-name="ce63" table:formula="of:=[.K6]*[.$T$11]" office:value-type="float" office:value="0" calcext:value-type="float">
            <text:p>0</text:p>
          </table:table-cell>
          <table:table-cell table:formula="of:=[.U6]-[.$T6]" office:value-type="float" office:value="-11" calcext:value-type="float">
            <text:p>-11</text:p>
          </table:table-cell>
          <table:table-cell table:formula="of:=[.V6]-[.$T6]" office:value-type="float" office:value="-8.16129032258065" calcext:value-type="float">
            <text:p>-8,16129032258065</text:p>
          </table:table-cell>
          <table:table-cell table:formula="of:=[.W6]-[.$T6]" office:value-type="float" office:value="-11" calcext:value-type="float">
            <text:p>-11</text:p>
          </table:table-cell>
          <table:table-cell/>
          <table:table-cell table:style-name="ce91" table:formula="of:=[.T6]*100/[.U6]" office:value-type="string" office:string-value="" calcext:value-type="error">
            <text:p>#DIV/0!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Ra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7:.E7])/[.$D$11]" office:value-type="percentage" office:value="0" calcext:value-type="percentage">
            <text:p>0,00 %</text:p>
          </table:table-cell>
          <table:table-cell table:style-name="ce61" table:formula="of:=SUM([.B7:.E7])/(SUM([.$B$11:.$D$11]))" office:value-type="percentage" office:value="0.032258064516129" calcext:value-type="percentage">
            <text:p>3,23 %</text:p>
          </table:table-cell>
          <table:table-cell table:formula="of:=ROUND([.D7]/2)" office:value-type="float" office:value="0" calcext:value-type="float">
            <text:p>0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style-name="ce64" table:formula="of:=[.J7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7]*[.$T$11]" office:value-type="float" office:value="0" calcext:value-type="float">
            <text:p>0</text:p>
          </table:table-cell>
          <table:table-cell table:style-name="ce67" table:formula="of:=[.F7]*[.$T$11]" office:value-type="float" office:value="0" calcext:value-type="float">
            <text:p>0</text:p>
          </table:table-cell>
          <table:table-cell table:formula="of:=[.K7]*[.$T$11]" office:value-type="float" office:value="0" calcext:value-type="float">
            <text:p>0</text:p>
          </table:table-cell>
          <table:table-cell table:formula="of:=SUM([.L7];[.N7])" office:value-type="float" office:value="11" calcext:value-type="float">
            <text:p>11</text:p>
          </table:table-cell>
          <table:table-cell table:style-name="ce63" table:formula="of:=[.F7]*[.$T$11]" office:value-type="float" office:value="0" calcext:value-type="float">
            <text:p>0</text:p>
          </table:table-cell>
          <table:table-cell table:style-name="ce63" table:formula="of:=[.G7]*[.$T$11]" office:value-type="float" office:value="2.83870967741935" calcext:value-type="float">
            <text:p>2,83870967741935</text:p>
          </table:table-cell>
          <table:table-cell table:style-name="ce63" table:formula="of:=[.K7]*[.$T$11]" office:value-type="float" office:value="0" calcext:value-type="float">
            <text:p>0</text:p>
          </table:table-cell>
          <table:table-cell table:formula="of:=[.U7]-[.$T7]" office:value-type="float" office:value="-11" calcext:value-type="float">
            <text:p>-11</text:p>
          </table:table-cell>
          <table:table-cell table:formula="of:=[.V7]-[.$T7]" office:value-type="float" office:value="-8.16129032258065" calcext:value-type="float">
            <text:p>-8,16129032258065</text:p>
          </table:table-cell>
          <table:table-cell table:formula="of:=[.W7]-[.$T7]" office:value-type="float" office:value="-11" calcext:value-type="float">
            <text:p>-11</text:p>
          </table:table-cell>
          <table:table-cell table:formula="of:=[.T7]/[.$T$11]" office:value-type="float" office:value="0.125" calcext:value-type="float">
            <text:p>0,125</text:p>
          </table:table-cell>
          <table:table-cell table:style-name="ce91" table:formula="of:=[.T7]*100/[.U7]" office:value-type="string" office:string-value="" calcext:value-type="error">
            <text:p>#DIV/0!</text:p>
          </table:table-cell>
          <table:table-cell table:style-name="ce67" table:formula="of:=[.AB7]-100" office:value-type="string" office:string-value="" calcext:value-type="error">
            <text:p>#DIV/0!</text:p>
          </table:table-cell>
          <table:table-cell table:formula="of:=([.U7]-1)/10" office:value-type="float" office:value="-0.1" calcext:value-type="float">
            <text:p>-0,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ur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8:.E8])/[.$D$11]" office:value-type="percentage" office:value="0" calcext:value-type="percentage">
            <text:p>0,00 %</text:p>
          </table:table-cell>
          <table:table-cell table:style-name="ce61" table:formula="of:=SUM([.B8:.E8])/(SUM([.$B$11:.$D$11]))" office:value-type="percentage" office:value="0.032258064516129" calcext:value-type="percentage">
            <text:p>3,23 %</text:p>
          </table:table-cell>
          <table:table-cell table:formula="of:=ROUND([.D8]/2)" office:value-type="float" office:value="0" calcext:value-type="float">
            <text:p>0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style-name="ce64" table:formula="of:=[.J8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8]*[.$T$11]" office:value-type="float" office:value="0" calcext:value-type="float">
            <text:p>0</text:p>
          </table:table-cell>
          <table:table-cell table:style-name="ce67" table:formula="of:=[.F8]*[.$T$11]" office:value-type="float" office:value="0" calcext:value-type="float">
            <text:p>0</text:p>
          </table:table-cell>
          <table:table-cell table:formula="of:=[.K8]*[.$T$11]" office:value-type="float" office:value="0" calcext:value-type="float">
            <text:p>0</text:p>
          </table:table-cell>
          <table:table-cell table:formula="of:=SUM([.L8];[.N8])" office:value-type="float" office:value="11" calcext:value-type="float">
            <text:p>11</text:p>
          </table:table-cell>
          <table:table-cell table:style-name="ce63" table:formula="of:=[.F8]*[.$T$11]" office:value-type="float" office:value="0" calcext:value-type="float">
            <text:p>0</text:p>
          </table:table-cell>
          <table:table-cell table:style-name="ce63" table:formula="of:=[.G8]*[.$T$11]" office:value-type="float" office:value="2.83870967741935" calcext:value-type="float">
            <text:p>2,83870967741935</text:p>
          </table:table-cell>
          <table:table-cell table:style-name="ce63" table:formula="of:=[.K8]*[.$T$11]" office:value-type="float" office:value="0" calcext:value-type="float">
            <text:p>0</text:p>
          </table:table-cell>
          <table:table-cell table:formula="of:=[.U8]-[.$T8]" office:value-type="float" office:value="-11" calcext:value-type="float">
            <text:p>-11</text:p>
          </table:table-cell>
          <table:table-cell table:formula="of:=[.V8]-[.$T8]" office:value-type="float" office:value="-8.16129032258065" calcext:value-type="float">
            <text:p>-8,16129032258065</text:p>
          </table:table-cell>
          <table:table-cell table:formula="of:=[.W8]-[.$T8]" office:value-type="float" office:value="-11" calcext:value-type="float">
            <text:p>-11</text:p>
          </table:table-cell>
          <table:table-cell table:formula="of:=[.T8]/[.$T$11]" office:value-type="float" office:value="0.125" calcext:value-type="float">
            <text:p>0,125</text:p>
          </table:table-cell>
          <table:table-cell table:style-name="ce91" table:formula="of:=[.T8]*100/[.U8]" office:value-type="string" office:string-value="" calcext:value-type="error">
            <text:p>#DIV/0!</text:p>
          </table:table-cell>
          <table:table-cell table:style-name="ce67" table:formula="of:=[.AB8]-100" office:value-type="string" office:string-value="" calcext:value-type="error">
            <text:p>#DIV/0!</text:p>
          </table:table-cell>
          <table:table-cell table:formula="of:=([.U8]-1)/10" office:value-type="float" office:value="-0.1" calcext:value-type="float">
            <text:p>-0,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1" table:formula="of:=SUM([.D9:.E9])/[.$D$11]" office:value-type="percentage" office:value="0" calcext:value-type="percentage">
            <text:p>0,00 %</text:p>
          </table:table-cell>
          <table:table-cell table:style-name="ce61" table:formula="of:=SUM([.B9:.E9])/(SUM([.$B$11:.$D$11]))" office:value-type="percentage" office:value="0.032258064516129" calcext:value-type="percentage">
            <text:p>3,23 %</text:p>
          </table:table-cell>
          <table:table-cell table:formula="of:=ROUND([.D9]/2)" office:value-type="float" office:value="0" calcext:value-type="float">
            <text:p>0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style-name="ce64" table:formula="of:=[.J9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9]*[.$T$11]" office:value-type="float" office:value="0" calcext:value-type="float">
            <text:p>0</text:p>
          </table:table-cell>
          <table:table-cell table:style-name="ce67" table:formula="of:=[.F9]*[.$T$11]" office:value-type="float" office:value="0" calcext:value-type="float">
            <text:p>0</text:p>
          </table:table-cell>
          <table:table-cell table:formula="of:=[.K9]*[.$T$11]" office:value-type="float" office:value="0" calcext:value-type="float">
            <text:p>0</text:p>
          </table:table-cell>
          <table:table-cell table:formula="of:=SUM([.L9];[.N9])" office:value-type="float" office:value="11" calcext:value-type="float">
            <text:p>11</text:p>
          </table:table-cell>
          <table:table-cell table:style-name="ce63" table:formula="of:=[.F9]*[.$T$11]" office:value-type="float" office:value="0" calcext:value-type="float">
            <text:p>0</text:p>
          </table:table-cell>
          <table:table-cell table:style-name="ce63" table:formula="of:=[.G9]*[.$T$11]" office:value-type="float" office:value="2.83870967741935" calcext:value-type="float">
            <text:p>2,83870967741935</text:p>
          </table:table-cell>
          <table:table-cell table:style-name="ce63" table:formula="of:=[.K9]*[.$T$11]" office:value-type="float" office:value="0" calcext:value-type="float">
            <text:p>0</text:p>
          </table:table-cell>
          <table:table-cell table:formula="of:=[.U9]-[.$T9]" office:value-type="float" office:value="-11" calcext:value-type="float">
            <text:p>-11</text:p>
          </table:table-cell>
          <table:table-cell table:formula="of:=[.V9]-[.$T9]" office:value-type="float" office:value="-8.16129032258065" calcext:value-type="float">
            <text:p>-8,16129032258065</text:p>
          </table:table-cell>
          <table:table-cell table:formula="of:=[.W9]-[.$T9]" office:value-type="float" office:value="-11" calcext:value-type="float">
            <text:p>-11</text:p>
          </table:table-cell>
          <table:table-cell table:formula="of:=[.T9]/[.$T$11]" office:value-type="float" office:value="0.125" calcext:value-type="float">
            <text:p>0,125</text:p>
          </table:table-cell>
          <table:table-cell table:style-name="ce91" table:formula="of:=[.T9]*100/[.U9]" office:value-type="string" office:string-value="" calcext:value-type="error">
            <text:p>#DIV/0!</text:p>
          </table:table-cell>
          <table:table-cell table:style-name="ce67" table:formula="of:=[.AB9]-100" office:value-type="string" office:string-value="" calcext:value-type="error">
            <text:p>#DIV/0!</text:p>
          </table:table-cell>
          <table:table-cell table:formula="of:=([.U9]-1)/10" office:value-type="float" office:value="-0.1" calcext:value-type="float">
            <text:p>-0,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guil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/>
          <table:table-cell table:style-name="ce61" table:formula="of:=SUM([.D10:.E10])/[.$D$11]" office:value-type="percentage" office:value="0" calcext:value-type="percentage">
            <text:p>0,00 %</text:p>
          </table:table-cell>
          <table:table-cell table:style-name="ce61" table:formula="of:=SUM([.B10:.E10])/(SUM([.$B$11:.$D$11]))" office:value-type="percentage" office:value="0.032258064516129" calcext:value-type="percentage">
            <text:p>3,23 %</text:p>
          </table:table-cell>
          <table:table-cell table:formula="of:=ROUND([.D10]/2)" office:value-type="float" office:value="0" calcext:value-type="float">
            <text:p>0</text:p>
          </table:table-cell>
          <table:table-cell table:formula="of:=ROUND([.E10]/2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style-name="ce64" table:formula="of:=[.J10]/[.$J$11]" office:value-type="percentage" office:value="0" calcext:value-type="percentage">
            <text:p>0,00%</text:p>
          </table:table-cell>
          <table:table-cell table:style-name="ce66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10]*[.$T$11]" office:value-type="float" office:value="0" calcext:value-type="float">
            <text:p>0</text:p>
          </table:table-cell>
          <table:table-cell table:style-name="ce67" table:formula="of:=[.F10]*[.$T$11]" office:value-type="float" office:value="0" calcext:value-type="float">
            <text:p>0</text:p>
          </table:table-cell>
          <table:table-cell table:formula="of:=[.K10]*[.$T$11]" office:value-type="float" office:value="0" calcext:value-type="float">
            <text:p>0</text:p>
          </table:table-cell>
          <table:table-cell table:formula="of:=SUM([.L10];[.N10])" office:value-type="float" office:value="11" calcext:value-type="float">
            <text:p>11</text:p>
          </table:table-cell>
          <table:table-cell table:style-name="ce63" table:formula="of:=[.F10]*[.$T$11]" office:value-type="float" office:value="0" calcext:value-type="float">
            <text:p>0</text:p>
          </table:table-cell>
          <table:table-cell table:style-name="ce63" table:formula="of:=[.G10]*[.$T$11]" office:value-type="float" office:value="2.83870967741935" calcext:value-type="float">
            <text:p>2,83870967741935</text:p>
          </table:table-cell>
          <table:table-cell table:style-name="ce63" table:formula="of:=[.K10]*[.$T$11]" office:value-type="float" office:value="0" calcext:value-type="float">
            <text:p>0</text:p>
          </table:table-cell>
          <table:table-cell table:formula="of:=[.U10]-[.$T10]" office:value-type="float" office:value="-11" calcext:value-type="float">
            <text:p>-11</text:p>
          </table:table-cell>
          <table:table-cell table:formula="of:=[.V10]-[.$T10]" office:value-type="float" office:value="-8.16129032258065" calcext:value-type="float">
            <text:p>-8,16129032258065</text:p>
          </table:table-cell>
          <table:table-cell table:formula="of:=[.W10]-[.$T10]" office:value-type="float" office:value="-11" calcext:value-type="float">
            <text:p>-11</text:p>
          </table:table-cell>
          <table:table-cell table:formula="of:=[.T10]/[.$T$11]" office:value-type="float" office:value="0.125" calcext:value-type="float">
            <text:p>0,125</text:p>
          </table:table-cell>
          <table:table-cell table:style-name="ce91" table:formula="of:=[.T10]*100/[.U10]" office:value-type="string" office:string-value="" calcext:value-type="error">
            <text:p>#DIV/0!</text:p>
          </table:table-cell>
          <table:table-cell table:style-name="ce67" table:formula="of:=[.AB10]-100" office:value-type="string" office:string-value="" calcext:value-type="error">
            <text:p>#DIV/0!</text:p>
          </table:table-cell>
          <table:table-cell table:formula="of:=([.U10]-1)/10" office:value-type="float" office:value="-0.1" calcext:value-type="float">
            <text:p>-0,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9" calcext:value-type="float">
            <text:p>9</text:p>
          </table:table-cell>
          <table:table-cell table:style-name="ce58" table:formula="of:=SUM([.C2:.C10])" office:value-type="float" office:value="0" calcext:value-type="float">
            <text:p>0</text:p>
          </table:table-cell>
          <table:table-cell table:formula="of:=SUM([.D2:.E10])" office:value-type="float" office:value="22" calcext:value-type="float">
            <text:p>22</text:p>
          </table:table-cell>
          <table:table-cell/>
          <table:table-cell table:style-name="ce62" table:formula="of:=SUM([.F2:.F10])" office:value-type="percentage" office:value="1" calcext:value-type="percentage">
            <text:p>100,00 %</text:p>
          </table:table-cell>
          <table:table-cell table:style-name="ce62" table:formula="of:=SUM([.G2:.G10])" office:value-type="percentage" office:value="1" calcext:value-type="percentage">
            <text:p>100,00 %</text:p>
          </table:table-cell>
          <table:table-cell table:formula="of:=SUM([.H2:.H10])" office:value-type="float" office:value="11" calcext:value-type="float">
            <text:p>11</text:p>
          </table:table-cell>
          <table:table-cell table:formula="of:=SUM([.I2:.I10])" office:value-type="float" office:value="0" calcext:value-type="float">
            <text:p>0</text:p>
          </table:table-cell>
          <table:table-cell table:formula="of:=SUM([.J2:.J10])" office:value-type="float" office:value="11" calcext:value-type="float">
            <text:p>11</text:p>
          </table:table-cell>
          <table:table-cell table:style-name="ce65" table:formula="of:=SUM([.K2:.K10])" office:value-type="percentage" office:value="1" calcext:value-type="percentage">
            <text:p>100,00%</text:p>
          </table:table-cell>
          <table:table-cell table:number-columns-repeated="2"/>
          <table:table-cell table:formula="of:=SUM([.N2:.N10])" office:value-type="float" office:value="0" calcext:value-type="float">
            <text:p>0</text:p>
          </table:table-cell>
          <table:table-cell table:formula="of:=SUM([.O2:.O10])" office:value-type="float" office:value="4" calcext:value-type="float">
            <text:p>4</text:p>
          </table:table-cell>
          <table:table-cell table:formula="of:=SUM([.P2:.P10])" office:value-type="float" office:value="4" calcext:value-type="float">
            <text:p>4</text:p>
          </table:table-cell>
          <table:table-cell table:formula="of:=SUM([.Q2:.Q10])" office:value-type="float" office:value="88" calcext:value-type="float">
            <text:p>88</text:p>
          </table:table-cell>
          <table:table-cell table:formula="of:=SUM([.R2:.R10])" office:value-type="float" office:value="88" calcext:value-type="float">
            <text:p>88</text:p>
          </table:table-cell>
          <table:table-cell table:formula="of:=SUM([.S2:.S10])" office:value-type="float" office:value="88" calcext:value-type="float">
            <text:p>88</text:p>
          </table:table-cell>
          <table:table-cell table:style-name="ce68" table:formula="of:=SUM([.T2:.T10])" office:value-type="float" office:value="88" calcext:value-type="float">
            <text:p>88</text:p>
          </table:table-cell>
          <table:table-cell table:formula="of:=SUM([.U2:.U10])" office:value-type="float" office:value="88" calcext:value-type="float">
            <text:p>88</text:p>
          </table:table-cell>
          <table:table-cell table:formula="of:=SUM([.V2:.V10])" office:value-type="float" office:value="88" calcext:value-type="float">
            <text:p>88</text:p>
          </table:table-cell>
          <table:table-cell table:formula="of:=SUM([.W2:.W10])" office:value-type="float" office:value="88" calcext:value-type="float">
            <text:p>88</text:p>
          </table:table-cell>
          <table:table-cell table:style-name="Default" table:formula="of:=SUM([.X2:.X10])" office:value-type="float" office:value="0" calcext:value-type="float">
            <text:p>0</text:p>
          </table:table-cell>
          <table:table-cell table:style-name="Default" table:formula="of:=SUM([.Y2:.Y10])" office:value-type="float" office:value="0" calcext:value-type="float">
            <text:p>0</text:p>
          </table:table-cell>
          <table:table-cell table:style-name="Default" table:formula="of:=SUM([.Z2:.Z10])" office:value-type="float" office:value="0" calcext:value-type="float">
            <text:p>0</text:p>
          </table:table-cell>
          <table:table-cell/>
          <table:table-cell table:formula="of:=media([.AB7:.AB10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2">
          <table:table-cell table:number-columns-repeated="20"/>
          <table:table-cell table:style-name="ce70" table:formula="of:=MAX([.U2:.U10])" office:value-type="float" office:value="88" calcext:value-type="float">
            <text:p>88</text:p>
          </table:table-cell>
          <table:table-cell table:style-name="ce70" table:formula="of:=MAX([.V2:.V10])" office:value-type="float" office:value="65.2903225806452" calcext:value-type="float">
            <text:p>65,2903225806452</text:p>
          </table:table-cell>
          <table:table-cell table:style-name="ce70" table:formula="of:=MAX([.W2:.W10])" office:value-type="float" office:value="88" calcext:value-type="float">
            <text:p>88</text:p>
          </table:table-cell>
          <table:table-cell table:style-name="ce70" table:formula="of:=MAX([.X2:.X10])" office:value-type="float" office:value="88" calcext:value-type="float">
            <text:p>88</text:p>
          </table:table-cell>
          <table:table-cell table:style-name="ce75" table:formula="of:=MAX([.Y2:.Y10])" office:value-type="float" office:value="65.2903225806452" calcext:value-type="float">
            <text:p>65,2903225806452</text:p>
          </table:table-cell>
          <table:table-cell table:style-name="ce78" table:formula="of:=MAX([.Z2:.Z10])" office:value-type="float" office:value="88" calcext:value-type="float">
            <text:p>88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12" calcext:value-type="float">
            <text:p>12</text:p>
          </table:table-cell>
          <table:table-cell/>
          <table:table-cell table:formula="of:=[.D11]+4" office:value-type="float" office:value="26" calcext:value-type="float">
            <text:p>26</text:p>
          </table:table-cell>
          <table:table-cell table:number-columns-repeated="16"/>
          <table:table-cell table:style-name="ce70" table:formula="of:=MIN([.U2:.U10])" office:value-type="float" office:value="0" calcext:value-type="float">
            <text:p>0</text:p>
          </table:table-cell>
          <table:table-cell table:style-name="ce70" table:formula="of:=MIN([.V2:.V10])" office:value-type="float" office:value="2.83870967741935" calcext:value-type="float">
            <text:p>2,83870967741935</text:p>
          </table:table-cell>
          <table:table-cell table:style-name="ce70" table:formula="of:=MIN([.W2:.W10])" office:value-type="float" office:value="0" calcext:value-type="float">
            <text:p>0</text:p>
          </table:table-cell>
          <table:table-cell table:style-name="ce70" table:formula="of:=MIN([.X2:.X10])" office:value-type="float" office:value="-11" calcext:value-type="float">
            <text:p>-11</text:p>
          </table:table-cell>
          <table:table-cell table:style-name="ce75" table:formula="of:=MIN([.Y2:.Y10])" office:value-type="float" office:value="-8.16129032258064" calcext:value-type="float">
            <text:p>-8,16129032258064</text:p>
          </table:table-cell>
          <table:table-cell table:style-name="ce78" table:formula="of:=MIN([.Z2:.Z10])" office:value-type="float" office:value="-11" calcext:value-type="float">
            <text:p>-11</text:p>
          </table:table-cell>
          <table:table-cell table:number-columns-repeated="998"/>
        </table:table-row>
        <table:table-row table:style-name="ro2">
          <table:table-cell table:number-columns-repeated="20"/>
          <table:table-cell table:formula="of:=[.U12]/[.$T$11]" office:value-type="float" office:value="1" calcext:value-type="float">
            <text:p>1</text:p>
          </table:table-cell>
          <table:table-cell table:formula="of:=[.V12]/[.$T$11]" office:value-type="float" office:value="0.741935483870968" calcext:value-type="float">
            <text:p>0,741935483870968</text:p>
          </table:table-cell>
          <table:table-cell table:formula="of:=[.W12]/[.$T$11]" office:value-type="float" office:value="1" calcext:value-type="float">
            <text:p>1</text:p>
          </table:table-cell>
          <table:table-cell table:style-name="Default" table:formula="of:=[.X12]/[.$T$11]" office:value-type="float" office:value="1" calcext:value-type="float">
            <text:p>1</text:p>
          </table:table-cell>
          <table:table-cell table:style-name="Default" table:formula="of:=[.Y12]/[.$T$11]" office:value-type="float" office:value="0.741935483870968" calcext:value-type="float">
            <text:p>0,741935483870968</text:p>
          </table:table-cell>
          <table:table-cell table:style-name="Default" table:formula="of:=[.Z12]/[.$T$11]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1º DAW</text:p>
          </table:table-cell>
          <table:table-cell table:style-name="ce57" table:number-columns-repeated="2"/>
          <table:table-cell table:number-columns-repeated="3"/>
          <table:table-cell table:style-name="ce63" office:value-type="string" calcext:value-type="string">
            <text:p>CRITERIOS</text:p>
          </table:table-cell>
          <table:table-cell table:number-columns-repeated="16"/>
          <table:table-cell table:style-name="Default" table:formula="of:=[.X13]/[.$T$11]" office:value-type="float" office:value="-0.125" calcext:value-type="float">
            <text:p>-0,125</text:p>
          </table:table-cell>
          <table:table-cell table:style-name="Default" table:formula="of:=[.Y13]/[.$T$11]" office:value-type="float" office:value="-0.092741935483871" calcext:value-type="float">
            <text:p>-0,092741935483871</text:p>
          </table:table-cell>
          <table:table-cell table:style-name="Default" table:formula="of:=[.Z13]/[.$T$11]" office:value-type="float" office:value="-0.125" calcext:value-type="float">
            <text:p>-0,125</text:p>
          </table:table-cell>
          <table:table-cell table:number-columns-repeated="998"/>
        </table:table-row>
        <table:table-row table:style-name="ro3">
          <table:table-cell table:style-name="ce55" office:value-type="string" calcext:value-type="string">
            <text:p>Smas Informátic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70" table:formula="of:=[.X12]-[.X13]" office:value-type="float" office:value="99" calcext:value-type="float">
            <text:p>99</text:p>
          </table:table-cell>
          <table:table-cell table:style-name="ce75" table:formula="of:=[.Y12]-[.Y13]" office:value-type="float" office:value="73.4516129032258" calcext:value-type="float">
            <text:p>73,4516129032258</text:p>
          </table:table-cell>
          <table:table-cell table:style-name="ce78" table:formula="of:=[.Z12]-[.Z13]" office:value-type="float" office:value="99" calcext:value-type="float">
            <text:p>99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Bases de Dat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88" table:formula="of:=SUMIF([.X2:.X10];&quot;&lt;0&quot;)" office:value-type="float" office:value="-88" calcext:value-type="float">
            <text:p>-88</text:p>
          </table:table-cell>
          <table:table-cell table:style-name="ce88" table:formula="of:=SUMIF([.Y2:.Y10];&quot;&lt;0&quot;)" office:value-type="float" office:value="-65.2903225806451" calcext:value-type="float">
            <text:p>-65,2903225806451</text:p>
          </table:table-cell>
          <table:table-cell table:style-name="ce88" table:formula="of:=SUMIF([.Z2:.Z10];&quot;&lt;0&quot;)" office:value-type="float" office:value="-88" calcext:value-type="float">
            <text:p>-88</text:p>
          </table:table-cell>
          <table:table-cell office:value-type="string" calcext:value-type="string">
            <text:p>desEQUILIBRADO: Un profesor tiene casi todas las hores en segundo, debe tener más pi/fct, y no tiene asignación de pi/FCT</text:p>
          </table:table-cell>
          <table:table-cell table:number-columns-repeated="997"/>
        </table:table-row>
        <table:table-row table:style-name="ro2">
          <table:table-cell table:style-name="ce55" office:value-type="string" calcext:value-type="string">
            <text:p>Programación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0"/>
          <table:table-cell table:style-name="ce88" table:formula="of:=SUMIF([.X2:.X10];&quot;&gt;0&quot;)" office:value-type="float" office:value="88" calcext:value-type="float">
            <text:p>88</text:p>
          </table:table-cell>
          <table:table-cell table:style-name="ce88" table:formula="of:=SUMIF([.Y2:.Y10];&quot;&gt;0&quot;)" office:value-type="float" office:value="65.2903225806452" calcext:value-type="float">
            <text:p>65,2903225806452</text:p>
          </table:table-cell>
          <table:table-cell table:style-name="ce88" table:formula="of:=SUMIF([.Z2:.Z10];&quot;&gt;0&quot;)" office:value-type="float" office:value="88" calcext:value-type="float">
            <text:p>88</text:p>
          </table:table-cell>
          <table:table-cell table:number-columns-repeated="998"/>
        </table:table-row>
        <table:table-row table:style-name="ro5">
          <table:table-cell table:style-name="ce55" office:value-type="string" calcext:value-type="string">
            <text:p>Lenguajes de Marcas</text:p>
          </table:table-cell>
          <table:table-cell table:style-name="ce55" office:value-type="float" office:value="4" calcext:value-type="float">
            <text:p>4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5">
          <table:table-cell table:style-name="ce55" office:value-type="string" calcext:value-type="string">
            <text:p>Entornos desarrollo</text:p>
          </table:table-cell>
          <table:table-cell table:style-name="ce55" office:value-type="float" office:value="3" calcext:value-type="float">
            <text:p>3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table:number-columns-repeated="3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office:value-type="string" calcext:value-type="string">
            <text:p>Total CURSO</text:p>
          </table:table-cell>
          <table:table-cell table:style-name="ce56" table:formula="of:=SUM([.B16:.B20])" office:value-type="float" office:value="27" calcext:value-type="float">
            <text:p>27</text:p>
          </table:table-cell>
          <table:table-cell table:style-name="ce56" table:formula="of:=SUM([.C16:.C20])" office:value-type="float" office:value="12" calcext:value-type="float">
            <text:p>12</text:p>
          </table:table-cell>
          <table:table-cell table:number-columns-repeated="20"/>
          <table:table-cell table:style-name="Default" table:number-columns-repeated="3"/>
          <table:table-cell table:number-columns-repeated="998"/>
        </table:table-row>
        <calcext:conditional-formats>
          <calcext:conditional-format calcext:target-range-address="DAW_DESSSSSSSSSSSSequilibrado.AB2:DAW_DESSSSSSSSSSSSequilibrado.AB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  <calcext:conditional-format calcext:target-range-address="DAW_DESSSSSSSSSSSSequilibrado.X2:DAW_DESSSSSSSSSSSSequilibrado.Z10">
            <calcext:condition calcext:apply-style-name="FONDO_VERDE" calcext:value="between(-0.5,+0.5)" calcext:base-cell-address="DAW_ASIR.X2"/>
            <calcext:condition calcext:apply-style-name="FONDO_ROJO" calcext:value="&lt;0.5" calcext:base-cell-address="DAW_ASIR.X2"/>
            <calcext:condition calcext:apply-style-name="FONDO_AZUL" calcext:value="&gt;0.5" calcext:base-cell-address="DAW_ASIR.X2"/>
          </calcext:conditional-format>
          <calcext:conditional-format calcext:target-range-address="DAW_DESSSSSSSSSSSSequilibrado.X17:DAW_DESSSSSSSSSSSSequilibrado.Z18">
            <calcext:condition calcext:apply-style-name="FONDO_VERDE" calcext:value="between(-0.5,0.5)" calcext:base-cell-address="DAW_ASIR.X17"/>
            <calcext:condition calcext:apply-style-name="FONDO_AZUL" calcext:value="&gt;0.5" calcext:base-cell-address="DAW_ASIR.X17"/>
            <calcext:condition calcext:apply-style-name="FONDO_ROJO" calcext:value="&lt;0.5" calcext:base-cell-address="DAW_ASIR.X17"/>
          </calcext:conditional-format>
        </calcext:conditional-formats>
      </table:table>
      <table:table table:name="DAW_DESSSSSSSSSSSSequilibrado_2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3" table:default-cell-style-name="Default"/>
        <table:table-column table:style-name="co13" table:default-cell-style-name="ce92"/>
        <table:table-column table:style-name="co14" table:default-cell-style-name="ce94"/>
        <table:table-column table:style-name="co14" table:default-cell-style-name="ce95"/>
        <table:table-column table:style-name="co15" table:number-columns-repeated="2" table:default-cell-style-name="Default"/>
        <table:table-column table:style-name="co16" table:number-columns-repeated="996" table:default-cell-style-name="Default"/>
        <table:table-row table:style-name="ro1">
          <table:table-cell table:style-name="ce54"/>
          <table:table-cell table:style-name="ce54" office:value-type="string" calcext:value-type="string">
            <text:p>Horas 1DAW</text:p>
          </table:table-cell>
          <table:table-cell table:style-name="ce54" office:value-type="string" calcext:value-type="string">
            <text:p>Horas desdoble 1DAW</text:p>
          </table:table-cell>
          <table:table-cell table:number-columns-repeated="2" table:style-name="ce54" office:value-type="string" calcext:value-type="string">
            <text:p>Horas 2DAW</text:p>
          </table:table-cell>
          <table:table-cell table:style-name="ce54" office:value-type="string" calcext:value-type="string">
            <text:p>%2DAW</text:p>
          </table:table-cell>
          <table:table-cell table:style-name="ce54" office:value-type="string" calcext:value-type="string">
            <text:p>%CICLO-DAW</text:p>
          </table:table-cell>
          <table:table-cell table:number-columns-repeated="2" table:style-name="ce54" office:value-type="string" calcext:value-type="string">
            <text:p>Mitad 2DAW</text:p>
          </table:table-cell>
          <table:table-cell table:style-name="ce54" office:value-type="string" calcext:value-type="string">
            <text:p>Reducción 2DAW</text:p>
          </table:table-cell>
          <table:table-cell table:style-name="ce54" office:value-type="string" calcext:value-type="string">
            <text:p>%REDUCCIÓN</text:p>
          </table:table-cell>
          <table:table-cell table:style-name="ce54" office:value-type="string" calcext:value-type="string">
            <text:p>n.º PI</text:p>
          </table:table-cell>
          <table:table-cell table:style-name="ce54" office:value-type="string" calcext:value-type="string">
            <text:p>n.º alumnos PI</text:p>
          </table:table-cell>
          <table:table-cell table:style-name="ce54" office:value-type="string" calcext:value-type="string">
            <text:p>n.º FCT-EMPRESAS</text:p>
          </table:table-cell>
          <table:table-cell table:style-name="ce54" office:value-type="string" calcext:value-type="string">
            <text:p>n.º alumnos FCT</text:p>
          </table:table-cell>
          <table:table-cell table:style-name="ce54" office:value-type="string" calcext:value-type="string">
            <text:p>n.º tutores FCT</text:p>
          </table:table-cell>
          <table:table-cell table:style-name="ce54" office:value-type="string" calcext:value-type="string">
            <text:p>OBJETIVO DAW</text:p>
          </table:table-cell>
          <table:table-cell table:style-name="ce54" office:value-type="string" calcext:value-type="string">
            <text:p>OBJETIVO 2DAW</text:p>
          </table:table-cell>
          <table:table-cell table:style-name="ce54" office:value-type="string" calcext:value-type="string">
            <text:p>OBJETIVO REDUCCIÓN</text:p>
          </table:table-cell>
          <table:table-cell table:style-name="ce54" office:value-type="string" calcext:value-type="string">
            <text:p>SUMA</text:p>
          </table:table-cell>
          <table:table-cell table:style-name="ce69" table:formula="of:=COM.MICROSOFT.CONCAT(&quot;IDEAL &quot;; [.F1])" office:value-type="string" office:string-value="IDEAL %2DAW" calcext:value-type="string">
            <text:p>IDEAL %2DAW</text:p>
          </table:table-cell>
          <table:table-cell table:style-name="ce69" table:formula="of:=COM.MICROSOFT.CONCAT(&quot;IDEAL &quot;; [.G1])" office:value-type="string" office:string-value="IDEAL %CICLO-DAW" calcext:value-type="string">
            <text:p>IDEAL %CICLO-DAW</text:p>
          </table:table-cell>
          <table:table-cell table:style-name="ce69" table:formula="of:=COM.MICROSOFT.CONCAT(&quot;IDEAL &quot;; [.K1])" office:value-type="string" office:string-value="IDEAL %REDUCCIÓN" calcext:value-type="string">
            <text:p>IDEAL %REDUCCIÓN</text:p>
          </table:table-cell>
          <table:table-cell table:style-name="ce71" table:formula="of:=COM.MICROSOFT.CONCAT(&quot;RESTA- &quot;; [.U1])" office:value-type="string" office:string-value="RESTA- IDEAL %2DAW" calcext:value-type="string">
            <text:p>RESTA- IDEAL %2DAW</text:p>
          </table:table-cell>
          <table:table-cell table:style-name="ce73" table:formula="of:=COM.MICROSOFT.CONCAT(&quot;RESTA- &quot;; [.V1])" office:value-type="string" office:string-value="RESTA- IDEAL %CICLO-DAW" calcext:value-type="string">
            <text:p>RESTA- IDEAL %CICLO-DAW</text:p>
          </table:table-cell>
          <table:table-cell table:style-name="ce76" table:formula="of:=COM.MICROSOFT.CONCAT(&quot;RESTA- &quot;; [.W1])" office:value-type="string" office:string-value="RESTA- IDEAL %REDUCCIÓN" calcext:value-type="string">
            <text:p>RESTA- IDEAL %REDUCCIÓN</text:p>
          </table:table-cell>
          <table:table-cell table:style-name="ce69"/>
          <table:table-cell table:style-name="ce54" table:number-columns-repeated="997"/>
        </table:table-row>
        <table:table-row table:style-name="ro2">
          <table:table-cell office:value-type="string" calcext:value-type="string">
            <text:p>J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1" table:formula="of:=SUM([.D2:.E2])/[.$D$11]" office:value-type="percentage" office:value="0.6" calcext:value-type="percentage">
            <text:p>60,00 %</text:p>
          </table:table-cell>
          <table:table-cell table:style-name="ce61" table:formula="of:=SUM([.B2:.E2])/(SUM([.$B$11:.$D$11]))" office:value-type="percentage" office:value="0.448275862068966" calcext:value-type="percentage">
            <text:p>44,83 %</text:p>
          </table:table-cell>
          <table:table-cell table:formula="of:=ROUND([.D2]/2)" office:value-type="float" office:value="6" calcext:value-type="float">
            <text:p>6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2:.I2])" office:value-type="float" office:value="6" calcext:value-type="float">
            <text:p>6</text:p>
          </table:table-cell>
          <table:table-cell table:style-name="ce64" table:formula="of:=[.J2]/[.$J$11]" office:value-type="percentage" office:value="0.428571428571429" calcext:value-type="percentage">
            <text:p>42,86%</text:p>
          </table:table-cell>
          <table:table-cell table:style-name="ce6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2]*[.$T$11]" office:value-type="float" office:value="5.4" calcext:value-type="float">
            <text:p>5,4</text:p>
          </table:table-cell>
          <table:table-cell table:style-name="ce67" table:formula="of:=[.F2]*[.$T$11]" office:value-type="float" office:value="5.4" calcext:value-type="float">
            <text:p>5,4</text:p>
          </table:table-cell>
          <table:table-cell table:formula="of:=[.K2]*[.$T$11]" office:value-type="float" office:value="3.85714285714286" calcext:value-type="float">
            <text:p>3,85714285714286</text:p>
          </table:table-cell>
          <table:table-cell table:formula="of:=SUM([.L2];[.N2])" office:value-type="float" office:value="4" calcext:value-type="float">
            <text:p>4</text:p>
          </table:table-cell>
          <table:table-cell table:style-name="ce63" table:formula="of:=[.F2]*[.$T$11]" office:value-type="float" office:value="5.4" calcext:value-type="float">
            <text:p>5,4</text:p>
          </table:table-cell>
          <table:table-cell table:style-name="ce63" table:formula="of:=[.G2]*[.$T$11]" office:value-type="float" office:value="4.03448275862069" calcext:value-type="float">
            <text:p>4,03448275862069</text:p>
          </table:table-cell>
          <table:table-cell table:style-name="ce63" table:formula="of:=[.K2]*[.$T$11]" office:value-type="float" office:value="3.85714285714286" calcext:value-type="float">
            <text:p>3,85714285714286</text:p>
          </table:table-cell>
          <table:table-cell table:formula="of:=[.U2]-[.$T2]" office:value-type="float" office:value="1.4" calcext:value-type="float">
            <text:p>1,4</text:p>
          </table:table-cell>
          <table:table-cell table:formula="of:=[.V2]-[.$T2]" office:value-type="float" office:value="0.0344827586206904" calcext:value-type="float">
            <text:p>0,03448275862069</text:p>
          </table:table-cell>
          <table:table-cell table:formula="of:=[.W2]-[.$T2]" office:value-type="float" office:value="-0.14285714285714" calcext:value-type="float">
            <text:p>-0,14285714285714</text:p>
          </table:table-cell>
          <table:table-cell/>
          <table:table-cell table:style-name="ce96" table:formula="of:=[.T2]*100/[.U2]" office:value-type="float" office:value="74.0740740740741" calcext:value-type="float">
            <text:p>74,0740740740741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meli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3:.E3])/[.$D$11]" office:value-type="percentage" office:value="0.05" calcext:value-type="percentage">
            <text:p>5,00 %</text:p>
          </table:table-cell>
          <table:table-cell table:style-name="ce61" table:formula="of:=SUM([.B3:.E3])/(SUM([.$B$11:.$D$11]))" office:value-type="percentage" office:value="0.0689655172413793" calcext:value-type="percentage">
            <text:p>6,90 %</text:p>
          </table:table-cell>
          <table:table-cell table:formula="of:=ROUND([.D3]/2)" office:value-type="float" office:value="1" calcext:value-type="float">
            <text:p>1</text:p>
          </table:table-cell>
          <table:table-cell table:formula="of:=ROUND([.E3]/2)" office:value-type="float" office:value="0" calcext:value-type="float">
            <text:p>0</text:p>
          </table:table-cell>
          <table:table-cell table:formula="of:=SUM([.H3:.I3])" office:value-type="float" office:value="1" calcext:value-type="float">
            <text:p>1</text:p>
          </table:table-cell>
          <table:table-cell table:style-name="ce64" table:formula="of:=[.J3]/[.$J$11]" office:value-type="percentage" office:value="0.0714285714285714" calcext:value-type="percentage">
            <text:p>7,14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3]*[.$T$11]" office:value-type="float" office:value="0.45" calcext:value-type="float">
            <text:p>0,45</text:p>
          </table:table-cell>
          <table:table-cell table:style-name="ce67" table:formula="of:=[.F3]*[.$T$11]" office:value-type="float" office:value="0.45" calcext:value-type="float">
            <text:p>0,45</text:p>
          </table:table-cell>
          <table:table-cell table:formula="of:=[.K3]*[.$T$11]" office:value-type="float" office:value="0.642857142857143" calcext:value-type="float">
            <text:p>0,642857142857143</text:p>
          </table:table-cell>
          <table:table-cell table:formula="of:=SUM([.L3];[.N3])" office:value-type="float" office:value="1" calcext:value-type="float">
            <text:p>1</text:p>
          </table:table-cell>
          <table:table-cell table:style-name="ce63" table:formula="of:=[.F3]*[.$T$11]" office:value-type="float" office:value="0.45" calcext:value-type="float">
            <text:p>0,45</text:p>
          </table:table-cell>
          <table:table-cell table:style-name="ce63" table:formula="of:=[.G3]*[.$T$11]" office:value-type="float" office:value="0.620689655172414" calcext:value-type="float">
            <text:p>0,620689655172414</text:p>
          </table:table-cell>
          <table:table-cell table:style-name="ce63" table:formula="of:=[.K3]*[.$T$11]" office:value-type="float" office:value="0.642857142857143" calcext:value-type="float">
            <text:p>0,642857142857143</text:p>
          </table:table-cell>
          <table:table-cell table:formula="of:=[.U3]-[.$T3]" office:value-type="float" office:value="-0.55" calcext:value-type="float">
            <text:p>-0,55</text:p>
          </table:table-cell>
          <table:table-cell table:formula="of:=[.V3]-[.$T3]" office:value-type="float" office:value="-0.379310344827586" calcext:value-type="float">
            <text:p>-0,379310344827586</text:p>
          </table:table-cell>
          <table:table-cell table:formula="of:=[.W3]-[.$T3]" office:value-type="float" office:value="-0.357142857142857" calcext:value-type="float">
            <text:p>-0,357142857142857</text:p>
          </table:table-cell>
          <table:table-cell/>
          <table:table-cell table:style-name="ce96" table:formula="of:=[.T3]*100/[.U3]" office:value-type="float" office:value="222.222222222222" calcext:value-type="float">
            <text:p>222,222222222222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Tripi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4:.E4])/[.$D$11]" office:value-type="percentage" office:value="0.05" calcext:value-type="percentage">
            <text:p>5,00 %</text:p>
          </table:table-cell>
          <table:table-cell table:style-name="ce61" table:formula="of:=SUM([.B4:.E4])/(SUM([.$B$11:.$D$11]))" office:value-type="percentage" office:value="0.0689655172413793" calcext:value-type="percentage">
            <text:p>6,90 %</text:p>
          </table:table-cell>
          <table:table-cell table:formula="of:=ROUND([.D4]/2)" office:value-type="float" office:value="1" calcext:value-type="float">
            <text:p>1</text:p>
          </table:table-cell>
          <table:table-cell table:formula="of:=ROUND([.E4]/2)" office:value-type="float" office:value="0" calcext:value-type="float">
            <text:p>0</text:p>
          </table:table-cell>
          <table:table-cell table:formula="of:=SUM([.H4:.I4])" office:value-type="float" office:value="1" calcext:value-type="float">
            <text:p>1</text:p>
          </table:table-cell>
          <table:table-cell table:style-name="ce64" table:formula="of:=[.J4]/[.$J$11]" office:value-type="percentage" office:value="0.0714285714285714" calcext:value-type="percentage">
            <text:p>7,14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4]*[.$T$11]" office:value-type="float" office:value="0.45" calcext:value-type="float">
            <text:p>0,45</text:p>
          </table:table-cell>
          <table:table-cell table:style-name="ce67" table:formula="of:=[.F4]*[.$T$11]" office:value-type="float" office:value="0.45" calcext:value-type="float">
            <text:p>0,45</text:p>
          </table:table-cell>
          <table:table-cell table:formula="of:=[.K4]*[.$T$11]" office:value-type="float" office:value="0.642857142857143" calcext:value-type="float">
            <text:p>0,642857142857143</text:p>
          </table:table-cell>
          <table:table-cell table:formula="of:=SUM([.L4];[.N4])" office:value-type="float" office:value="1" calcext:value-type="float">
            <text:p>1</text:p>
          </table:table-cell>
          <table:table-cell table:style-name="ce63" table:formula="of:=[.F4]*[.$T$11]" office:value-type="float" office:value="0.45" calcext:value-type="float">
            <text:p>0,45</text:p>
          </table:table-cell>
          <table:table-cell table:style-name="ce63" table:formula="of:=[.G4]*[.$T$11]" office:value-type="float" office:value="0.620689655172414" calcext:value-type="float">
            <text:p>0,620689655172414</text:p>
          </table:table-cell>
          <table:table-cell table:style-name="ce63" table:formula="of:=[.K4]*[.$T$11]" office:value-type="float" office:value="0.642857142857143" calcext:value-type="float">
            <text:p>0,642857142857143</text:p>
          </table:table-cell>
          <table:table-cell table:formula="of:=[.U4]-[.$T4]" office:value-type="float" office:value="-0.55" calcext:value-type="float">
            <text:p>-0,55</text:p>
          </table:table-cell>
          <table:table-cell table:formula="of:=[.V4]-[.$T4]" office:value-type="float" office:value="-0.379310344827586" calcext:value-type="float">
            <text:p>-0,379310344827586</text:p>
          </table:table-cell>
          <table:table-cell table:formula="of:=[.W4]-[.$T4]" office:value-type="float" office:value="-0.357142857142857" calcext:value-type="float">
            <text:p>-0,357142857142857</text:p>
          </table:table-cell>
          <table:table-cell/>
          <table:table-cell table:style-name="ce96" table:formula="of:=[.T4]*100/[.U4]" office:value-type="float" office:value="222.222222222222" calcext:value-type="float">
            <text:p>222,222222222222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Arace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5:.E5])/[.$D$11]" office:value-type="percentage" office:value="0.05" calcext:value-type="percentage">
            <text:p>5,00 %</text:p>
          </table:table-cell>
          <table:table-cell table:style-name="ce61" table:formula="of:=SUM([.B5:.E5])/(SUM([.$B$11:.$D$11]))" office:value-type="percentage" office:value="0.0689655172413793" calcext:value-type="percentage">
            <text:p>6,90 %</text:p>
          </table:table-cell>
          <table:table-cell table:formula="of:=ROUND([.D5]/2)" office:value-type="float" office:value="1" calcext:value-type="float">
            <text:p>1</text:p>
          </table:table-cell>
          <table:table-cell table:formula="of:=ROUND([.E5]/2)" office:value-type="float" office:value="0" calcext:value-type="float">
            <text:p>0</text:p>
          </table:table-cell>
          <table:table-cell table:formula="of:=SUM([.H5:.I5])" office:value-type="float" office:value="1" calcext:value-type="float">
            <text:p>1</text:p>
          </table:table-cell>
          <table:table-cell table:style-name="ce64" table:formula="of:=[.J5]/[.$J$11]" office:value-type="percentage" office:value="0.0714285714285714" calcext:value-type="percentage">
            <text:p>7,14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5]*[.$T$11]" office:value-type="float" office:value="0.45" calcext:value-type="float">
            <text:p>0,45</text:p>
          </table:table-cell>
          <table:table-cell table:style-name="ce67" table:formula="of:=[.F5]*[.$T$11]" office:value-type="float" office:value="0.45" calcext:value-type="float">
            <text:p>0,45</text:p>
          </table:table-cell>
          <table:table-cell table:formula="of:=[.K5]*[.$T$11]" office:value-type="float" office:value="0.642857142857143" calcext:value-type="float">
            <text:p>0,642857142857143</text:p>
          </table:table-cell>
          <table:table-cell table:formula="of:=SUM([.L5];[.N5])" office:value-type="float" office:value="1" calcext:value-type="float">
            <text:p>1</text:p>
          </table:table-cell>
          <table:table-cell table:style-name="ce63" table:formula="of:=[.F5]*[.$T$11]" office:value-type="float" office:value="0.45" calcext:value-type="float">
            <text:p>0,45</text:p>
          </table:table-cell>
          <table:table-cell table:style-name="ce63" table:formula="of:=[.G5]*[.$T$11]" office:value-type="float" office:value="0.620689655172414" calcext:value-type="float">
            <text:p>0,620689655172414</text:p>
          </table:table-cell>
          <table:table-cell table:style-name="ce63" table:formula="of:=[.K5]*[.$T$11]" office:value-type="float" office:value="0.642857142857143" calcext:value-type="float">
            <text:p>0,642857142857143</text:p>
          </table:table-cell>
          <table:table-cell table:formula="of:=[.U5]-[.$T5]" office:value-type="float" office:value="-0.55" calcext:value-type="float">
            <text:p>-0,55</text:p>
          </table:table-cell>
          <table:table-cell table:formula="of:=[.V5]-[.$T5]" office:value-type="float" office:value="-0.379310344827586" calcext:value-type="float">
            <text:p>-0,379310344827586</text:p>
          </table:table-cell>
          <table:table-cell table:formula="of:=[.W5]-[.$T5]" office:value-type="float" office:value="-0.357142857142857" calcext:value-type="float">
            <text:p>-0,357142857142857</text:p>
          </table:table-cell>
          <table:table-cell/>
          <table:table-cell table:style-name="ce96" table:formula="of:=[.T5]*100/[.U5]" office:value-type="float" office:value="222.222222222222" calcext:value-type="float">
            <text:p>222,222222222222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Sinhué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6:.E6])/[.$D$11]" office:value-type="percentage" office:value="0.05" calcext:value-type="percentage">
            <text:p>5,00 %</text:p>
          </table:table-cell>
          <table:table-cell table:style-name="ce61" table:formula="of:=SUM([.B6:.E6])/(SUM([.$B$11:.$D$11]))" office:value-type="percentage" office:value="0.0689655172413793" calcext:value-type="percentage">
            <text:p>6,90 %</text:p>
          </table:table-cell>
          <table:table-cell table:formula="of:=ROUND([.D6]/2)" office:value-type="float" office:value="1" calcext:value-type="float">
            <text:p>1</text:p>
          </table:table-cell>
          <table:table-cell table:formula="of:=ROUND([.E6]/2)" office:value-type="float" office:value="0" calcext:value-type="float">
            <text:p>0</text:p>
          </table:table-cell>
          <table:table-cell table:formula="of:=SUM([.H6:.I6])" office:value-type="float" office:value="1" calcext:value-type="float">
            <text:p>1</text:p>
          </table:table-cell>
          <table:table-cell table:style-name="ce64" table:formula="of:=[.J6]/[.$J$11]" office:value-type="percentage" office:value="0.0714285714285714" calcext:value-type="percentage">
            <text:p>7,14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6]*[.$T$11]" office:value-type="float" office:value="0.45" calcext:value-type="float">
            <text:p>0,45</text:p>
          </table:table-cell>
          <table:table-cell table:style-name="ce67" table:formula="of:=[.F6]*[.$T$11]" office:value-type="float" office:value="0.45" calcext:value-type="float">
            <text:p>0,45</text:p>
          </table:table-cell>
          <table:table-cell table:formula="of:=[.K6]*[.$T$11]" office:value-type="float" office:value="0.642857142857143" calcext:value-type="float">
            <text:p>0,642857142857143</text:p>
          </table:table-cell>
          <table:table-cell table:formula="of:=SUM([.L6];[.N6])" office:value-type="float" office:value="1" calcext:value-type="float">
            <text:p>1</text:p>
          </table:table-cell>
          <table:table-cell table:style-name="ce63" table:formula="of:=[.F6]*[.$T$11]" office:value-type="float" office:value="0.45" calcext:value-type="float">
            <text:p>0,45</text:p>
          </table:table-cell>
          <table:table-cell table:style-name="ce63" table:formula="of:=[.G6]*[.$T$11]" office:value-type="float" office:value="0.620689655172414" calcext:value-type="float">
            <text:p>0,620689655172414</text:p>
          </table:table-cell>
          <table:table-cell table:style-name="ce63" table:formula="of:=[.K6]*[.$T$11]" office:value-type="float" office:value="0.642857142857143" calcext:value-type="float">
            <text:p>0,642857142857143</text:p>
          </table:table-cell>
          <table:table-cell table:formula="of:=[.U6]-[.$T6]" office:value-type="float" office:value="-0.55" calcext:value-type="float">
            <text:p>-0,55</text:p>
          </table:table-cell>
          <table:table-cell table:formula="of:=[.V6]-[.$T6]" office:value-type="float" office:value="-0.379310344827586" calcext:value-type="float">
            <text:p>-0,379310344827586</text:p>
          </table:table-cell>
          <table:table-cell table:formula="of:=[.W6]-[.$T6]" office:value-type="float" office:value="-0.357142857142857" calcext:value-type="float">
            <text:p>-0,357142857142857</text:p>
          </table:table-cell>
          <table:table-cell/>
          <table:table-cell table:style-name="ce96" table:formula="of:=[.T6]*100/[.U6]" office:value-type="float" office:value="222.222222222222" calcext:value-type="float">
            <text:p>222,222222222222</text:p>
          </table:table-cell>
          <table:table-cell table:style-name="ce67"/>
          <table:table-cell table:number-columns-repeated="995"/>
        </table:table-row>
        <table:table-row table:style-name="ro2">
          <table:table-cell office:value-type="string" calcext:value-type="string">
            <text:p>Raf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7:.E7])/[.$D$11]" office:value-type="percentage" office:value="0.05" calcext:value-type="percentage">
            <text:p>5,00 %</text:p>
          </table:table-cell>
          <table:table-cell table:style-name="ce61" table:formula="of:=SUM([.B7:.E7])/(SUM([.$B$11:.$D$11]))" office:value-type="percentage" office:value="0.0689655172413793" calcext:value-type="percentage">
            <text:p>6,90 %</text:p>
          </table:table-cell>
          <table:table-cell table:formula="of:=ROUND([.D7]/2)" office:value-type="float" office:value="1" calcext:value-type="float">
            <text:p>1</text:p>
          </table:table-cell>
          <table:table-cell table:formula="of:=ROUND([.E2]/2)" office:value-type="float" office:value="0" calcext:value-type="float">
            <text:p>0</text:p>
          </table:table-cell>
          <table:table-cell table:formula="of:=SUM([.H7:.I7])" office:value-type="float" office:value="1" calcext:value-type="float">
            <text:p>1</text:p>
          </table:table-cell>
          <table:table-cell table:style-name="ce64" table:formula="of:=[.J7]/[.$J$11]" office:value-type="percentage" office:value="0.0714285714285714" calcext:value-type="percentage">
            <text:p>7,14%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7]*[.$T$11]" office:value-type="float" office:value="0.45" calcext:value-type="float">
            <text:p>0,45</text:p>
          </table:table-cell>
          <table:table-cell table:style-name="ce67" table:formula="of:=[.F7]*[.$T$11]" office:value-type="float" office:value="0.45" calcext:value-type="float">
            <text:p>0,45</text:p>
          </table:table-cell>
          <table:table-cell table:formula="of:=[.K7]*[.$T$11]" office:value-type="float" office:value="0.642857142857143" calcext:value-type="float">
            <text:p>0,642857142857143</text:p>
          </table:table-cell>
          <table:table-cell table:formula="of:=SUM([.L7];[.N7])" office:value-type="float" office:value="1" calcext:value-type="float">
            <text:p>1</text:p>
          </table:table-cell>
          <table:table-cell table:style-name="ce63" table:formula="of:=[.F7]*[.$T$11]" office:value-type="float" office:value="0.45" calcext:value-type="float">
            <text:p>0,45</text:p>
          </table:table-cell>
          <table:table-cell table:style-name="ce63" table:formula="of:=[.G7]*[.$T$11]" office:value-type="float" office:value="0.620689655172414" calcext:value-type="float">
            <text:p>0,620689655172414</text:p>
          </table:table-cell>
          <table:table-cell table:style-name="ce63" table:formula="of:=[.K7]*[.$T$11]" office:value-type="float" office:value="0.642857142857143" calcext:value-type="float">
            <text:p>0,642857142857143</text:p>
          </table:table-cell>
          <table:table-cell table:formula="of:=[.U7]-[.$T7]" office:value-type="float" office:value="-0.55" calcext:value-type="float">
            <text:p>-0,55</text:p>
          </table:table-cell>
          <table:table-cell table:formula="of:=[.V7]-[.$T7]" office:value-type="float" office:value="-0.379310344827586" calcext:value-type="float">
            <text:p>-0,379310344827586</text:p>
          </table:table-cell>
          <table:table-cell table:formula="of:=[.W7]-[.$T7]" office:value-type="float" office:value="-0.357142857142857" calcext:value-type="float">
            <text:p>-0,357142857142857</text:p>
          </table:table-cell>
          <table:table-cell table:formula="of:=[.T7]/[.$T$11]" office:value-type="float" office:value="0.111111111111111" calcext:value-type="float">
            <text:p>0,111111111111111</text:p>
          </table:table-cell>
          <table:table-cell table:style-name="ce96" table:formula="of:=[.T7]*100/[.U7]" office:value-type="float" office:value="222.222222222222" calcext:value-type="float">
            <text:p>222,222222222222</text:p>
          </table:table-cell>
          <table:table-cell table:style-name="ce67" table:formula="of:=[.AB7]-100" office:value-type="float" office:value="122.222222222222" calcext:value-type="float">
            <text:p>122,222222222222</text:p>
          </table:table-cell>
          <table:table-cell table:formula="of:=([.U7]-1)/10" office:value-type="float" office:value="-0.055" calcext:value-type="float">
            <text:p>-0,0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Lour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8:.E8])/[.$D$11]" office:value-type="percentage" office:value="0.05" calcext:value-type="percentage">
            <text:p>5,00 %</text:p>
          </table:table-cell>
          <table:table-cell table:style-name="ce61" table:formula="of:=SUM([.B8:.E8])/(SUM([.$B$11:.$D$11]))" office:value-type="percentage" office:value="0.0689655172413793" calcext:value-type="percentage">
            <text:p>6,90 %</text:p>
          </table:table-cell>
          <table:table-cell table:formula="of:=ROUND([.D8]/2)" office:value-type="float" office:value="1" calcext:value-type="float">
            <text:p>1</text:p>
          </table:table-cell>
          <table:table-cell table:formula="of:=ROUND([.E8]/2)" office:value-type="float" office:value="0" calcext:value-type="float">
            <text:p>0</text:p>
          </table:table-cell>
          <table:table-cell table:formula="of:=SUM([.H8:.I8])" office:value-type="float" office:value="1" calcext:value-type="float">
            <text:p>1</text:p>
          </table:table-cell>
          <table:table-cell table:style-name="ce64" table:formula="of:=[.J8]/[.$J$11]" office:value-type="percentage" office:value="0.0714285714285714" calcext:value-type="percentage">
            <text:p>7,14%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8]*[.$T$11]" office:value-type="float" office:value="0.45" calcext:value-type="float">
            <text:p>0,45</text:p>
          </table:table-cell>
          <table:table-cell table:style-name="ce67" table:formula="of:=[.F8]*[.$T$11]" office:value-type="float" office:value="0.45" calcext:value-type="float">
            <text:p>0,45</text:p>
          </table:table-cell>
          <table:table-cell table:formula="of:=[.K8]*[.$T$11]" office:value-type="float" office:value="0.642857142857143" calcext:value-type="float">
            <text:p>0,642857142857143</text:p>
          </table:table-cell>
          <table:table-cell table:formula="of:=SUM([.L8];[.N8])" office:value-type="float" office:value="0" calcext:value-type="float">
            <text:p>0</text:p>
          </table:table-cell>
          <table:table-cell table:style-name="ce63" table:formula="of:=[.F8]*[.$T$11]" office:value-type="float" office:value="0.45" calcext:value-type="float">
            <text:p>0,45</text:p>
          </table:table-cell>
          <table:table-cell table:style-name="ce63" table:formula="of:=[.G8]*[.$T$11]" office:value-type="float" office:value="0.620689655172414" calcext:value-type="float">
            <text:p>0,620689655172414</text:p>
          </table:table-cell>
          <table:table-cell table:style-name="ce63" table:formula="of:=[.K8]*[.$T$11]" office:value-type="float" office:value="0.642857142857143" calcext:value-type="float">
            <text:p>0,642857142857143</text:p>
          </table:table-cell>
          <table:table-cell table:formula="of:=[.U8]-[.$T8]" office:value-type="float" office:value="0.45" calcext:value-type="float">
            <text:p>0,45</text:p>
          </table:table-cell>
          <table:table-cell table:formula="of:=[.V8]-[.$T8]" office:value-type="float" office:value="0.620689655172414" calcext:value-type="float">
            <text:p>0,620689655172414</text:p>
          </table:table-cell>
          <table:table-cell table:formula="of:=[.W8]-[.$T8]" office:value-type="float" office:value="0.642857142857143" calcext:value-type="float">
            <text:p>0,642857142857143</text:p>
          </table:table-cell>
          <table:table-cell table:formula="of:=[.T8]/[.$T$11]" office:value-type="float" office:value="0" calcext:value-type="float">
            <text:p>0</text:p>
          </table:table-cell>
          <table:table-cell table:style-name="ce96" table:formula="of:=[.T8]*100/[.U8]" office:value-type="float" office:value="0" calcext:value-type="float">
            <text:p>0</text:p>
          </table:table-cell>
          <table:table-cell table:style-name="ce67" table:formula="of:=[.AB8]-100" office:value-type="float" office:value="-100" calcext:value-type="float">
            <text:p>-100</text:p>
          </table:table-cell>
          <table:table-cell table:formula="of:=([.U8]-1)/10" office:value-type="float" office:value="-0.055" calcext:value-type="float">
            <text:p>-0,0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Ja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1" table:formula="of:=SUM([.D9:.E9])/[.$D$11]" office:value-type="percentage" office:value="0.05" calcext:value-type="percentage">
            <text:p>5,00 %</text:p>
          </table:table-cell>
          <table:table-cell table:style-name="ce61" table:formula="of:=SUM([.B9:.E9])/(SUM([.$B$11:.$D$11]))" office:value-type="percentage" office:value="0.0689655172413793" calcext:value-type="percentage">
            <text:p>6,90 %</text:p>
          </table:table-cell>
          <table:table-cell table:formula="of:=ROUND([.D9]/2)" office:value-type="float" office:value="1" calcext:value-type="float">
            <text:p>1</text:p>
          </table:table-cell>
          <table:table-cell table:formula="of:=ROUND([.E9]/2)" office:value-type="float" office:value="0" calcext:value-type="float">
            <text:p>0</text:p>
          </table:table-cell>
          <table:table-cell table:formula="of:=SUM([.H9:.I9])" office:value-type="float" office:value="1" calcext:value-type="float">
            <text:p>1</text:p>
          </table:table-cell>
          <table:table-cell table:style-name="ce64" table:formula="of:=[.J9]/[.$J$11]" office:value-type="percentage" office:value="0.0714285714285714" calcext:value-type="percentage">
            <text:p>7,14%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9]*[.$T$11]" office:value-type="float" office:value="0.45" calcext:value-type="float">
            <text:p>0,45</text:p>
          </table:table-cell>
          <table:table-cell table:style-name="ce67" table:formula="of:=[.F9]*[.$T$11]" office:value-type="float" office:value="0.45" calcext:value-type="float">
            <text:p>0,45</text:p>
          </table:table-cell>
          <table:table-cell table:formula="of:=[.K9]*[.$T$11]" office:value-type="float" office:value="0.642857142857143" calcext:value-type="float">
            <text:p>0,642857142857143</text:p>
          </table:table-cell>
          <table:table-cell table:formula="of:=SUM([.L9];[.N9])" office:value-type="float" office:value="0" calcext:value-type="float">
            <text:p>0</text:p>
          </table:table-cell>
          <table:table-cell table:style-name="ce63" table:formula="of:=[.F9]*[.$T$11]" office:value-type="float" office:value="0.45" calcext:value-type="float">
            <text:p>0,45</text:p>
          </table:table-cell>
          <table:table-cell table:style-name="ce63" table:formula="of:=[.G9]*[.$T$11]" office:value-type="float" office:value="0.620689655172414" calcext:value-type="float">
            <text:p>0,620689655172414</text:p>
          </table:table-cell>
          <table:table-cell table:style-name="ce63" table:formula="of:=[.K9]*[.$T$11]" office:value-type="float" office:value="0.642857142857143" calcext:value-type="float">
            <text:p>0,642857142857143</text:p>
          </table:table-cell>
          <table:table-cell table:formula="of:=[.U9]-[.$T9]" office:value-type="float" office:value="0.45" calcext:value-type="float">
            <text:p>0,45</text:p>
          </table:table-cell>
          <table:table-cell table:formula="of:=[.V9]-[.$T9]" office:value-type="float" office:value="0.620689655172414" calcext:value-type="float">
            <text:p>0,620689655172414</text:p>
          </table:table-cell>
          <table:table-cell table:formula="of:=[.W9]-[.$T9]" office:value-type="float" office:value="0.642857142857143" calcext:value-type="float">
            <text:p>0,642857142857143</text:p>
          </table:table-cell>
          <table:table-cell table:formula="of:=[.T9]/[.$T$11]" office:value-type="float" office:value="0" calcext:value-type="float">
            <text:p>0</text:p>
          </table:table-cell>
          <table:table-cell table:style-name="ce96" table:formula="of:=[.T9]*100/[.U9]" office:value-type="float" office:value="0" calcext:value-type="float">
            <text:p>0</text:p>
          </table:table-cell>
          <table:table-cell table:style-name="ce67" table:formula="of:=[.AB9]-100" office:value-type="float" office:value="-100" calcext:value-type="float">
            <text:p>-100</text:p>
          </table:table-cell>
          <table:table-cell table:formula="of:=([.U9]-1)/10" office:value-type="float" office:value="-0.055" calcext:value-type="float">
            <text:p>-0,0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Aguil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0"/>
          <table:table-cell table:style-name="ce61" table:formula="of:=SUM([.D10:.E10])/[.$D$11]" office:value-type="percentage" office:value="0.05" calcext:value-type="percentage">
            <text:p>5,00 %</text:p>
          </table:table-cell>
          <table:table-cell table:style-name="ce61" table:formula="of:=SUM([.B10:.E10])/(SUM([.$B$11:.$D$11]))" office:value-type="percentage" office:value="0.0689655172413793" calcext:value-type="percentage">
            <text:p>6,90 %</text:p>
          </table:table-cell>
          <table:table-cell table:formula="of:=ROUND([.D10]/2)" office:value-type="float" office:value="1" calcext:value-type="float">
            <text:p>1</text:p>
          </table:table-cell>
          <table:table-cell table:formula="of:=ROUND([.E10]/2)" office:value-type="float" office:value="0" calcext:value-type="float">
            <text:p>0</text:p>
          </table:table-cell>
          <table:table-cell table:formula="of:=SUM([.H10:.I10])" office:value-type="float" office:value="1" calcext:value-type="float">
            <text:p>1</text:p>
          </table:table-cell>
          <table:table-cell table:style-name="ce64" table:formula="of:=[.J10]/[.$J$11]" office:value-type="percentage" office:value="0.0714285714285714" calcext:value-type="percentage">
            <text:p>7,14%</text:p>
          </table:table-cell>
          <table:table-cell table:style-name="ce6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/>
          <table:table-cell table:formula="of:=[.F10]*[.$T$11]" office:value-type="float" office:value="0.45" calcext:value-type="float">
            <text:p>0,45</text:p>
          </table:table-cell>
          <table:table-cell table:style-name="ce67" table:formula="of:=[.F10]*[.$T$11]" office:value-type="float" office:value="0.45" calcext:value-type="float">
            <text:p>0,45</text:p>
          </table:table-cell>
          <table:table-cell table:formula="of:=[.K10]*[.$T$11]" office:value-type="float" office:value="0.642857142857143" calcext:value-type="float">
            <text:p>0,642857142857143</text:p>
          </table:table-cell>
          <table:table-cell table:formula="of:=SUM([.L10];[.N10])" office:value-type="float" office:value="0" calcext:value-type="float">
            <text:p>0</text:p>
          </table:table-cell>
          <table:table-cell table:style-name="ce63" table:formula="of:=[.F10]*[.$T$11]" office:value-type="float" office:value="0.45" calcext:value-type="float">
            <text:p>0,45</text:p>
          </table:table-cell>
          <table:table-cell table:style-name="ce63" table:formula="of:=[.G10]*[.$T$11]" office:value-type="float" office:value="0.620689655172414" calcext:value-type="float">
            <text:p>0,620689655172414</text:p>
          </table:table-cell>
          <table:table-cell table:style-name="ce63" table:formula="of:=[.K10]*[.$T$11]" office:value-type="float" office:value="0.642857142857143" calcext:value-type="float">
            <text:p>0,642857142857143</text:p>
          </table:table-cell>
          <table:table-cell table:formula="of:=[.U10]-[.$T10]" office:value-type="float" office:value="0.45" calcext:value-type="float">
            <text:p>0,45</text:p>
          </table:table-cell>
          <table:table-cell table:formula="of:=[.V10]-[.$T10]" office:value-type="float" office:value="0.620689655172414" calcext:value-type="float">
            <text:p>0,620689655172414</text:p>
          </table:table-cell>
          <table:table-cell table:formula="of:=[.W10]-[.$T10]" office:value-type="float" office:value="0.642857142857143" calcext:value-type="float">
            <text:p>0,642857142857143</text:p>
          </table:table-cell>
          <table:table-cell table:formula="of:=[.T10]/[.$T$11]" office:value-type="float" office:value="0" calcext:value-type="float">
            <text:p>0</text:p>
          </table:table-cell>
          <table:table-cell table:style-name="ce96" table:formula="of:=[.T10]*100/[.U10]" office:value-type="float" office:value="0" calcext:value-type="float">
            <text:p>0</text:p>
          </table:table-cell>
          <table:table-cell table:style-name="ce67" table:formula="of:=[.AB10]-100" office:value-type="float" office:value="-100" calcext:value-type="float">
            <text:p>-100</text:p>
          </table:table-cell>
          <table:table-cell table:formula="of:=([.U10]-1)/10" office:value-type="float" office:value="-0.055" calcext:value-type="float">
            <text:p>-0,05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tal CURSO</text:p>
          </table:table-cell>
          <table:table-cell table:formula="of:=SUM([.B2:.B10])" office:value-type="float" office:value="9" calcext:value-type="float">
            <text:p>9</text:p>
          </table:table-cell>
          <table:table-cell table:style-name="ce58" table:formula="of:=SUM([.C2:.C10])" office:value-type="float" office:value="0" calcext:value-type="float">
            <text:p>0</text:p>
          </table:table-cell>
          <table:table-cell table:formula="of:=SUM([.D2:.E10])" office:value-type="float" office:value="20" calcext:value-type="float">
            <text:p>20</text:p>
          </table:table-cell>
          <table:table-cell/>
          <table:table-cell table:style-name="ce62" table:formula="of:=SUM([.F2:.F10])" office:value-type="percentage" office:value="1" calcext:value-type="percentage">
            <text:p>100,00 %</text:p>
          </table:table-cell>
          <table:table-cell table:style-name="ce62" table:formula="of:=SUM([.G2:.G10])" office:value-type="percentage" office:value="1" calcext:value-type="percentage">
            <text:p>100,00 %</text:p>
          </table:table-cell>
          <table:table-cell table:formula="of:=SUM([.H2:.H10])" office:value-type="float" office:value="14" calcext:value-type="float">
            <text:p>14</text:p>
          </table:table-cell>
          <table:table-cell table:formula="of:=SUM([.I2:.I10])" office:value-type="float" office:value="0" calcext:value-type="float">
            <text:p>0</text:p>
          </table:table-cell>
          <table:table-cell table:formula="of:=SUM([.J2:.J10])" office:value-type="float" office:value="14" calcext:value-type="float">
            <text:p>14</text:p>
          </table:table-cell>
          <table:table-cell table:style-name="ce65" table:formula="of:=SUM([.K2:.K10])" office:value-type="percentage" office:value="1" calcext:value-type="percentage">
            <text:p>100,00%</text:p>
          </table:table-cell>
          <table:table-cell table:number-columns-repeated="2"/>
          <table:table-cell table:formula="of:=SUM([.N2:.N10])" office:value-type="float" office:value="0" calcext:value-type="float">
            <text:p>0</text:p>
          </table:table-cell>
          <table:table-cell table:formula="of:=SUM([.O2:.O10])" office:value-type="float" office:value="4" calcext:value-type="float">
            <text:p>4</text:p>
          </table:table-cell>
          <table:table-cell table:formula="of:=SUM([.P2:.P10])" office:value-type="float" office:value="4" calcext:value-type="float">
            <text:p>4</text:p>
          </table:table-cell>
          <table:table-cell table:formula="of:=SUM([.Q2:.Q10])" office:value-type="float" office:value="9" calcext:value-type="float">
            <text:p>9</text:p>
          </table:table-cell>
          <table:table-cell table:formula="of:=SUM([.R2:.R10])" office:value-type="float" office:value="9" calcext:value-type="float">
            <text:p>9</text:p>
          </table:table-cell>
          <table:table-cell table:formula="of:=SUM([.S2:.S10])" office:value-type="float" office:value="9" calcext:value-type="float">
            <text:p>9</text:p>
          </table:table-cell>
          <table:table-cell table:style-name="ce68" table:formula="of:=SUM([.T2:.T10])" office:value-type="float" office:value="9" calcext:value-type="float">
            <text:p>9</text:p>
          </table:table-cell>
          <table:table-cell table:formula="of:=SUM([.U2:.U10])" office:value-type="float" office:value="9" calcext:value-type="float">
            <text:p>9</text:p>
          </table:table-cell>
          <table:table-cell table:formula="of:=SUM([.V2:.V10])" office:value-type="float" office:value="9" calcext:value-type="float">
            <text:p>9</text:p>
          </table:table-cell>
          <table:table-cell table:formula="of:=SUM([.W2:.W10])" office:value-type="float" office:value="9.00000000000001" calcext:value-type="float">
            <text:p>9,00000000000001</text:p>
          </table:table-cell>
          <table:table-cell table:style-name="Default" table:formula="of:=SUM([.X2:.X10])" office:value-type="float" office:value="0" calcext:value-type="float">
            <text:p>0</text:p>
          </table:table-cell>
          <table:table-cell table:style-name="Default" table:formula="of:=SUM([.Y2:.Y10])" office:value-type="float" office:value="-2.22044604925031E-016" calcext:value-type="float">
            <text:p>-2,22044604925031E-16</text:p>
          </table:table-cell>
          <table:table-cell table:style-name="Default" table:formula="of:=SUM([.Z2:.Z10])" office:value-type="float" office:value="-8.88178419700125E-016" calcext:value-type="float">
            <text:p>-8,88178419700125E-16</text:p>
          </table:table-cell>
          <table:table-cell/>
          <table:table-cell table:formula="of:=media([.AB7:.AB10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2">
          <table:table-cell table:number-columns-repeated="20"/>
          <table:table-cell table:style-name="ce70" table:formula="of:=MAX([.U2:.U10])" office:value-type="float" office:value="5.4" calcext:value-type="float">
            <text:p>5,4</text:p>
          </table:table-cell>
          <table:table-cell table:style-name="ce70" table:formula="of:=MAX([.V2:.V10])" office:value-type="float" office:value="4.03448275862069" calcext:value-type="float">
            <text:p>4,03448275862069</text:p>
          </table:table-cell>
          <table:table-cell table:style-name="ce70" table:formula="of:=MAX([.W2:.W10])" office:value-type="float" office:value="3.85714285714286" calcext:value-type="float">
            <text:p>3,85714285714286</text:p>
          </table:table-cell>
          <table:table-cell table:style-name="ce70" table:formula="of:=MAX([.X2:.X10])" office:value-type="float" office:value="1.4" calcext:value-type="float">
            <text:p>1,4</text:p>
          </table:table-cell>
          <table:table-cell table:style-name="ce75" table:formula="of:=MAX([.Y2:.Y10])" office:value-type="float" office:value="0.620689655172414" calcext:value-type="float">
            <text:p>0,620689655172414</text:p>
          </table:table-cell>
          <table:table-cell table:style-name="ce78" table:formula="of:=MAX([.Z2:.Z10])" office:value-type="float" office:value="0.642857142857143" calcext:value-type="float">
            <text:p>0,64285714285714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Total de 30</text:p>
          </table:table-cell>
          <table:table-cell table:formula="of:=[.B11]+3" office:value-type="float" office:value="12" calcext:value-type="float">
            <text:p>12</text:p>
          </table:table-cell>
          <table:table-cell/>
          <table:table-cell table:formula="of:=[.D11]+4" office:value-type="float" office:value="24" calcext:value-type="float">
            <text:p>24</text:p>
          </table:table-cell>
          <table:table-cell table:number-columns-repeated="16"/>
          <table:table-cell table:style-name="ce70" table:formula="of:=MIN([.U2:.U10])" office:value-type="float" office:value="0.45" calcext:value-type="float">
            <text:p>0,45</text:p>
          </table:table-cell>
          <table:table-cell table:style-name="ce70" table:formula="of:=MIN([.V2:.V10])" office:value-type="float" office:value="0.620689655172414" calcext:value-type="float">
            <text:p>0,620689655172414</text:p>
          </table:table-cell>
          <table:table-cell table:style-name="ce70" table:formula="of:=MIN([.W2:.W10])" office:value-type="float" office:value="0.642857142857143" calcext:value-type="float">
            <text:p>0,642857142857143</text:p>
          </table:table-cell>
          <table:table-cell table:style-name="ce70" table:formula="of:=MIN([.X2:.X10])" office:value-type="float" office:value="-0.55" calcext:value-type="float">
            <text:p>-0,55</text:p>
          </table:table-cell>
          <table:table-cell table:style-name="ce75" table:formula="of:=MIN([.Y2:.Y10])" office:value-type="float" office:value="-0.379310344827586" calcext:value-type="float">
            <text:p>-0,379310344827586</text:p>
          </table:table-cell>
          <table:table-cell table:style-name="ce78" table:formula="of:=MIN([.Z2:.Z10])" office:value-type="float" office:value="-0.357142857142857" calcext:value-type="float">
            <text:p>-0,357142857142857</text:p>
          </table:table-cell>
          <table:table-cell table:number-columns-repeated="998"/>
        </table:table-row>
        <table:table-row table:style-name="ro2">
          <table:table-cell table:number-columns-repeated="20"/>
          <table:table-cell table:formula="of:=[.U12]/[.$T$11]" office:value-type="float" office:value="0.6" calcext:value-type="float">
            <text:p>0,6</text:p>
          </table:table-cell>
          <table:table-cell table:formula="of:=[.V12]/[.$T$11]" office:value-type="float" office:value="0.448275862068966" calcext:value-type="float">
            <text:p>0,448275862068966</text:p>
          </table:table-cell>
          <table:table-cell table:formula="of:=[.W12]/[.$T$11]" office:value-type="float" office:value="0.428571428571429" calcext:value-type="float">
            <text:p>0,428571428571429</text:p>
          </table:table-cell>
          <table:table-cell table:style-name="Default" table:formula="of:=[.X12]/[.$T$11]" office:value-type="float" office:value="0.155555555555555" calcext:value-type="float">
            <text:p>0,155555555555555</text:p>
          </table:table-cell>
          <table:table-cell table:style-name="Default" table:formula="of:=[.Y12]/[.$T$11]" office:value-type="float" office:value="0.0689655172413793" calcext:value-type="float">
            <text:p>0,068965517241379</text:p>
          </table:table-cell>
          <table:table-cell table:style-name="Default" table:formula="of:=[.Z12]/[.$T$11]" office:value-type="float" office:value="0.0714285714285714" calcext:value-type="float">
            <text:p>0,071428571428571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1º DAW</text:p>
          </table:table-cell>
          <table:table-cell table:style-name="ce57" table:number-columns-repeated="2"/>
          <table:table-cell table:number-columns-repeated="3"/>
          <table:table-cell table:style-name="ce63" office:value-type="string" calcext:value-type="string">
            <text:p>CRITERIOS</text:p>
          </table:table-cell>
          <table:table-cell table:number-columns-repeated="16"/>
          <table:table-cell table:style-name="Default" table:formula="of:=[.X13]/[.$T$11]" office:value-type="float" office:value="-0.0611111111111111" calcext:value-type="float">
            <text:p>-0,061111111111111</text:p>
          </table:table-cell>
          <table:table-cell table:style-name="Default" table:formula="of:=[.Y13]/[.$T$11]" office:value-type="float" office:value="-0.0421455938697318" calcext:value-type="float">
            <text:p>-0,042145593869732</text:p>
          </table:table-cell>
          <table:table-cell table:style-name="Default" table:formula="of:=[.Z13]/[.$T$11]" office:value-type="float" office:value="-0.0396825396825397" calcext:value-type="float">
            <text:p>-0,03968253968254</text:p>
          </table:table-cell>
          <table:table-cell table:number-columns-repeated="998"/>
        </table:table-row>
        <table:table-row table:style-name="ro3">
          <table:table-cell table:style-name="ce55" office:value-type="string" calcext:value-type="string">
            <text:p>Smas Informátic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70" table:formula="of:=[.X12]-[.X13]" office:value-type="float" office:value="1.95" calcext:value-type="float">
            <text:p>1,95</text:p>
          </table:table-cell>
          <table:table-cell table:style-name="ce75" table:formula="of:=[.Y12]-[.Y13]" office:value-type="float" office:value="1" calcext:value-type="float">
            <text:p>1</text:p>
          </table:table-cell>
          <table:table-cell table:style-name="ce78" table:formula="of:=[.Z12]-[.Z13]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55" office:value-type="string" calcext:value-type="string">
            <text:p>Bases de Datos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0"/>
          <table:table-cell table:style-name="ce93" table:formula="of:=SUMIF([.X2:.X10];&quot;&lt;0&quot;)" office:value-type="float" office:value="-2.75" calcext:value-type="float">
            <text:p>-2,75</text:p>
          </table:table-cell>
          <table:table-cell table:style-name="ce93" table:formula="of:=SUMIF([.Y2:.Y10];&quot;&lt;0&quot;)" office:value-type="float" office:value="-1.89655172413793" calcext:value-type="float">
            <text:p>-1,89655172413793</text:p>
          </table:table-cell>
          <table:table-cell table:style-name="ce93" table:formula="of:=SUMIF([.Z2:.Z10];&quot;&lt;0&quot;)" office:value-type="float" office:value="-1.92857142857143" calcext:value-type="float">
            <text:p>-1,92857142857143</text:p>
          </table:table-cell>
          <table:table-cell office:value-type="string" calcext:value-type="string">
            <text:p>desEQUILIBRADO: Un profesor tiene casi todas las hores en segundo, debe tener más pi/fct, y no tiene asignación de pi/FCT</text:p>
          </table:table-cell>
          <table:table-cell table:number-columns-repeated="997"/>
        </table:table-row>
        <table:table-row table:style-name="ro2">
          <table:table-cell table:style-name="ce55" office:value-type="string" calcext:value-type="string">
            <text:p>Programación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0"/>
          <table:table-cell table:style-name="ce93" table:formula="of:=SUMIF([.X2:.X10];&quot;&gt;0&quot;)" office:value-type="float" office:value="2.75" calcext:value-type="float">
            <text:p>2,75</text:p>
          </table:table-cell>
          <table:table-cell table:style-name="ce93" table:formula="of:=SUMIF([.Y2:.Y10];&quot;&gt;0&quot;)" office:value-type="float" office:value="1.89655172413793" calcext:value-type="float">
            <text:p>1,89655172413793</text:p>
          </table:table-cell>
          <table:table-cell table:style-name="ce93" table:formula="of:=SUMIF([.Z2:.Z10];&quot;&gt;0&quot;)" office:value-type="float" office:value="1.92857142857143" calcext:value-type="float">
            <text:p>1,92857142857143</text:p>
          </table:table-cell>
          <table:table-cell table:number-columns-repeated="998"/>
        </table:table-row>
        <table:table-row table:style-name="ro5">
          <table:table-cell table:style-name="ce55" office:value-type="string" calcext:value-type="string">
            <text:p>Lenguajes de Marcas</text:p>
          </table:table-cell>
          <table:table-cell table:style-name="ce55" office:value-type="float" office:value="4" calcext:value-type="float">
            <text:p>4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5">
          <table:table-cell table:style-name="ce55" office:value-type="string" calcext:value-type="string">
            <text:p>Entornos desarrollo</text:p>
          </table:table-cell>
          <table:table-cell table:style-name="ce55" office:value-type="float" office:value="3" calcext:value-type="float">
            <text:p>3</text:p>
          </table:table-cell>
          <table:table-cell table:style-name="ce57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table:number-columns-repeated="3"/>
          <table:table-cell table:number-columns-repeated="20"/>
          <table:table-cell table:style-name="Default" table:number-columns-repeated="3"/>
          <table:table-cell table:number-columns-repeated="998"/>
        </table:table-row>
        <table:table-row table:style-name="ro2">
          <table:table-cell table:style-name="ce56" office:value-type="string" calcext:value-type="string">
            <text:p>Total CURSO</text:p>
          </table:table-cell>
          <table:table-cell table:style-name="ce56" table:formula="of:=SUM([.B16:.B20])" office:value-type="float" office:value="27" calcext:value-type="float">
            <text:p>27</text:p>
          </table:table-cell>
          <table:table-cell table:style-name="ce56" table:formula="of:=SUM([.C16:.C20])" office:value-type="float" office:value="12" calcext:value-type="float">
            <text:p>12</text:p>
          </table:table-cell>
          <table:table-cell table:number-columns-repeated="20"/>
          <table:table-cell table:style-name="Default" table:number-columns-repeated="3"/>
          <table:table-cell table:number-columns-repeated="998"/>
        </table:table-row>
        <calcext:conditional-formats>
          <calcext:conditional-format calcext:target-range-address="DAW_DESSSSSSSSSSSSequilibrado_2.AB2:DAW_DESSSSSSSSSSSSequilibrado_2.AB10">
            <calcext:color-scale>
              <calcext:color-scale-entry calcext:value="5" calcext:type="percentile" calcext:color="#ff0000"/>
              <calcext:color-scale-entry calcext:value="50" calcext:type="percentile" calcext:color="#ffff00"/>
              <calcext:color-scale-entry calcext:value="95" calcext:type="percentile" calcext:color="#00cc00"/>
            </calcext:color-scale>
          </calcext:conditional-format>
          <calcext:conditional-format calcext:target-range-address="DAW_DESSSSSSSSSSSSequilibrado_2.X2:DAW_DESSSSSSSSSSSSequilibrado_2.Z10">
            <calcext:condition calcext:apply-style-name="FONDO_VERDE" calcext:value="between(-0.5,+0.5)" calcext:base-cell-address="DAW_2IEQUILIBRADO.X2"/>
            <calcext:condition calcext:apply-style-name="FONDO_ROJO" calcext:value="&lt;0.5" calcext:base-cell-address="DAW_2IEQUILIBRADO.X2"/>
            <calcext:condition calcext:apply-style-name="FONDO_AZUL" calcext:value="&gt;0.5" calcext:base-cell-address="DAW_2IEQUILIBRADO.X2"/>
          </calcext:conditional-format>
          <calcext:conditional-format calcext:target-range-address="DAW_DESSSSSSSSSSSSequilibrado_2.X17:DAW_DESSSSSSSSSSSSequilibrado_2.Z18">
            <calcext:condition calcext:apply-style-name="FONDO_VERDE" calcext:value="between(-0.5,0.5)" calcext:base-cell-address="DAW_2IEQUILIBRADO.X17"/>
            <calcext:condition calcext:apply-style-name="FONDO_AZUL" calcext:value="&gt;0.5" calcext:base-cell-address="DAW_2IEQUILIBRADO.X17"/>
            <calcext:condition calcext:apply-style-name="FONDO_ROJO" calcext:value="&lt;0.5" calcext:base-cell-address="DAW_2IEQUILIBRADO.X17"/>
          </calcext:conditional-format>
        </calcext:conditional-formats>
      </table:table>
      <table:named-expressions/>
      <table:database-ranges>
        <table:database-range table:name="__Anonymous_Sheet_DB__0" table:target-range-address="DAW.AB2:DAW.AB10" table:contains-header="false" table:orientation="column"/>
        <table:database-range table:name="__Anonymous_Sheet_DB__1" table:target-range-address="ASIR.R2:ASIR.R10" table:contains-header="false" table:orientation="column"/>
        <table:database-range table:name="__Anonymous_Sheet_DB__2" table:target-range-address="DAW_ASIR.AB2:DAW_ASIR.AB10" table:contains-header="false" table:orientation="column"/>
        <table:database-range table:name="__Anonymous_Sheet_DB__3" table:target-range-address="DAW_2IEQUILIBRADO.AB2:DAW_2IEQUILIBRADO.AB10" table:contains-header="false" table:orientation="column"/>
        <table:database-range table:name="__Anonymous_Sheet_DB__4" table:target-range-address="DAW_DESSSSSSSSSSSSequilibrado.AB2:DAW_DESSSSSSSSSSSSequilibrado.AB10" table:contains-header="false" table:orientation="column"/>
        <table:database-range table:name="__Anonymous_Sheet_DB__5" table:target-range-address="DAW_DESSSSSSSSSSSSequilibrado_2.AB2:DAW_DESSSSSSSSSSSSequilibrado_2.AB10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FONDO_5f_VERDE" style:display-name="FONDO_VERDE" style:family="table-cell" style:parent-style-name="Default">
      <style:table-cell-properties fo:background-color="#00ff00"/>
    </style:style>
    <style:style style:name="FONDO_5f_ROJO" style:display-name="FONDO_ROJO" style:family="table-cell" style:parent-style-name="Default">
      <style:table-cell-properties fo:background-color="#ff0000"/>
    </style:style>
    <style:style style:name="FONDO_5f_AMARILLO" style:display-name="FONDO_AMARILLO" style:family="table-cell" style:parent-style-name="Default"/>
    <style:style style:name="FONDO_5f_AMARILLO2" style:display-name="FONDO_AMARILLO2" style:family="table-cell" style:parent-style-name="Default">
      <style:table-cell-properties fo:background-color="#ffff00"/>
    </style:style>
    <style:style style:name="FONDO_5f_AZUL" style:display-name="FONDO_AZUL" style:family="table-cell" style:parent-style-name="Default">
      <style:table-cell-properties fo:background-color="#3f3fb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19:01:43.5739218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0:22:10.830000000</meta:creation-date>
    <meta:generator>LibreOffice/6.0.4.2$MacOSX_X86_64 LibreOffice_project/9b0d9b32d5dcda91d2f1a96dc04c645c450872bf</meta:generator>
    <dc:date>2018-05-27T19:16:53.074448168</dc:date>
    <meta:editing-duration>P2DT9H1M41S</meta:editing-duration>
    <meta:editing-cycles>12</meta:editing-cycles>
    <meta:document-statistic meta:table-count="6" meta:cell-count="1804" meta:object-count="0"/>
  </office:meta>
</office:document-meta>
</file>